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6083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1c1c1c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ext-properties style:font-name="FreeSans"/>
    </style:style>
    <style:style style:name="ce4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4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H60]+[.N60]+[.T60]+[.Z60]+[.AF6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string" office:string-value="" calcext:value-type="error">
            <text:p>#REF!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string" office:string-value="" calcext:value-type="error">
            <text:p>#REF!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string" office:string-value="" calcext:value-type="error">
            <text:p>#REF!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string" office:string-value="" calcext:value-type="error">
            <text:p>#REF!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H61]+[.N61]+[.T61]+[.Z61]+[.AF6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string" office:string-value="" calcext:value-type="error">
            <text:p>#REF!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string" office:string-value="" calcext:value-type="error">
            <text:p>#REF!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string" office:string-value="" calcext:value-type="error">
            <text:p>#REF!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string" office:string-value="" calcext:value-type="error">
            <text:p>#REF!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H62]+[.N62]+[.T62]+[.Z62]+[.AF6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string" office:string-value="" calcext:value-type="error">
            <text:p>#REF!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string" office:string-value="" calcext:value-type="error">
            <text:p>#REF!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string" office:string-value="" calcext:value-type="error">
            <text:p>#REF!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string" office:string-value="" calcext:value-type="error">
            <text:p>#REF!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H63]+[.N63]+[.T63]+[.Z63]+[.AF6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string" office:string-value="" calcext:value-type="error">
            <text:p>#REF!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string" office:string-value="" calcext:value-type="error">
            <text:p>#REF!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string" office:string-value="" calcext:value-type="error">
            <text:p>#REF!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string" office:string-value="" calcext:value-type="error">
            <text:p>#REF!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H64]+[.N64]+[.T64]+[.Z64]+[.AF6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string" office:string-value="" calcext:value-type="error">
            <text:p>#REF!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string" office:string-value="" calcext:value-type="error">
            <text:p>#REF!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string" office:string-value="" calcext:value-type="error">
            <text:p>#REF!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string" office:string-value="" calcext:value-type="error">
            <text:p>#REF!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H65]+[.N65]+[.T65]+[.Z65]+[.AF6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string" office:string-value="" calcext:value-type="error">
            <text:p>#REF!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string" office:string-value="" calcext:value-type="error">
            <text:p>#REF!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string" office:string-value="" calcext:value-type="error">
            <text:p>#REF!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string" office:string-value="" calcext:value-type="error">
            <text:p>#REF!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H66]+[.N66]+[.T66]+[.Z66]+[.AF66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string" office:string-value="" calcext:value-type="error">
            <text:p>#REF!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string" office:string-value="" calcext:value-type="error">
            <text:p>#REF!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string" office:string-value="" calcext:value-type="error">
            <text:p>#REF!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string" office:string-value="" calcext:value-type="error">
            <text:p>#REF!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H67]+[.N67]+[.T67]+[.Z67]+[.AF67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string" office:string-value="" calcext:value-type="error">
            <text:p>#REF!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string" office:string-value="" calcext:value-type="error">
            <text:p>#REF!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string" office:string-value="" calcext:value-type="error">
            <text:p>#REF!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string" office:string-value="" calcext:value-type="error">
            <text:p>#REF!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H68]+[.N68]+[.T68]+[.Z68]+[.AF68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string" office:string-value="" calcext:value-type="error">
            <text:p>#REF!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string" office:string-value="" calcext:value-type="error">
            <text:p>#REF!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string" office:string-value="" calcext:value-type="error">
            <text:p>#REF!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string" office:string-value="" calcext:value-type="error">
            <text:p>#REF!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H69]+[.N69]+[.T69]+[.Z69]+[.AF69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string" office:string-value="" calcext:value-type="error">
            <text:p>#REF!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string" office:string-value="" calcext:value-type="error">
            <text:p>#REF!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string" office:string-value="" calcext:value-type="error">
            <text:p>#REF!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string" office:string-value="" calcext:value-type="error">
            <text:p>#REF!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H70]+[.N70]+[.T70]+[.Z70]+[.AF7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string" office:string-value="" calcext:value-type="error">
            <text:p>#REF!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string" office:string-value="" calcext:value-type="error">
            <text:p>#REF!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string" office:string-value="" calcext:value-type="error">
            <text:p>#REF!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string" office:string-value="" calcext:value-type="error">
            <text:p>#REF!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H71]+[.N71]+[.T71]+[.Z71]+[.AF7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string" office:string-value="" calcext:value-type="error">
            <text:p>#REF!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string" office:string-value="" calcext:value-type="error">
            <text:p>#REF!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string" office:string-value="" calcext:value-type="error">
            <text:p>#REF!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string" office:string-value="" calcext:value-type="error">
            <text:p>#REF!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H72]+[.N72]+[.T72]+[.Z72]+[.AF7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string" office:string-value="" calcext:value-type="error">
            <text:p>#REF!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string" office:string-value="" calcext:value-type="error">
            <text:p>#REF!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string" office:string-value="" calcext:value-type="error">
            <text:p>#REF!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string" office:string-value="" calcext:value-type="error">
            <text:p>#REF!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H73]+[.N73]+[.T73]+[.Z73]+[.AF7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string" office:string-value="" calcext:value-type="error">
            <text:p>#REF!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string" office:string-value="" calcext:value-type="error">
            <text:p>#REF!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string" office:string-value="" calcext:value-type="error">
            <text:p>#REF!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string" office:string-value="" calcext:value-type="error">
            <text:p>#REF!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H74]+[.N74]+[.T74]+[.Z74]+[.AF7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string" office:string-value="" calcext:value-type="error">
            <text:p>#REF!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string" office:string-value="" calcext:value-type="error">
            <text:p>#REF!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string" office:string-value="" calcext:value-type="error">
            <text:p>#REF!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string" office:string-value="" calcext:value-type="error">
            <text:p>#REF!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H75]+[.N75]+[.T75]+[.Z75]+[.AF7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string" office:string-value="" calcext:value-type="error">
            <text:p>#REF!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string" office:string-value="" calcext:value-type="error">
            <text:p>#REF!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string" office:string-value="" calcext:value-type="error">
            <text:p>#REF!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string" office:string-value="" calcext:value-type="error">
            <text:p>#REF!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E128]+[.H128]+[.K128]+[.N128]+[.Q128]+[.T128]+[.W128];0)" office:value-type="string" office:string-value="" calcext:value-type="error">
            <text:p>#REF!</text:p>
          </table:table-cell>
          <table:table-cell/>
          <table:table-cell table:formula="of:=IF([.$A128]&gt;=[.$E$2];[.$E$2];[.$A128])" office:value-type="string" office:string-value="" calcext:value-type="error">
            <text:p>#REF!</text:p>
          </table:table-cell>
          <table:table-cell table:formula="of:=[.D128]*[.$G$2]" office:value-type="string" office:string-value="" calcext:value-type="error">
            <text:p>#REF!</text:p>
          </table:table-cell>
          <table:table-cell table:style-name="ce12"/>
          <table:table-cell table:formula="of:=IF([.$A128]&lt;[.$D$3];0;IF([.$A128]&gt;[.$E$3];[.$E$3]-[.$D$3];[.$A128]-[.$D$3]))" office:value-type="string" office:string-value="" calcext:value-type="error">
            <text:p>#REF!</text:p>
          </table:table-cell>
          <table:table-cell table:formula="of:=[.G128]*[.$G$3]" office:value-type="string" office:string-value="" calcext:value-type="error">
            <text:p>#REF!</text:p>
          </table:table-cell>
          <table:table-cell/>
          <table:table-cell table:formula="of:=IF([.$A128]&lt;[.$D$4];0;IF([.$A128]&gt;[.$E$4];[.$E$4]-[.$D$4];[.$A128]-[.$D$4]))" office:value-type="string" office:string-value="" calcext:value-type="error">
            <text:p>#REF!</text:p>
          </table:table-cell>
          <table:table-cell table:formula="of:=[.J128]*[.$G$4]" office:value-type="string" office:string-value="" calcext:value-type="error">
            <text:p>#REF!</text:p>
          </table:table-cell>
          <table:table-cell/>
          <table:table-cell table:formula="of:=IF([.$A128]&lt;[.$D$5];0;IF([.$A128]&gt;[.$E$5];[.$E$5]-[.$D$5];[.$A128]-[.$D$5]))" office:value-type="string" office:string-value="" calcext:value-type="error">
            <text:p>#REF!</text:p>
          </table:table-cell>
          <table:table-cell table:formula="of:=[.M128]*[.$G$5]" office:value-type="string" office:string-value="" calcext:value-type="error">
            <text:p>#REF!</text:p>
          </table:table-cell>
          <table:table-cell/>
          <table:table-cell table:formula="of:=IF([.$A128]&lt;[.$D$6];0;IF([.$A128]&gt;[.$E$6];[.$E$6]-[.$D$6];[.$A128]-[.$D$6]))" office:value-type="string" office:string-value="" calcext:value-type="error">
            <text:p>#REF!</text:p>
          </table:table-cell>
          <table:table-cell table:formula="of:=[.P128]*[.$G$6]" office:value-type="string" office:string-value="" calcext:value-type="error">
            <text:p>#REF!</text:p>
          </table:table-cell>
          <table:table-cell/>
          <table:table-cell table:formula="of:=IF([.$A128]&lt;[.$D$7];0;IF([.$A128]&gt;[.$E$7];[.$E$7]-[.$D$7];[.$A128]-[.$D$7]))" office:value-type="string" office:string-value="" calcext:value-type="error">
            <text:p>#REF!</text:p>
          </table:table-cell>
          <table:table-cell table:formula="of:=[.S128]*[.$G$7]" office:value-type="string" office:string-value="" calcext:value-type="error">
            <text:p>#REF!</text:p>
          </table:table-cell>
          <table:table-cell/>
          <table:table-cell table:formula="of:=IF([.$A128]&lt;[.$D$8];0;IF([.$A128]&gt;[.$E$8];[.$E$8]-[.$D$8];[.$A128]-[.$D$8]))" office:value-type="string" office:string-value="" calcext:value-type="error">
            <text:p>#REF!</text:p>
          </table:table-cell>
          <table:table-cell table:formula="of:=[.V12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28]/50)*50" office:value-type="string" office:string-value="" calcext:value-type="error">
            <text:p>#REF!</text:p>
          </table:table-cell>
          <table:table-cell table:formula="of:=ROUND([.E129]+[.H129]+[.K129]+[.N129]+[.Q129]+[.T129]+[.W129];0)" office:value-type="string" office:string-value="" calcext:value-type="error">
            <text:p>#REF!</text:p>
          </table:table-cell>
          <table:table-cell/>
          <table:table-cell table:formula="of:=IF([.$A129]&gt;=[.$E$2];[.$E$2];[.$A129])" office:value-type="string" office:string-value="" calcext:value-type="error">
            <text:p>#REF!</text:p>
          </table:table-cell>
          <table:table-cell table:formula="of:=[.D129]*[.$G$2]" office:value-type="string" office:string-value="" calcext:value-type="error">
            <text:p>#REF!</text:p>
          </table:table-cell>
          <table:table-cell table:style-name="ce12"/>
          <table:table-cell table:formula="of:=IF([.$A129]&lt;[.$D$3];0;IF([.$A129]&gt;[.$E$3];[.$E$3]-[.$D$3];[.$A129]-[.$D$3]))" office:value-type="string" office:string-value="" calcext:value-type="error">
            <text:p>#REF!</text:p>
          </table:table-cell>
          <table:table-cell table:formula="of:=[.G129]*[.$G$3]" office:value-type="string" office:string-value="" calcext:value-type="error">
            <text:p>#REF!</text:p>
          </table:table-cell>
          <table:table-cell/>
          <table:table-cell table:formula="of:=IF([.$A129]&lt;[.$D$4];0;IF([.$A129]&gt;[.$E$4];[.$E$4]-[.$D$4];[.$A129]-[.$D$4]))" office:value-type="string" office:string-value="" calcext:value-type="error">
            <text:p>#REF!</text:p>
          </table:table-cell>
          <table:table-cell table:formula="of:=[.J129]*[.$G$4]" office:value-type="string" office:string-value="" calcext:value-type="error">
            <text:p>#REF!</text:p>
          </table:table-cell>
          <table:table-cell/>
          <table:table-cell table:formula="of:=IF([.$A129]&lt;[.$D$5];0;IF([.$A129]&gt;[.$E$5];[.$E$5]-[.$D$5];[.$A129]-[.$D$5]))" office:value-type="string" office:string-value="" calcext:value-type="error">
            <text:p>#REF!</text:p>
          </table:table-cell>
          <table:table-cell table:formula="of:=[.M129]*[.$G$5]" office:value-type="string" office:string-value="" calcext:value-type="error">
            <text:p>#REF!</text:p>
          </table:table-cell>
          <table:table-cell/>
          <table:table-cell table:formula="of:=IF([.$A129]&lt;[.$D$6];0;IF([.$A129]&gt;[.$E$6];[.$E$6]-[.$D$6];[.$A129]-[.$D$6]))" office:value-type="string" office:string-value="" calcext:value-type="error">
            <text:p>#REF!</text:p>
          </table:table-cell>
          <table:table-cell table:formula="of:=[.P129]*[.$G$6]" office:value-type="string" office:string-value="" calcext:value-type="error">
            <text:p>#REF!</text:p>
          </table:table-cell>
          <table:table-cell/>
          <table:table-cell table:formula="of:=IF([.$A129]&lt;[.$D$7];0;IF([.$A129]&gt;[.$E$7];[.$E$7]-[.$D$7];[.$A129]-[.$D$7]))" office:value-type="string" office:string-value="" calcext:value-type="error">
            <text:p>#REF!</text:p>
          </table:table-cell>
          <table:table-cell table:formula="of:=[.S129]*[.$G$7]" office:value-type="string" office:string-value="" calcext:value-type="error">
            <text:p>#REF!</text:p>
          </table:table-cell>
          <table:table-cell/>
          <table:table-cell table:formula="of:=IF([.$A129]&lt;[.$D$8];0;IF([.$A129]&gt;[.$E$8];[.$E$8]-[.$D$8];[.$A129]-[.$D$8]))" office:value-type="string" office:string-value="" calcext:value-type="error">
            <text:p>#REF!</text:p>
          </table:table-cell>
          <table:table-cell table:formula="of:=[.V12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string" office:string-value="" calcext:value-type="error">
            <text:p>#REF!</text:p>
          </table:table-cell>
          <table:table-cell table:formula="of:=ROUND([.E130]+[.H130]+[.K130]+[.N130]+[.Q130]+[.T130]+[.W130];0)" office:value-type="string" office:string-value="" calcext:value-type="error">
            <text:p>#REF!</text:p>
          </table:table-cell>
          <table:table-cell/>
          <table:table-cell table:formula="of:=IF([.$A130]&gt;=[.$E$2];[.$E$2];[.$A130])" office:value-type="string" office:string-value="" calcext:value-type="error">
            <text:p>#REF!</text:p>
          </table:table-cell>
          <table:table-cell table:formula="of:=[.D130]*[.$G$2]" office:value-type="string" office:string-value="" calcext:value-type="error">
            <text:p>#REF!</text:p>
          </table:table-cell>
          <table:table-cell table:style-name="ce12"/>
          <table:table-cell table:formula="of:=IF([.$A130]&lt;[.$D$3];0;IF([.$A130]&gt;[.$E$3];[.$E$3]-[.$D$3];[.$A130]-[.$D$3]))" office:value-type="string" office:string-value="" calcext:value-type="error">
            <text:p>#REF!</text:p>
          </table:table-cell>
          <table:table-cell table:formula="of:=[.G130]*[.$G$3]" office:value-type="string" office:string-value="" calcext:value-type="error">
            <text:p>#REF!</text:p>
          </table:table-cell>
          <table:table-cell/>
          <table:table-cell table:formula="of:=IF([.$A130]&lt;[.$D$4];0;IF([.$A130]&gt;[.$E$4];[.$E$4]-[.$D$4];[.$A130]-[.$D$4]))" office:value-type="string" office:string-value="" calcext:value-type="error">
            <text:p>#REF!</text:p>
          </table:table-cell>
          <table:table-cell table:formula="of:=[.J130]*[.$G$4]" office:value-type="string" office:string-value="" calcext:value-type="error">
            <text:p>#REF!</text:p>
          </table:table-cell>
          <table:table-cell/>
          <table:table-cell table:formula="of:=IF([.$A130]&lt;[.$D$5];0;IF([.$A130]&gt;[.$E$5];[.$E$5]-[.$D$5];[.$A130]-[.$D$5]))" office:value-type="string" office:string-value="" calcext:value-type="error">
            <text:p>#REF!</text:p>
          </table:table-cell>
          <table:table-cell table:formula="of:=[.M130]*[.$G$5]" office:value-type="string" office:string-value="" calcext:value-type="error">
            <text:p>#REF!</text:p>
          </table:table-cell>
          <table:table-cell/>
          <table:table-cell table:formula="of:=IF([.$A130]&lt;[.$D$6];0;IF([.$A130]&gt;[.$E$6];[.$E$6]-[.$D$6];[.$A130]-[.$D$6]))" office:value-type="string" office:string-value="" calcext:value-type="error">
            <text:p>#REF!</text:p>
          </table:table-cell>
          <table:table-cell table:formula="of:=[.P130]*[.$G$6]" office:value-type="string" office:string-value="" calcext:value-type="error">
            <text:p>#REF!</text:p>
          </table:table-cell>
          <table:table-cell/>
          <table:table-cell table:formula="of:=IF([.$A130]&lt;[.$D$7];0;IF([.$A130]&gt;[.$E$7];[.$E$7]-[.$D$7];[.$A130]-[.$D$7]))" office:value-type="string" office:string-value="" calcext:value-type="error">
            <text:p>#REF!</text:p>
          </table:table-cell>
          <table:table-cell table:formula="of:=[.S130]*[.$G$7]" office:value-type="string" office:string-value="" calcext:value-type="error">
            <text:p>#REF!</text:p>
          </table:table-cell>
          <table:table-cell/>
          <table:table-cell table:formula="of:=IF([.$A130]&lt;[.$D$8];0;IF([.$A130]&gt;[.$E$8];[.$E$8]-[.$D$8];[.$A130]-[.$D$8]))" office:value-type="string" office:string-value="" calcext:value-type="error">
            <text:p>#REF!</text:p>
          </table:table-cell>
          <table:table-cell table:formula="of:=[.V13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E133]+[.H133]+[.K133]+[.N133]+[.Q133]+[.T133]+[.W133];0)" office:value-type="string" office:string-value="" calcext:value-type="error">
            <text:p>#REF!</text:p>
          </table:table-cell>
          <table:table-cell/>
          <table:table-cell table:formula="of:=IF([.$A133]&gt;=[.$E$2];[.$E$2];[.$A133])" office:value-type="string" office:string-value="" calcext:value-type="error">
            <text:p>#REF!</text:p>
          </table:table-cell>
          <table:table-cell table:formula="of:=[.D133]*[.$G$2]" office:value-type="string" office:string-value="" calcext:value-type="error">
            <text:p>#REF!</text:p>
          </table:table-cell>
          <table:table-cell table:style-name="ce12"/>
          <table:table-cell table:formula="of:=IF([.$A133]&lt;[.$D$3];0;IF([.$A133]&gt;[.$E$3];[.$E$3]-[.$D$3];[.$A133]-[.$D$3]))" office:value-type="string" office:string-value="" calcext:value-type="error">
            <text:p>#REF!</text:p>
          </table:table-cell>
          <table:table-cell table:formula="of:=[.G133]*[.$G$3]" office:value-type="string" office:string-value="" calcext:value-type="error">
            <text:p>#REF!</text:p>
          </table:table-cell>
          <table:table-cell/>
          <table:table-cell table:formula="of:=IF([.$A133]&lt;[.$D$4];0;IF([.$A133]&gt;[.$E$4];[.$E$4]-[.$D$4];[.$A133]-[.$D$4]))" office:value-type="string" office:string-value="" calcext:value-type="error">
            <text:p>#REF!</text:p>
          </table:table-cell>
          <table:table-cell table:formula="of:=[.J133]*[.$G$4]" office:value-type="string" office:string-value="" calcext:value-type="error">
            <text:p>#REF!</text:p>
          </table:table-cell>
          <table:table-cell/>
          <table:table-cell table:formula="of:=IF([.$A133]&lt;[.$D$5];0;IF([.$A133]&gt;[.$E$5];[.$E$5]-[.$D$5];[.$A133]-[.$D$5]))" office:value-type="string" office:string-value="" calcext:value-type="error">
            <text:p>#REF!</text:p>
          </table:table-cell>
          <table:table-cell table:formula="of:=[.M133]*[.$G$5]" office:value-type="string" office:string-value="" calcext:value-type="error">
            <text:p>#REF!</text:p>
          </table:table-cell>
          <table:table-cell/>
          <table:table-cell table:formula="of:=IF([.$A133]&lt;[.$D$6];0;IF([.$A133]&gt;[.$E$6];[.$E$6]-[.$D$6];[.$A133]-[.$D$6]))" office:value-type="string" office:string-value="" calcext:value-type="error">
            <text:p>#REF!</text:p>
          </table:table-cell>
          <table:table-cell table:formula="of:=[.P133]*[.$G$6]" office:value-type="string" office:string-value="" calcext:value-type="error">
            <text:p>#REF!</text:p>
          </table:table-cell>
          <table:table-cell/>
          <table:table-cell table:formula="of:=IF([.$A133]&lt;[.$D$7];0;IF([.$A133]&gt;[.$E$7];[.$E$7]-[.$D$7];[.$A133]-[.$D$7]))" office:value-type="string" office:string-value="" calcext:value-type="error">
            <text:p>#REF!</text:p>
          </table:table-cell>
          <table:table-cell table:formula="of:=[.S133]*[.$G$7]" office:value-type="string" office:string-value="" calcext:value-type="error">
            <text:p>#REF!</text:p>
          </table:table-cell>
          <table:table-cell/>
          <table:table-cell table:formula="of:=IF([.$A133]&lt;[.$D$8];0;IF([.$A133]&gt;[.$E$8];[.$E$8]-[.$D$8];[.$A133]-[.$D$8]))" office:value-type="string" office:string-value="" calcext:value-type="error">
            <text:p>#REF!</text:p>
          </table:table-cell>
          <table:table-cell table:formula="of:=[.V13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3]/50)*50" office:value-type="string" office:string-value="" calcext:value-type="error">
            <text:p>#REF!</text:p>
          </table:table-cell>
          <table:table-cell table:formula="of:=ROUND([.E134]+[.H134]+[.K134]+[.N134]+[.Q134]+[.T134]+[.W134];0)" office:value-type="string" office:string-value="" calcext:value-type="error">
            <text:p>#REF!</text:p>
          </table:table-cell>
          <table:table-cell/>
          <table:table-cell table:formula="of:=IF([.$A134]&gt;=[.$E$2];[.$E$2];[.$A134])" office:value-type="string" office:string-value="" calcext:value-type="error">
            <text:p>#REF!</text:p>
          </table:table-cell>
          <table:table-cell table:formula="of:=[.D134]*[.$G$2]" office:value-type="string" office:string-value="" calcext:value-type="error">
            <text:p>#REF!</text:p>
          </table:table-cell>
          <table:table-cell table:style-name="ce12"/>
          <table:table-cell table:formula="of:=IF([.$A134]&lt;[.$D$3];0;IF([.$A134]&gt;[.$E$3];[.$E$3]-[.$D$3];[.$A134]-[.$D$3]))" office:value-type="string" office:string-value="" calcext:value-type="error">
            <text:p>#REF!</text:p>
          </table:table-cell>
          <table:table-cell table:formula="of:=[.G134]*[.$G$3]" office:value-type="string" office:string-value="" calcext:value-type="error">
            <text:p>#REF!</text:p>
          </table:table-cell>
          <table:table-cell/>
          <table:table-cell table:formula="of:=IF([.$A134]&lt;[.$D$4];0;IF([.$A134]&gt;[.$E$4];[.$E$4]-[.$D$4];[.$A134]-[.$D$4]))" office:value-type="string" office:string-value="" calcext:value-type="error">
            <text:p>#REF!</text:p>
          </table:table-cell>
          <table:table-cell table:formula="of:=[.J134]*[.$G$4]" office:value-type="string" office:string-value="" calcext:value-type="error">
            <text:p>#REF!</text:p>
          </table:table-cell>
          <table:table-cell/>
          <table:table-cell table:formula="of:=IF([.$A134]&lt;[.$D$5];0;IF([.$A134]&gt;[.$E$5];[.$E$5]-[.$D$5];[.$A134]-[.$D$5]))" office:value-type="string" office:string-value="" calcext:value-type="error">
            <text:p>#REF!</text:p>
          </table:table-cell>
          <table:table-cell table:formula="of:=[.M134]*[.$G$5]" office:value-type="string" office:string-value="" calcext:value-type="error">
            <text:p>#REF!</text:p>
          </table:table-cell>
          <table:table-cell/>
          <table:table-cell table:formula="of:=IF([.$A134]&lt;[.$D$6];0;IF([.$A134]&gt;[.$E$6];[.$E$6]-[.$D$6];[.$A134]-[.$D$6]))" office:value-type="string" office:string-value="" calcext:value-type="error">
            <text:p>#REF!</text:p>
          </table:table-cell>
          <table:table-cell table:formula="of:=[.P134]*[.$G$6]" office:value-type="string" office:string-value="" calcext:value-type="error">
            <text:p>#REF!</text:p>
          </table:table-cell>
          <table:table-cell/>
          <table:table-cell table:formula="of:=IF([.$A134]&lt;[.$D$7];0;IF([.$A134]&gt;[.$E$7];[.$E$7]-[.$D$7];[.$A134]-[.$D$7]))" office:value-type="string" office:string-value="" calcext:value-type="error">
            <text:p>#REF!</text:p>
          </table:table-cell>
          <table:table-cell table:formula="of:=[.S134]*[.$G$7]" office:value-type="string" office:string-value="" calcext:value-type="error">
            <text:p>#REF!</text:p>
          </table:table-cell>
          <table:table-cell/>
          <table:table-cell table:formula="of:=IF([.$A134]&lt;[.$D$8];0;IF([.$A134]&gt;[.$E$8];[.$E$8]-[.$D$8];[.$A134]-[.$D$8]))" office:value-type="string" office:string-value="" calcext:value-type="error">
            <text:p>#REF!</text:p>
          </table:table-cell>
          <table:table-cell table:formula="of:=[.V13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string" office:string-value="" calcext:value-type="error">
            <text:p>#REF!</text:p>
          </table:table-cell>
          <table:table-cell table:formula="of:=ROUND([.E135]+[.H135]+[.K135]+[.N135]+[.Q135]+[.T135]+[.W135];0)" office:value-type="string" office:string-value="" calcext:value-type="error">
            <text:p>#REF!</text:p>
          </table:table-cell>
          <table:table-cell/>
          <table:table-cell table:formula="of:=IF([.$A135]&gt;=[.$E$2];[.$E$2];[.$A135])" office:value-type="string" office:string-value="" calcext:value-type="error">
            <text:p>#REF!</text:p>
          </table:table-cell>
          <table:table-cell table:formula="of:=[.D135]*[.$G$2]" office:value-type="string" office:string-value="" calcext:value-type="error">
            <text:p>#REF!</text:p>
          </table:table-cell>
          <table:table-cell table:style-name="ce12"/>
          <table:table-cell table:formula="of:=IF([.$A135]&lt;[.$D$3];0;IF([.$A135]&gt;[.$E$3];[.$E$3]-[.$D$3];[.$A135]-[.$D$3]))" office:value-type="string" office:string-value="" calcext:value-type="error">
            <text:p>#REF!</text:p>
          </table:table-cell>
          <table:table-cell table:formula="of:=[.G135]*[.$G$3]" office:value-type="string" office:string-value="" calcext:value-type="error">
            <text:p>#REF!</text:p>
          </table:table-cell>
          <table:table-cell/>
          <table:table-cell table:formula="of:=IF([.$A135]&lt;[.$D$4];0;IF([.$A135]&gt;[.$E$4];[.$E$4]-[.$D$4];[.$A135]-[.$D$4]))" office:value-type="string" office:string-value="" calcext:value-type="error">
            <text:p>#REF!</text:p>
          </table:table-cell>
          <table:table-cell table:formula="of:=[.J135]*[.$G$4]" office:value-type="string" office:string-value="" calcext:value-type="error">
            <text:p>#REF!</text:p>
          </table:table-cell>
          <table:table-cell/>
          <table:table-cell table:formula="of:=IF([.$A135]&lt;[.$D$5];0;IF([.$A135]&gt;[.$E$5];[.$E$5]-[.$D$5];[.$A135]-[.$D$5]))" office:value-type="string" office:string-value="" calcext:value-type="error">
            <text:p>#REF!</text:p>
          </table:table-cell>
          <table:table-cell table:formula="of:=[.M135]*[.$G$5]" office:value-type="string" office:string-value="" calcext:value-type="error">
            <text:p>#REF!</text:p>
          </table:table-cell>
          <table:table-cell/>
          <table:table-cell table:formula="of:=IF([.$A135]&lt;[.$D$6];0;IF([.$A135]&gt;[.$E$6];[.$E$6]-[.$D$6];[.$A135]-[.$D$6]))" office:value-type="string" office:string-value="" calcext:value-type="error">
            <text:p>#REF!</text:p>
          </table:table-cell>
          <table:table-cell table:formula="of:=[.P135]*[.$G$6]" office:value-type="string" office:string-value="" calcext:value-type="error">
            <text:p>#REF!</text:p>
          </table:table-cell>
          <table:table-cell/>
          <table:table-cell table:formula="of:=IF([.$A135]&lt;[.$D$7];0;IF([.$A135]&gt;[.$E$7];[.$E$7]-[.$D$7];[.$A135]-[.$D$7]))" office:value-type="string" office:string-value="" calcext:value-type="error">
            <text:p>#REF!</text:p>
          </table:table-cell>
          <table:table-cell table:formula="of:=[.S135]*[.$G$7]" office:value-type="string" office:string-value="" calcext:value-type="error">
            <text:p>#REF!</text:p>
          </table:table-cell>
          <table:table-cell/>
          <table:table-cell table:formula="of:=IF([.$A135]&lt;[.$D$8];0;IF([.$A135]&gt;[.$E$8];[.$E$8]-[.$D$8];[.$A135]-[.$D$8]))" office:value-type="string" office:string-value="" calcext:value-type="error">
            <text:p>#REF!</text:p>
          </table:table-cell>
          <table:table-cell table:formula="of:=[.V13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E138]+[.H138]+[.K138]+[.N138]+[.Q138]+[.T138]+[.W138];0)" office:value-type="string" office:string-value="" calcext:value-type="error">
            <text:p>#REF!</text:p>
          </table:table-cell>
          <table:table-cell/>
          <table:table-cell table:formula="of:=IF([.$A138]&gt;=[.$E$2];[.$E$2];[.$A138])" office:value-type="string" office:string-value="" calcext:value-type="error">
            <text:p>#REF!</text:p>
          </table:table-cell>
          <table:table-cell table:formula="of:=[.D138]*[.$G$2]" office:value-type="string" office:string-value="" calcext:value-type="error">
            <text:p>#REF!</text:p>
          </table:table-cell>
          <table:table-cell table:style-name="ce12"/>
          <table:table-cell table:formula="of:=IF([.$A138]&lt;[.$D$3];0;IF([.$A138]&gt;[.$E$3];[.$E$3]-[.$D$3];[.$A138]-[.$D$3]))" office:value-type="string" office:string-value="" calcext:value-type="error">
            <text:p>#REF!</text:p>
          </table:table-cell>
          <table:table-cell table:formula="of:=[.G138]*[.$G$3]" office:value-type="string" office:string-value="" calcext:value-type="error">
            <text:p>#REF!</text:p>
          </table:table-cell>
          <table:table-cell/>
          <table:table-cell table:formula="of:=IF([.$A138]&lt;[.$D$4];0;IF([.$A138]&gt;[.$E$4];[.$E$4]-[.$D$4];[.$A138]-[.$D$4]))" office:value-type="string" office:string-value="" calcext:value-type="error">
            <text:p>#REF!</text:p>
          </table:table-cell>
          <table:table-cell table:formula="of:=[.J138]*[.$G$4]" office:value-type="string" office:string-value="" calcext:value-type="error">
            <text:p>#REF!</text:p>
          </table:table-cell>
          <table:table-cell/>
          <table:table-cell table:formula="of:=IF([.$A138]&lt;[.$D$5];0;IF([.$A138]&gt;[.$E$5];[.$E$5]-[.$D$5];[.$A138]-[.$D$5]))" office:value-type="string" office:string-value="" calcext:value-type="error">
            <text:p>#REF!</text:p>
          </table:table-cell>
          <table:table-cell table:formula="of:=[.M138]*[.$G$5]" office:value-type="string" office:string-value="" calcext:value-type="error">
            <text:p>#REF!</text:p>
          </table:table-cell>
          <table:table-cell/>
          <table:table-cell table:formula="of:=IF([.$A138]&lt;[.$D$6];0;IF([.$A138]&gt;[.$E$6];[.$E$6]-[.$D$6];[.$A138]-[.$D$6]))" office:value-type="string" office:string-value="" calcext:value-type="error">
            <text:p>#REF!</text:p>
          </table:table-cell>
          <table:table-cell table:formula="of:=[.P138]*[.$G$6]" office:value-type="string" office:string-value="" calcext:value-type="error">
            <text:p>#REF!</text:p>
          </table:table-cell>
          <table:table-cell/>
          <table:table-cell table:formula="of:=IF([.$A138]&lt;[.$D$7];0;IF([.$A138]&gt;[.$E$7];[.$E$7]-[.$D$7];[.$A138]-[.$D$7]))" office:value-type="string" office:string-value="" calcext:value-type="error">
            <text:p>#REF!</text:p>
          </table:table-cell>
          <table:table-cell table:formula="of:=[.S138]*[.$G$7]" office:value-type="string" office:string-value="" calcext:value-type="error">
            <text:p>#REF!</text:p>
          </table:table-cell>
          <table:table-cell/>
          <table:table-cell table:formula="of:=IF([.$A138]&lt;[.$D$8];0;IF([.$A138]&gt;[.$E$8];[.$E$8]-[.$D$8];[.$A138]-[.$D$8]))" office:value-type="string" office:string-value="" calcext:value-type="error">
            <text:p>#REF!</text:p>
          </table:table-cell>
          <table:table-cell table:formula="of:=[.V13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8]/50)*50" office:value-type="string" office:string-value="" calcext:value-type="error">
            <text:p>#REF!</text:p>
          </table:table-cell>
          <table:table-cell table:formula="of:=ROUND([.E139]+[.H139]+[.K139]+[.N139]+[.Q139]+[.T139]+[.W139];0)" office:value-type="string" office:string-value="" calcext:value-type="error">
            <text:p>#REF!</text:p>
          </table:table-cell>
          <table:table-cell/>
          <table:table-cell table:formula="of:=IF([.$A139]&gt;=[.$E$2];[.$E$2];[.$A139])" office:value-type="string" office:string-value="" calcext:value-type="error">
            <text:p>#REF!</text:p>
          </table:table-cell>
          <table:table-cell table:formula="of:=[.D139]*[.$G$2]" office:value-type="string" office:string-value="" calcext:value-type="error">
            <text:p>#REF!</text:p>
          </table:table-cell>
          <table:table-cell table:style-name="ce12"/>
          <table:table-cell table:formula="of:=IF([.$A139]&lt;[.$D$3];0;IF([.$A139]&gt;[.$E$3];[.$E$3]-[.$D$3];[.$A139]-[.$D$3]))" office:value-type="string" office:string-value="" calcext:value-type="error">
            <text:p>#REF!</text:p>
          </table:table-cell>
          <table:table-cell table:formula="of:=[.G139]*[.$G$3]" office:value-type="string" office:string-value="" calcext:value-type="error">
            <text:p>#REF!</text:p>
          </table:table-cell>
          <table:table-cell/>
          <table:table-cell table:formula="of:=IF([.$A139]&lt;[.$D$4];0;IF([.$A139]&gt;[.$E$4];[.$E$4]-[.$D$4];[.$A139]-[.$D$4]))" office:value-type="string" office:string-value="" calcext:value-type="error">
            <text:p>#REF!</text:p>
          </table:table-cell>
          <table:table-cell table:formula="of:=[.J139]*[.$G$4]" office:value-type="string" office:string-value="" calcext:value-type="error">
            <text:p>#REF!</text:p>
          </table:table-cell>
          <table:table-cell/>
          <table:table-cell table:formula="of:=IF([.$A139]&lt;[.$D$5];0;IF([.$A139]&gt;[.$E$5];[.$E$5]-[.$D$5];[.$A139]-[.$D$5]))" office:value-type="string" office:string-value="" calcext:value-type="error">
            <text:p>#REF!</text:p>
          </table:table-cell>
          <table:table-cell table:formula="of:=[.M139]*[.$G$5]" office:value-type="string" office:string-value="" calcext:value-type="error">
            <text:p>#REF!</text:p>
          </table:table-cell>
          <table:table-cell/>
          <table:table-cell table:formula="of:=IF([.$A139]&lt;[.$D$6];0;IF([.$A139]&gt;[.$E$6];[.$E$6]-[.$D$6];[.$A139]-[.$D$6]))" office:value-type="string" office:string-value="" calcext:value-type="error">
            <text:p>#REF!</text:p>
          </table:table-cell>
          <table:table-cell table:formula="of:=[.P139]*[.$G$6]" office:value-type="string" office:string-value="" calcext:value-type="error">
            <text:p>#REF!</text:p>
          </table:table-cell>
          <table:table-cell/>
          <table:table-cell table:formula="of:=IF([.$A139]&lt;[.$D$7];0;IF([.$A139]&gt;[.$E$7];[.$E$7]-[.$D$7];[.$A139]-[.$D$7]))" office:value-type="string" office:string-value="" calcext:value-type="error">
            <text:p>#REF!</text:p>
          </table:table-cell>
          <table:table-cell table:formula="of:=[.S139]*[.$G$7]" office:value-type="string" office:string-value="" calcext:value-type="error">
            <text:p>#REF!</text:p>
          </table:table-cell>
          <table:table-cell/>
          <table:table-cell table:formula="of:=IF([.$A139]&lt;[.$D$8];0;IF([.$A139]&gt;[.$E$8];[.$E$8]-[.$D$8];[.$A139]-[.$D$8]))" office:value-type="string" office:string-value="" calcext:value-type="error">
            <text:p>#REF!</text:p>
          </table:table-cell>
          <table:table-cell table:formula="of:=[.V13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string" office:string-value="" calcext:value-type="error">
            <text:p>#REF!</text:p>
          </table:table-cell>
          <table:table-cell table:formula="of:=ROUND([.E140]+[.H140]+[.K140]+[.N140]+[.Q140]+[.T140]+[.W140];0)" office:value-type="string" office:string-value="" calcext:value-type="error">
            <text:p>#REF!</text:p>
          </table:table-cell>
          <table:table-cell/>
          <table:table-cell table:formula="of:=IF([.$A140]&gt;=[.$E$2];[.$E$2];[.$A140])" office:value-type="string" office:string-value="" calcext:value-type="error">
            <text:p>#REF!</text:p>
          </table:table-cell>
          <table:table-cell table:formula="of:=[.D140]*[.$G$2]" office:value-type="string" office:string-value="" calcext:value-type="error">
            <text:p>#REF!</text:p>
          </table:table-cell>
          <table:table-cell table:style-name="ce12"/>
          <table:table-cell table:formula="of:=IF([.$A140]&lt;[.$D$3];0;IF([.$A140]&gt;[.$E$3];[.$E$3]-[.$D$3];[.$A140]-[.$D$3]))" office:value-type="string" office:string-value="" calcext:value-type="error">
            <text:p>#REF!</text:p>
          </table:table-cell>
          <table:table-cell table:formula="of:=[.G140]*[.$G$3]" office:value-type="string" office:string-value="" calcext:value-type="error">
            <text:p>#REF!</text:p>
          </table:table-cell>
          <table:table-cell/>
          <table:table-cell table:formula="of:=IF([.$A140]&lt;[.$D$4];0;IF([.$A140]&gt;[.$E$4];[.$E$4]-[.$D$4];[.$A140]-[.$D$4]))" office:value-type="string" office:string-value="" calcext:value-type="error">
            <text:p>#REF!</text:p>
          </table:table-cell>
          <table:table-cell table:formula="of:=[.J140]*[.$G$4]" office:value-type="string" office:string-value="" calcext:value-type="error">
            <text:p>#REF!</text:p>
          </table:table-cell>
          <table:table-cell/>
          <table:table-cell table:formula="of:=IF([.$A140]&lt;[.$D$5];0;IF([.$A140]&gt;[.$E$5];[.$E$5]-[.$D$5];[.$A140]-[.$D$5]))" office:value-type="string" office:string-value="" calcext:value-type="error">
            <text:p>#REF!</text:p>
          </table:table-cell>
          <table:table-cell table:formula="of:=[.M140]*[.$G$5]" office:value-type="string" office:string-value="" calcext:value-type="error">
            <text:p>#REF!</text:p>
          </table:table-cell>
          <table:table-cell/>
          <table:table-cell table:formula="of:=IF([.$A140]&lt;[.$D$6];0;IF([.$A140]&gt;[.$E$6];[.$E$6]-[.$D$6];[.$A140]-[.$D$6]))" office:value-type="string" office:string-value="" calcext:value-type="error">
            <text:p>#REF!</text:p>
          </table:table-cell>
          <table:table-cell table:formula="of:=[.P140]*[.$G$6]" office:value-type="string" office:string-value="" calcext:value-type="error">
            <text:p>#REF!</text:p>
          </table:table-cell>
          <table:table-cell/>
          <table:table-cell table:formula="of:=IF([.$A140]&lt;[.$D$7];0;IF([.$A140]&gt;[.$E$7];[.$E$7]-[.$D$7];[.$A140]-[.$D$7]))" office:value-type="string" office:string-value="" calcext:value-type="error">
            <text:p>#REF!</text:p>
          </table:table-cell>
          <table:table-cell table:formula="of:=[.S140]*[.$G$7]" office:value-type="string" office:string-value="" calcext:value-type="error">
            <text:p>#REF!</text:p>
          </table:table-cell>
          <table:table-cell/>
          <table:table-cell table:formula="of:=IF([.$A140]&lt;[.$D$8];0;IF([.$A140]&gt;[.$E$8];[.$E$8]-[.$D$8];[.$A140]-[.$D$8]))" office:value-type="string" office:string-value="" calcext:value-type="error">
            <text:p>#REF!</text:p>
          </table:table-cell>
          <table:table-cell table:formula="of:=[.V14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E143]+[.H143]+[.K143]+[.N143]+[.Q143]+[.T143]+[.W143];0)" office:value-type="string" office:string-value="" calcext:value-type="error">
            <text:p>#REF!</text:p>
          </table:table-cell>
          <table:table-cell/>
          <table:table-cell table:formula="of:=IF([.$A143]&gt;=[.$E$2];[.$E$2];[.$A143])" office:value-type="string" office:string-value="" calcext:value-type="error">
            <text:p>#REF!</text:p>
          </table:table-cell>
          <table:table-cell table:formula="of:=[.D143]*[.$G$2]" office:value-type="string" office:string-value="" calcext:value-type="error">
            <text:p>#REF!</text:p>
          </table:table-cell>
          <table:table-cell table:style-name="ce12"/>
          <table:table-cell table:formula="of:=IF([.$A143]&lt;[.$D$3];0;IF([.$A143]&gt;[.$E$3];[.$E$3]-[.$D$3];[.$A143]-[.$D$3]))" office:value-type="string" office:string-value="" calcext:value-type="error">
            <text:p>#REF!</text:p>
          </table:table-cell>
          <table:table-cell table:formula="of:=[.G143]*[.$G$3]" office:value-type="string" office:string-value="" calcext:value-type="error">
            <text:p>#REF!</text:p>
          </table:table-cell>
          <table:table-cell/>
          <table:table-cell table:formula="of:=IF([.$A143]&lt;[.$D$4];0;IF([.$A143]&gt;[.$E$4];[.$E$4]-[.$D$4];[.$A143]-[.$D$4]))" office:value-type="string" office:string-value="" calcext:value-type="error">
            <text:p>#REF!</text:p>
          </table:table-cell>
          <table:table-cell table:formula="of:=[.J143]*[.$G$4]" office:value-type="string" office:string-value="" calcext:value-type="error">
            <text:p>#REF!</text:p>
          </table:table-cell>
          <table:table-cell/>
          <table:table-cell table:formula="of:=IF([.$A143]&lt;[.$D$5];0;IF([.$A143]&gt;[.$E$5];[.$E$5]-[.$D$5];[.$A143]-[.$D$5]))" office:value-type="string" office:string-value="" calcext:value-type="error">
            <text:p>#REF!</text:p>
          </table:table-cell>
          <table:table-cell table:formula="of:=[.M143]*[.$G$5]" office:value-type="string" office:string-value="" calcext:value-type="error">
            <text:p>#REF!</text:p>
          </table:table-cell>
          <table:table-cell/>
          <table:table-cell table:formula="of:=IF([.$A143]&lt;[.$D$6];0;IF([.$A143]&gt;[.$E$6];[.$E$6]-[.$D$6];[.$A143]-[.$D$6]))" office:value-type="string" office:string-value="" calcext:value-type="error">
            <text:p>#REF!</text:p>
          </table:table-cell>
          <table:table-cell table:formula="of:=[.P143]*[.$G$6]" office:value-type="string" office:string-value="" calcext:value-type="error">
            <text:p>#REF!</text:p>
          </table:table-cell>
          <table:table-cell/>
          <table:table-cell table:formula="of:=IF([.$A143]&lt;[.$D$7];0;IF([.$A143]&gt;[.$E$7];[.$E$7]-[.$D$7];[.$A143]-[.$D$7]))" office:value-type="string" office:string-value="" calcext:value-type="error">
            <text:p>#REF!</text:p>
          </table:table-cell>
          <table:table-cell table:formula="of:=[.S143]*[.$G$7]" office:value-type="string" office:string-value="" calcext:value-type="error">
            <text:p>#REF!</text:p>
          </table:table-cell>
          <table:table-cell/>
          <table:table-cell table:formula="of:=IF([.$A143]&lt;[.$D$8];0;IF([.$A143]&gt;[.$E$8];[.$E$8]-[.$D$8];[.$A143]-[.$D$8]))" office:value-type="string" office:string-value="" calcext:value-type="error">
            <text:p>#REF!</text:p>
          </table:table-cell>
          <table:table-cell table:formula="of:=[.V14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3]/50)*50" office:value-type="string" office:string-value="" calcext:value-type="error">
            <text:p>#REF!</text:p>
          </table:table-cell>
          <table:table-cell table:formula="of:=ROUND([.E144]+[.H144]+[.K144]+[.N144]+[.Q144]+[.T144]+[.W144];0)" office:value-type="string" office:string-value="" calcext:value-type="error">
            <text:p>#REF!</text:p>
          </table:table-cell>
          <table:table-cell/>
          <table:table-cell table:formula="of:=IF([.$A144]&gt;=[.$E$2];[.$E$2];[.$A144])" office:value-type="string" office:string-value="" calcext:value-type="error">
            <text:p>#REF!</text:p>
          </table:table-cell>
          <table:table-cell table:formula="of:=[.D144]*[.$G$2]" office:value-type="string" office:string-value="" calcext:value-type="error">
            <text:p>#REF!</text:p>
          </table:table-cell>
          <table:table-cell table:style-name="ce12"/>
          <table:table-cell table:formula="of:=IF([.$A144]&lt;[.$D$3];0;IF([.$A144]&gt;[.$E$3];[.$E$3]-[.$D$3];[.$A144]-[.$D$3]))" office:value-type="string" office:string-value="" calcext:value-type="error">
            <text:p>#REF!</text:p>
          </table:table-cell>
          <table:table-cell table:formula="of:=[.G144]*[.$G$3]" office:value-type="string" office:string-value="" calcext:value-type="error">
            <text:p>#REF!</text:p>
          </table:table-cell>
          <table:table-cell/>
          <table:table-cell table:formula="of:=IF([.$A144]&lt;[.$D$4];0;IF([.$A144]&gt;[.$E$4];[.$E$4]-[.$D$4];[.$A144]-[.$D$4]))" office:value-type="string" office:string-value="" calcext:value-type="error">
            <text:p>#REF!</text:p>
          </table:table-cell>
          <table:table-cell table:formula="of:=[.J144]*[.$G$4]" office:value-type="string" office:string-value="" calcext:value-type="error">
            <text:p>#REF!</text:p>
          </table:table-cell>
          <table:table-cell/>
          <table:table-cell table:formula="of:=IF([.$A144]&lt;[.$D$5];0;IF([.$A144]&gt;[.$E$5];[.$E$5]-[.$D$5];[.$A144]-[.$D$5]))" office:value-type="string" office:string-value="" calcext:value-type="error">
            <text:p>#REF!</text:p>
          </table:table-cell>
          <table:table-cell table:formula="of:=[.M144]*[.$G$5]" office:value-type="string" office:string-value="" calcext:value-type="error">
            <text:p>#REF!</text:p>
          </table:table-cell>
          <table:table-cell/>
          <table:table-cell table:formula="of:=IF([.$A144]&lt;[.$D$6];0;IF([.$A144]&gt;[.$E$6];[.$E$6]-[.$D$6];[.$A144]-[.$D$6]))" office:value-type="string" office:string-value="" calcext:value-type="error">
            <text:p>#REF!</text:p>
          </table:table-cell>
          <table:table-cell table:formula="of:=[.P144]*[.$G$6]" office:value-type="string" office:string-value="" calcext:value-type="error">
            <text:p>#REF!</text:p>
          </table:table-cell>
          <table:table-cell/>
          <table:table-cell table:formula="of:=IF([.$A144]&lt;[.$D$7];0;IF([.$A144]&gt;[.$E$7];[.$E$7]-[.$D$7];[.$A144]-[.$D$7]))" office:value-type="string" office:string-value="" calcext:value-type="error">
            <text:p>#REF!</text:p>
          </table:table-cell>
          <table:table-cell table:formula="of:=[.S144]*[.$G$7]" office:value-type="string" office:string-value="" calcext:value-type="error">
            <text:p>#REF!</text:p>
          </table:table-cell>
          <table:table-cell/>
          <table:table-cell table:formula="of:=IF([.$A144]&lt;[.$D$8];0;IF([.$A144]&gt;[.$E$8];[.$E$8]-[.$D$8];[.$A144]-[.$D$8]))" office:value-type="string" office:string-value="" calcext:value-type="error">
            <text:p>#REF!</text:p>
          </table:table-cell>
          <table:table-cell table:formula="of:=[.V14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string" office:string-value="" calcext:value-type="error">
            <text:p>#REF!</text:p>
          </table:table-cell>
          <table:table-cell table:formula="of:=ROUND([.E145]+[.H145]+[.K145]+[.N145]+[.Q145]+[.T145]+[.W145];0)" office:value-type="string" office:string-value="" calcext:value-type="error">
            <text:p>#REF!</text:p>
          </table:table-cell>
          <table:table-cell/>
          <table:table-cell table:formula="of:=IF([.$A145]&gt;=[.$E$2];[.$E$2];[.$A145])" office:value-type="string" office:string-value="" calcext:value-type="error">
            <text:p>#REF!</text:p>
          </table:table-cell>
          <table:table-cell table:formula="of:=[.D145]*[.$G$2]" office:value-type="string" office:string-value="" calcext:value-type="error">
            <text:p>#REF!</text:p>
          </table:table-cell>
          <table:table-cell table:style-name="ce12"/>
          <table:table-cell table:formula="of:=IF([.$A145]&lt;[.$D$3];0;IF([.$A145]&gt;[.$E$3];[.$E$3]-[.$D$3];[.$A145]-[.$D$3]))" office:value-type="string" office:string-value="" calcext:value-type="error">
            <text:p>#REF!</text:p>
          </table:table-cell>
          <table:table-cell table:formula="of:=[.G145]*[.$G$3]" office:value-type="string" office:string-value="" calcext:value-type="error">
            <text:p>#REF!</text:p>
          </table:table-cell>
          <table:table-cell/>
          <table:table-cell table:formula="of:=IF([.$A145]&lt;[.$D$4];0;IF([.$A145]&gt;[.$E$4];[.$E$4]-[.$D$4];[.$A145]-[.$D$4]))" office:value-type="string" office:string-value="" calcext:value-type="error">
            <text:p>#REF!</text:p>
          </table:table-cell>
          <table:table-cell table:formula="of:=[.J145]*[.$G$4]" office:value-type="string" office:string-value="" calcext:value-type="error">
            <text:p>#REF!</text:p>
          </table:table-cell>
          <table:table-cell/>
          <table:table-cell table:formula="of:=IF([.$A145]&lt;[.$D$5];0;IF([.$A145]&gt;[.$E$5];[.$E$5]-[.$D$5];[.$A145]-[.$D$5]))" office:value-type="string" office:string-value="" calcext:value-type="error">
            <text:p>#REF!</text:p>
          </table:table-cell>
          <table:table-cell table:formula="of:=[.M145]*[.$G$5]" office:value-type="string" office:string-value="" calcext:value-type="error">
            <text:p>#REF!</text:p>
          </table:table-cell>
          <table:table-cell/>
          <table:table-cell table:formula="of:=IF([.$A145]&lt;[.$D$6];0;IF([.$A145]&gt;[.$E$6];[.$E$6]-[.$D$6];[.$A145]-[.$D$6]))" office:value-type="string" office:string-value="" calcext:value-type="error">
            <text:p>#REF!</text:p>
          </table:table-cell>
          <table:table-cell table:formula="of:=[.P145]*[.$G$6]" office:value-type="string" office:string-value="" calcext:value-type="error">
            <text:p>#REF!</text:p>
          </table:table-cell>
          <table:table-cell/>
          <table:table-cell table:formula="of:=IF([.$A145]&lt;[.$D$7];0;IF([.$A145]&gt;[.$E$7];[.$E$7]-[.$D$7];[.$A145]-[.$D$7]))" office:value-type="string" office:string-value="" calcext:value-type="error">
            <text:p>#REF!</text:p>
          </table:table-cell>
          <table:table-cell table:formula="of:=[.S145]*[.$G$7]" office:value-type="string" office:string-value="" calcext:value-type="error">
            <text:p>#REF!</text:p>
          </table:table-cell>
          <table:table-cell/>
          <table:table-cell table:formula="of:=IF([.$A145]&lt;[.$D$8];0;IF([.$A145]&gt;[.$E$8];[.$E$8]-[.$D$8];[.$A145]-[.$D$8]))" office:value-type="string" office:string-value="" calcext:value-type="error">
            <text:p>#REF!</text:p>
          </table:table-cell>
          <table:table-cell table:formula="of:=[.V14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E148]+[.H148]+[.K148]+[.N148]+[.Q148]+[.T148]+[.W148];0)" office:value-type="string" office:string-value="" calcext:value-type="error">
            <text:p>#REF!</text:p>
          </table:table-cell>
          <table:table-cell/>
          <table:table-cell table:formula="of:=IF([.$A148]&gt;=[.$E$2];[.$E$2];[.$A148])" office:value-type="string" office:string-value="" calcext:value-type="error">
            <text:p>#REF!</text:p>
          </table:table-cell>
          <table:table-cell table:formula="of:=[.D148]*[.$G$2]" office:value-type="string" office:string-value="" calcext:value-type="error">
            <text:p>#REF!</text:p>
          </table:table-cell>
          <table:table-cell table:style-name="ce12"/>
          <table:table-cell table:formula="of:=IF([.$A148]&lt;[.$D$3];0;IF([.$A148]&gt;[.$E$3];[.$E$3]-[.$D$3];[.$A148]-[.$D$3]))" office:value-type="string" office:string-value="" calcext:value-type="error">
            <text:p>#REF!</text:p>
          </table:table-cell>
          <table:table-cell table:formula="of:=[.G148]*[.$G$3]" office:value-type="string" office:string-value="" calcext:value-type="error">
            <text:p>#REF!</text:p>
          </table:table-cell>
          <table:table-cell/>
          <table:table-cell table:formula="of:=IF([.$A148]&lt;[.$D$4];0;IF([.$A148]&gt;[.$E$4];[.$E$4]-[.$D$4];[.$A148]-[.$D$4]))" office:value-type="string" office:string-value="" calcext:value-type="error">
            <text:p>#REF!</text:p>
          </table:table-cell>
          <table:table-cell table:formula="of:=[.J148]*[.$G$4]" office:value-type="string" office:string-value="" calcext:value-type="error">
            <text:p>#REF!</text:p>
          </table:table-cell>
          <table:table-cell/>
          <table:table-cell table:formula="of:=IF([.$A148]&lt;[.$D$5];0;IF([.$A148]&gt;[.$E$5];[.$E$5]-[.$D$5];[.$A148]-[.$D$5]))" office:value-type="string" office:string-value="" calcext:value-type="error">
            <text:p>#REF!</text:p>
          </table:table-cell>
          <table:table-cell table:formula="of:=[.M148]*[.$G$5]" office:value-type="string" office:string-value="" calcext:value-type="error">
            <text:p>#REF!</text:p>
          </table:table-cell>
          <table:table-cell/>
          <table:table-cell table:formula="of:=IF([.$A148]&lt;[.$D$6];0;IF([.$A148]&gt;[.$E$6];[.$E$6]-[.$D$6];[.$A148]-[.$D$6]))" office:value-type="string" office:string-value="" calcext:value-type="error">
            <text:p>#REF!</text:p>
          </table:table-cell>
          <table:table-cell table:formula="of:=[.P148]*[.$G$6]" office:value-type="string" office:string-value="" calcext:value-type="error">
            <text:p>#REF!</text:p>
          </table:table-cell>
          <table:table-cell/>
          <table:table-cell table:formula="of:=IF([.$A148]&lt;[.$D$7];0;IF([.$A148]&gt;[.$E$7];[.$E$7]-[.$D$7];[.$A148]-[.$D$7]))" office:value-type="string" office:string-value="" calcext:value-type="error">
            <text:p>#REF!</text:p>
          </table:table-cell>
          <table:table-cell table:formula="of:=[.S148]*[.$G$7]" office:value-type="string" office:string-value="" calcext:value-type="error">
            <text:p>#REF!</text:p>
          </table:table-cell>
          <table:table-cell/>
          <table:table-cell table:formula="of:=IF([.$A148]&lt;[.$D$8];0;IF([.$A148]&gt;[.$E$8];[.$E$8]-[.$D$8];[.$A148]-[.$D$8]))" office:value-type="string" office:string-value="" calcext:value-type="error">
            <text:p>#REF!</text:p>
          </table:table-cell>
          <table:table-cell table:formula="of:=[.V14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8]/50)*50" office:value-type="string" office:string-value="" calcext:value-type="error">
            <text:p>#REF!</text:p>
          </table:table-cell>
          <table:table-cell table:formula="of:=ROUND([.E149]+[.H149]+[.K149]+[.N149]+[.Q149]+[.T149]+[.W149];0)" office:value-type="string" office:string-value="" calcext:value-type="error">
            <text:p>#REF!</text:p>
          </table:table-cell>
          <table:table-cell/>
          <table:table-cell table:formula="of:=IF([.$A149]&gt;=[.$E$2];[.$E$2];[.$A149])" office:value-type="string" office:string-value="" calcext:value-type="error">
            <text:p>#REF!</text:p>
          </table:table-cell>
          <table:table-cell table:formula="of:=[.D149]*[.$G$2]" office:value-type="string" office:string-value="" calcext:value-type="error">
            <text:p>#REF!</text:p>
          </table:table-cell>
          <table:table-cell table:style-name="ce12"/>
          <table:table-cell table:formula="of:=IF([.$A149]&lt;[.$D$3];0;IF([.$A149]&gt;[.$E$3];[.$E$3]-[.$D$3];[.$A149]-[.$D$3]))" office:value-type="string" office:string-value="" calcext:value-type="error">
            <text:p>#REF!</text:p>
          </table:table-cell>
          <table:table-cell table:formula="of:=[.G149]*[.$G$3]" office:value-type="string" office:string-value="" calcext:value-type="error">
            <text:p>#REF!</text:p>
          </table:table-cell>
          <table:table-cell/>
          <table:table-cell table:formula="of:=IF([.$A149]&lt;[.$D$4];0;IF([.$A149]&gt;[.$E$4];[.$E$4]-[.$D$4];[.$A149]-[.$D$4]))" office:value-type="string" office:string-value="" calcext:value-type="error">
            <text:p>#REF!</text:p>
          </table:table-cell>
          <table:table-cell table:formula="of:=[.J149]*[.$G$4]" office:value-type="string" office:string-value="" calcext:value-type="error">
            <text:p>#REF!</text:p>
          </table:table-cell>
          <table:table-cell/>
          <table:table-cell table:formula="of:=IF([.$A149]&lt;[.$D$5];0;IF([.$A149]&gt;[.$E$5];[.$E$5]-[.$D$5];[.$A149]-[.$D$5]))" office:value-type="string" office:string-value="" calcext:value-type="error">
            <text:p>#REF!</text:p>
          </table:table-cell>
          <table:table-cell table:formula="of:=[.M149]*[.$G$5]" office:value-type="string" office:string-value="" calcext:value-type="error">
            <text:p>#REF!</text:p>
          </table:table-cell>
          <table:table-cell/>
          <table:table-cell table:formula="of:=IF([.$A149]&lt;[.$D$6];0;IF([.$A149]&gt;[.$E$6];[.$E$6]-[.$D$6];[.$A149]-[.$D$6]))" office:value-type="string" office:string-value="" calcext:value-type="error">
            <text:p>#REF!</text:p>
          </table:table-cell>
          <table:table-cell table:formula="of:=[.P149]*[.$G$6]" office:value-type="string" office:string-value="" calcext:value-type="error">
            <text:p>#REF!</text:p>
          </table:table-cell>
          <table:table-cell/>
          <table:table-cell table:formula="of:=IF([.$A149]&lt;[.$D$7];0;IF([.$A149]&gt;[.$E$7];[.$E$7]-[.$D$7];[.$A149]-[.$D$7]))" office:value-type="string" office:string-value="" calcext:value-type="error">
            <text:p>#REF!</text:p>
          </table:table-cell>
          <table:table-cell table:formula="of:=[.S149]*[.$G$7]" office:value-type="string" office:string-value="" calcext:value-type="error">
            <text:p>#REF!</text:p>
          </table:table-cell>
          <table:table-cell/>
          <table:table-cell table:formula="of:=IF([.$A149]&lt;[.$D$8];0;IF([.$A149]&gt;[.$E$8];[.$E$8]-[.$D$8];[.$A149]-[.$D$8]))" office:value-type="string" office:string-value="" calcext:value-type="error">
            <text:p>#REF!</text:p>
          </table:table-cell>
          <table:table-cell table:formula="of:=[.V14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string" office:string-value="" calcext:value-type="error">
            <text:p>#REF!</text:p>
          </table:table-cell>
          <table:table-cell table:formula="of:=ROUND([.E150]+[.H150]+[.K150]+[.N150]+[.Q150]+[.T150]+[.W150];0)" office:value-type="string" office:string-value="" calcext:value-type="error">
            <text:p>#REF!</text:p>
          </table:table-cell>
          <table:table-cell/>
          <table:table-cell table:formula="of:=IF([.$A150]&gt;=[.$E$2];[.$E$2];[.$A150])" office:value-type="string" office:string-value="" calcext:value-type="error">
            <text:p>#REF!</text:p>
          </table:table-cell>
          <table:table-cell table:formula="of:=[.D150]*[.$G$2]" office:value-type="string" office:string-value="" calcext:value-type="error">
            <text:p>#REF!</text:p>
          </table:table-cell>
          <table:table-cell table:style-name="ce12"/>
          <table:table-cell table:formula="of:=IF([.$A150]&lt;[.$D$3];0;IF([.$A150]&gt;[.$E$3];[.$E$3]-[.$D$3];[.$A150]-[.$D$3]))" office:value-type="string" office:string-value="" calcext:value-type="error">
            <text:p>#REF!</text:p>
          </table:table-cell>
          <table:table-cell table:formula="of:=[.G150]*[.$G$3]" office:value-type="string" office:string-value="" calcext:value-type="error">
            <text:p>#REF!</text:p>
          </table:table-cell>
          <table:table-cell/>
          <table:table-cell table:formula="of:=IF([.$A150]&lt;[.$D$4];0;IF([.$A150]&gt;[.$E$4];[.$E$4]-[.$D$4];[.$A150]-[.$D$4]))" office:value-type="string" office:string-value="" calcext:value-type="error">
            <text:p>#REF!</text:p>
          </table:table-cell>
          <table:table-cell table:formula="of:=[.J150]*[.$G$4]" office:value-type="string" office:string-value="" calcext:value-type="error">
            <text:p>#REF!</text:p>
          </table:table-cell>
          <table:table-cell/>
          <table:table-cell table:formula="of:=IF([.$A150]&lt;[.$D$5];0;IF([.$A150]&gt;[.$E$5];[.$E$5]-[.$D$5];[.$A150]-[.$D$5]))" office:value-type="string" office:string-value="" calcext:value-type="error">
            <text:p>#REF!</text:p>
          </table:table-cell>
          <table:table-cell table:formula="of:=[.M150]*[.$G$5]" office:value-type="string" office:string-value="" calcext:value-type="error">
            <text:p>#REF!</text:p>
          </table:table-cell>
          <table:table-cell/>
          <table:table-cell table:formula="of:=IF([.$A150]&lt;[.$D$6];0;IF([.$A150]&gt;[.$E$6];[.$E$6]-[.$D$6];[.$A150]-[.$D$6]))" office:value-type="string" office:string-value="" calcext:value-type="error">
            <text:p>#REF!</text:p>
          </table:table-cell>
          <table:table-cell table:formula="of:=[.P150]*[.$G$6]" office:value-type="string" office:string-value="" calcext:value-type="error">
            <text:p>#REF!</text:p>
          </table:table-cell>
          <table:table-cell/>
          <table:table-cell table:formula="of:=IF([.$A150]&lt;[.$D$7];0;IF([.$A150]&gt;[.$E$7];[.$E$7]-[.$D$7];[.$A150]-[.$D$7]))" office:value-type="string" office:string-value="" calcext:value-type="error">
            <text:p>#REF!</text:p>
          </table:table-cell>
          <table:table-cell table:formula="of:=[.S150]*[.$G$7]" office:value-type="string" office:string-value="" calcext:value-type="error">
            <text:p>#REF!</text:p>
          </table:table-cell>
          <table:table-cell/>
          <table:table-cell table:formula="of:=IF([.$A150]&lt;[.$D$8];0;IF([.$A150]&gt;[.$E$8];[.$E$8]-[.$D$8];[.$A150]-[.$D$8]))" office:value-type="string" office:string-value="" calcext:value-type="error">
            <text:p>#REF!</text:p>
          </table:table-cell>
          <table:table-cell table:formula="of:=[.V15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E153]+[.H153]+[.K153]+[.N153]+[.Q153]+[.T153]+[.W153];0)" office:value-type="string" office:string-value="" calcext:value-type="error">
            <text:p>#REF!</text:p>
          </table:table-cell>
          <table:table-cell/>
          <table:table-cell table:formula="of:=IF([.$A153]&gt;=[.$E$2];[.$E$2];[.$A153])" office:value-type="string" office:string-value="" calcext:value-type="error">
            <text:p>#REF!</text:p>
          </table:table-cell>
          <table:table-cell table:formula="of:=[.D153]*[.$G$2]" office:value-type="string" office:string-value="" calcext:value-type="error">
            <text:p>#REF!</text:p>
          </table:table-cell>
          <table:table-cell table:style-name="ce12"/>
          <table:table-cell table:formula="of:=IF([.$A153]&lt;[.$D$3];0;IF([.$A153]&gt;[.$E$3];[.$E$3]-[.$D$3];[.$A153]-[.$D$3]))" office:value-type="string" office:string-value="" calcext:value-type="error">
            <text:p>#REF!</text:p>
          </table:table-cell>
          <table:table-cell table:formula="of:=[.G153]*[.$G$3]" office:value-type="string" office:string-value="" calcext:value-type="error">
            <text:p>#REF!</text:p>
          </table:table-cell>
          <table:table-cell/>
          <table:table-cell table:formula="of:=IF([.$A153]&lt;[.$D$4];0;IF([.$A153]&gt;[.$E$4];[.$E$4]-[.$D$4];[.$A153]-[.$D$4]))" office:value-type="string" office:string-value="" calcext:value-type="error">
            <text:p>#REF!</text:p>
          </table:table-cell>
          <table:table-cell table:formula="of:=[.J153]*[.$G$4]" office:value-type="string" office:string-value="" calcext:value-type="error">
            <text:p>#REF!</text:p>
          </table:table-cell>
          <table:table-cell/>
          <table:table-cell table:formula="of:=IF([.$A153]&lt;[.$D$5];0;IF([.$A153]&gt;[.$E$5];[.$E$5]-[.$D$5];[.$A153]-[.$D$5]))" office:value-type="string" office:string-value="" calcext:value-type="error">
            <text:p>#REF!</text:p>
          </table:table-cell>
          <table:table-cell table:formula="of:=[.M153]*[.$G$5]" office:value-type="string" office:string-value="" calcext:value-type="error">
            <text:p>#REF!</text:p>
          </table:table-cell>
          <table:table-cell/>
          <table:table-cell table:formula="of:=IF([.$A153]&lt;[.$D$6];0;IF([.$A153]&gt;[.$E$6];[.$E$6]-[.$D$6];[.$A153]-[.$D$6]))" office:value-type="string" office:string-value="" calcext:value-type="error">
            <text:p>#REF!</text:p>
          </table:table-cell>
          <table:table-cell table:formula="of:=[.P153]*[.$G$6]" office:value-type="string" office:string-value="" calcext:value-type="error">
            <text:p>#REF!</text:p>
          </table:table-cell>
          <table:table-cell/>
          <table:table-cell table:formula="of:=IF([.$A153]&lt;[.$D$7];0;IF([.$A153]&gt;[.$E$7];[.$E$7]-[.$D$7];[.$A153]-[.$D$7]))" office:value-type="string" office:string-value="" calcext:value-type="error">
            <text:p>#REF!</text:p>
          </table:table-cell>
          <table:table-cell table:formula="of:=[.S153]*[.$G$7]" office:value-type="string" office:string-value="" calcext:value-type="error">
            <text:p>#REF!</text:p>
          </table:table-cell>
          <table:table-cell/>
          <table:table-cell table:formula="of:=IF([.$A153]&lt;[.$D$8];0;IF([.$A153]&gt;[.$E$8];[.$E$8]-[.$D$8];[.$A153]-[.$D$8]))" office:value-type="string" office:string-value="" calcext:value-type="error">
            <text:p>#REF!</text:p>
          </table:table-cell>
          <table:table-cell table:formula="of:=[.V15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3]/50)*50" office:value-type="string" office:string-value="" calcext:value-type="error">
            <text:p>#REF!</text:p>
          </table:table-cell>
          <table:table-cell table:formula="of:=ROUND([.E154]+[.H154]+[.K154]+[.N154]+[.Q154]+[.T154]+[.W154];0)" office:value-type="string" office:string-value="" calcext:value-type="error">
            <text:p>#REF!</text:p>
          </table:table-cell>
          <table:table-cell/>
          <table:table-cell table:formula="of:=IF([.$A154]&gt;=[.$E$2];[.$E$2];[.$A154])" office:value-type="string" office:string-value="" calcext:value-type="error">
            <text:p>#REF!</text:p>
          </table:table-cell>
          <table:table-cell table:formula="of:=[.D154]*[.$G$2]" office:value-type="string" office:string-value="" calcext:value-type="error">
            <text:p>#REF!</text:p>
          </table:table-cell>
          <table:table-cell table:style-name="ce12"/>
          <table:table-cell table:formula="of:=IF([.$A154]&lt;[.$D$3];0;IF([.$A154]&gt;[.$E$3];[.$E$3]-[.$D$3];[.$A154]-[.$D$3]))" office:value-type="string" office:string-value="" calcext:value-type="error">
            <text:p>#REF!</text:p>
          </table:table-cell>
          <table:table-cell table:formula="of:=[.G154]*[.$G$3]" office:value-type="string" office:string-value="" calcext:value-type="error">
            <text:p>#REF!</text:p>
          </table:table-cell>
          <table:table-cell/>
          <table:table-cell table:formula="of:=IF([.$A154]&lt;[.$D$4];0;IF([.$A154]&gt;[.$E$4];[.$E$4]-[.$D$4];[.$A154]-[.$D$4]))" office:value-type="string" office:string-value="" calcext:value-type="error">
            <text:p>#REF!</text:p>
          </table:table-cell>
          <table:table-cell table:formula="of:=[.J154]*[.$G$4]" office:value-type="string" office:string-value="" calcext:value-type="error">
            <text:p>#REF!</text:p>
          </table:table-cell>
          <table:table-cell/>
          <table:table-cell table:formula="of:=IF([.$A154]&lt;[.$D$5];0;IF([.$A154]&gt;[.$E$5];[.$E$5]-[.$D$5];[.$A154]-[.$D$5]))" office:value-type="string" office:string-value="" calcext:value-type="error">
            <text:p>#REF!</text:p>
          </table:table-cell>
          <table:table-cell table:formula="of:=[.M154]*[.$G$5]" office:value-type="string" office:string-value="" calcext:value-type="error">
            <text:p>#REF!</text:p>
          </table:table-cell>
          <table:table-cell/>
          <table:table-cell table:formula="of:=IF([.$A154]&lt;[.$D$6];0;IF([.$A154]&gt;[.$E$6];[.$E$6]-[.$D$6];[.$A154]-[.$D$6]))" office:value-type="string" office:string-value="" calcext:value-type="error">
            <text:p>#REF!</text:p>
          </table:table-cell>
          <table:table-cell table:formula="of:=[.P154]*[.$G$6]" office:value-type="string" office:string-value="" calcext:value-type="error">
            <text:p>#REF!</text:p>
          </table:table-cell>
          <table:table-cell/>
          <table:table-cell table:formula="of:=IF([.$A154]&lt;[.$D$7];0;IF([.$A154]&gt;[.$E$7];[.$E$7]-[.$D$7];[.$A154]-[.$D$7]))" office:value-type="string" office:string-value="" calcext:value-type="error">
            <text:p>#REF!</text:p>
          </table:table-cell>
          <table:table-cell table:formula="of:=[.S154]*[.$G$7]" office:value-type="string" office:string-value="" calcext:value-type="error">
            <text:p>#REF!</text:p>
          </table:table-cell>
          <table:table-cell/>
          <table:table-cell table:formula="of:=IF([.$A154]&lt;[.$D$8];0;IF([.$A154]&gt;[.$E$8];[.$E$8]-[.$D$8];[.$A154]-[.$D$8]))" office:value-type="string" office:string-value="" calcext:value-type="error">
            <text:p>#REF!</text:p>
          </table:table-cell>
          <table:table-cell table:formula="of:=[.V15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string" office:string-value="" calcext:value-type="error">
            <text:p>#REF!</text:p>
          </table:table-cell>
          <table:table-cell table:formula="of:=ROUND([.E155]+[.H155]+[.K155]+[.N155]+[.Q155]+[.T155]+[.W155];0)" office:value-type="string" office:string-value="" calcext:value-type="error">
            <text:p>#REF!</text:p>
          </table:table-cell>
          <table:table-cell/>
          <table:table-cell table:formula="of:=IF([.$A155]&gt;=[.$E$2];[.$E$2];[.$A155])" office:value-type="string" office:string-value="" calcext:value-type="error">
            <text:p>#REF!</text:p>
          </table:table-cell>
          <table:table-cell table:formula="of:=[.D155]*[.$G$2]" office:value-type="string" office:string-value="" calcext:value-type="error">
            <text:p>#REF!</text:p>
          </table:table-cell>
          <table:table-cell table:style-name="ce12"/>
          <table:table-cell table:formula="of:=IF([.$A155]&lt;[.$D$3];0;IF([.$A155]&gt;[.$E$3];[.$E$3]-[.$D$3];[.$A155]-[.$D$3]))" office:value-type="string" office:string-value="" calcext:value-type="error">
            <text:p>#REF!</text:p>
          </table:table-cell>
          <table:table-cell table:formula="of:=[.G155]*[.$G$3]" office:value-type="string" office:string-value="" calcext:value-type="error">
            <text:p>#REF!</text:p>
          </table:table-cell>
          <table:table-cell/>
          <table:table-cell table:formula="of:=IF([.$A155]&lt;[.$D$4];0;IF([.$A155]&gt;[.$E$4];[.$E$4]-[.$D$4];[.$A155]-[.$D$4]))" office:value-type="string" office:string-value="" calcext:value-type="error">
            <text:p>#REF!</text:p>
          </table:table-cell>
          <table:table-cell table:formula="of:=[.J155]*[.$G$4]" office:value-type="string" office:string-value="" calcext:value-type="error">
            <text:p>#REF!</text:p>
          </table:table-cell>
          <table:table-cell/>
          <table:table-cell table:formula="of:=IF([.$A155]&lt;[.$D$5];0;IF([.$A155]&gt;[.$E$5];[.$E$5]-[.$D$5];[.$A155]-[.$D$5]))" office:value-type="string" office:string-value="" calcext:value-type="error">
            <text:p>#REF!</text:p>
          </table:table-cell>
          <table:table-cell table:formula="of:=[.M155]*[.$G$5]" office:value-type="string" office:string-value="" calcext:value-type="error">
            <text:p>#REF!</text:p>
          </table:table-cell>
          <table:table-cell/>
          <table:table-cell table:formula="of:=IF([.$A155]&lt;[.$D$6];0;IF([.$A155]&gt;[.$E$6];[.$E$6]-[.$D$6];[.$A155]-[.$D$6]))" office:value-type="string" office:string-value="" calcext:value-type="error">
            <text:p>#REF!</text:p>
          </table:table-cell>
          <table:table-cell table:formula="of:=[.P155]*[.$G$6]" office:value-type="string" office:string-value="" calcext:value-type="error">
            <text:p>#REF!</text:p>
          </table:table-cell>
          <table:table-cell/>
          <table:table-cell table:formula="of:=IF([.$A155]&lt;[.$D$7];0;IF([.$A155]&gt;[.$E$7];[.$E$7]-[.$D$7];[.$A155]-[.$D$7]))" office:value-type="string" office:string-value="" calcext:value-type="error">
            <text:p>#REF!</text:p>
          </table:table-cell>
          <table:table-cell table:formula="of:=[.S155]*[.$G$7]" office:value-type="string" office:string-value="" calcext:value-type="error">
            <text:p>#REF!</text:p>
          </table:table-cell>
          <table:table-cell/>
          <table:table-cell table:formula="of:=IF([.$A155]&lt;[.$D$8];0;IF([.$A155]&gt;[.$E$8];[.$E$8]-[.$D$8];[.$A155]-[.$D$8]))" office:value-type="string" office:string-value="" calcext:value-type="error">
            <text:p>#REF!</text:p>
          </table:table-cell>
          <table:table-cell table:formula="of:=[.V15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E158]+[.H158]+[.K158]+[.N158]+[.Q158]+[.T158]+[.W158];0)" office:value-type="string" office:string-value="" calcext:value-type="error">
            <text:p>#REF!</text:p>
          </table:table-cell>
          <table:table-cell/>
          <table:table-cell table:formula="of:=IF([.$A158]&gt;=[.$E$2];[.$E$2];[.$A158])" office:value-type="string" office:string-value="" calcext:value-type="error">
            <text:p>#REF!</text:p>
          </table:table-cell>
          <table:table-cell table:formula="of:=[.D158]*[.$G$2]" office:value-type="string" office:string-value="" calcext:value-type="error">
            <text:p>#REF!</text:p>
          </table:table-cell>
          <table:table-cell table:style-name="ce12"/>
          <table:table-cell table:formula="of:=IF([.$A158]&lt;[.$D$3];0;IF([.$A158]&gt;[.$E$3];[.$E$3]-[.$D$3];[.$A158]-[.$D$3]))" office:value-type="string" office:string-value="" calcext:value-type="error">
            <text:p>#REF!</text:p>
          </table:table-cell>
          <table:table-cell table:formula="of:=[.G158]*[.$G$3]" office:value-type="string" office:string-value="" calcext:value-type="error">
            <text:p>#REF!</text:p>
          </table:table-cell>
          <table:table-cell/>
          <table:table-cell table:formula="of:=IF([.$A158]&lt;[.$D$4];0;IF([.$A158]&gt;[.$E$4];[.$E$4]-[.$D$4];[.$A158]-[.$D$4]))" office:value-type="string" office:string-value="" calcext:value-type="error">
            <text:p>#REF!</text:p>
          </table:table-cell>
          <table:table-cell table:formula="of:=[.J158]*[.$G$4]" office:value-type="string" office:string-value="" calcext:value-type="error">
            <text:p>#REF!</text:p>
          </table:table-cell>
          <table:table-cell/>
          <table:table-cell table:formula="of:=IF([.$A158]&lt;[.$D$5];0;IF([.$A158]&gt;[.$E$5];[.$E$5]-[.$D$5];[.$A158]-[.$D$5]))" office:value-type="string" office:string-value="" calcext:value-type="error">
            <text:p>#REF!</text:p>
          </table:table-cell>
          <table:table-cell table:formula="of:=[.M158]*[.$G$5]" office:value-type="string" office:string-value="" calcext:value-type="error">
            <text:p>#REF!</text:p>
          </table:table-cell>
          <table:table-cell/>
          <table:table-cell table:formula="of:=IF([.$A158]&lt;[.$D$6];0;IF([.$A158]&gt;[.$E$6];[.$E$6]-[.$D$6];[.$A158]-[.$D$6]))" office:value-type="string" office:string-value="" calcext:value-type="error">
            <text:p>#REF!</text:p>
          </table:table-cell>
          <table:table-cell table:formula="of:=[.P158]*[.$G$6]" office:value-type="string" office:string-value="" calcext:value-type="error">
            <text:p>#REF!</text:p>
          </table:table-cell>
          <table:table-cell/>
          <table:table-cell table:formula="of:=IF([.$A158]&lt;[.$D$7];0;IF([.$A158]&gt;[.$E$7];[.$E$7]-[.$D$7];[.$A158]-[.$D$7]))" office:value-type="string" office:string-value="" calcext:value-type="error">
            <text:p>#REF!</text:p>
          </table:table-cell>
          <table:table-cell table:formula="of:=[.S158]*[.$G$7]" office:value-type="string" office:string-value="" calcext:value-type="error">
            <text:p>#REF!</text:p>
          </table:table-cell>
          <table:table-cell/>
          <table:table-cell table:formula="of:=IF([.$A158]&lt;[.$D$8];0;IF([.$A158]&gt;[.$E$8];[.$E$8]-[.$D$8];[.$A158]-[.$D$8]))" office:value-type="string" office:string-value="" calcext:value-type="error">
            <text:p>#REF!</text:p>
          </table:table-cell>
          <table:table-cell table:formula="of:=[.V15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8]/50)*50" office:value-type="string" office:string-value="" calcext:value-type="error">
            <text:p>#REF!</text:p>
          </table:table-cell>
          <table:table-cell table:formula="of:=ROUND([.E159]+[.H159]+[.K159]+[.N159]+[.Q159]+[.T159]+[.W159];0)" office:value-type="string" office:string-value="" calcext:value-type="error">
            <text:p>#REF!</text:p>
          </table:table-cell>
          <table:table-cell/>
          <table:table-cell table:formula="of:=IF([.$A159]&gt;=[.$E$2];[.$E$2];[.$A159])" office:value-type="string" office:string-value="" calcext:value-type="error">
            <text:p>#REF!</text:p>
          </table:table-cell>
          <table:table-cell table:formula="of:=[.D159]*[.$G$2]" office:value-type="string" office:string-value="" calcext:value-type="error">
            <text:p>#REF!</text:p>
          </table:table-cell>
          <table:table-cell table:style-name="ce12"/>
          <table:table-cell table:formula="of:=IF([.$A159]&lt;[.$D$3];0;IF([.$A159]&gt;[.$E$3];[.$E$3]-[.$D$3];[.$A159]-[.$D$3]))" office:value-type="string" office:string-value="" calcext:value-type="error">
            <text:p>#REF!</text:p>
          </table:table-cell>
          <table:table-cell table:formula="of:=[.G159]*[.$G$3]" office:value-type="string" office:string-value="" calcext:value-type="error">
            <text:p>#REF!</text:p>
          </table:table-cell>
          <table:table-cell/>
          <table:table-cell table:formula="of:=IF([.$A159]&lt;[.$D$4];0;IF([.$A159]&gt;[.$E$4];[.$E$4]-[.$D$4];[.$A159]-[.$D$4]))" office:value-type="string" office:string-value="" calcext:value-type="error">
            <text:p>#REF!</text:p>
          </table:table-cell>
          <table:table-cell table:formula="of:=[.J159]*[.$G$4]" office:value-type="string" office:string-value="" calcext:value-type="error">
            <text:p>#REF!</text:p>
          </table:table-cell>
          <table:table-cell/>
          <table:table-cell table:formula="of:=IF([.$A159]&lt;[.$D$5];0;IF([.$A159]&gt;[.$E$5];[.$E$5]-[.$D$5];[.$A159]-[.$D$5]))" office:value-type="string" office:string-value="" calcext:value-type="error">
            <text:p>#REF!</text:p>
          </table:table-cell>
          <table:table-cell table:formula="of:=[.M159]*[.$G$5]" office:value-type="string" office:string-value="" calcext:value-type="error">
            <text:p>#REF!</text:p>
          </table:table-cell>
          <table:table-cell/>
          <table:table-cell table:formula="of:=IF([.$A159]&lt;[.$D$6];0;IF([.$A159]&gt;[.$E$6];[.$E$6]-[.$D$6];[.$A159]-[.$D$6]))" office:value-type="string" office:string-value="" calcext:value-type="error">
            <text:p>#REF!</text:p>
          </table:table-cell>
          <table:table-cell table:formula="of:=[.P159]*[.$G$6]" office:value-type="string" office:string-value="" calcext:value-type="error">
            <text:p>#REF!</text:p>
          </table:table-cell>
          <table:table-cell/>
          <table:table-cell table:formula="of:=IF([.$A159]&lt;[.$D$7];0;IF([.$A159]&gt;[.$E$7];[.$E$7]-[.$D$7];[.$A159]-[.$D$7]))" office:value-type="string" office:string-value="" calcext:value-type="error">
            <text:p>#REF!</text:p>
          </table:table-cell>
          <table:table-cell table:formula="of:=[.S159]*[.$G$7]" office:value-type="string" office:string-value="" calcext:value-type="error">
            <text:p>#REF!</text:p>
          </table:table-cell>
          <table:table-cell/>
          <table:table-cell table:formula="of:=IF([.$A159]&lt;[.$D$8];0;IF([.$A159]&gt;[.$E$8];[.$E$8]-[.$D$8];[.$A159]-[.$D$8]))" office:value-type="string" office:string-value="" calcext:value-type="error">
            <text:p>#REF!</text:p>
          </table:table-cell>
          <table:table-cell table:formula="of:=[.V15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string" office:string-value="" calcext:value-type="error">
            <text:p>#REF!</text:p>
          </table:table-cell>
          <table:table-cell table:formula="of:=ROUND([.E160]+[.H160]+[.K160]+[.N160]+[.Q160]+[.T160]+[.W160];0)" office:value-type="string" office:string-value="" calcext:value-type="error">
            <text:p>#REF!</text:p>
          </table:table-cell>
          <table:table-cell/>
          <table:table-cell table:formula="of:=IF([.$A160]&gt;=[.$E$2];[.$E$2];[.$A160])" office:value-type="string" office:string-value="" calcext:value-type="error">
            <text:p>#REF!</text:p>
          </table:table-cell>
          <table:table-cell table:formula="of:=[.D160]*[.$G$2]" office:value-type="string" office:string-value="" calcext:value-type="error">
            <text:p>#REF!</text:p>
          </table:table-cell>
          <table:table-cell table:style-name="ce12"/>
          <table:table-cell table:formula="of:=IF([.$A160]&lt;[.$D$3];0;IF([.$A160]&gt;[.$E$3];[.$E$3]-[.$D$3];[.$A160]-[.$D$3]))" office:value-type="string" office:string-value="" calcext:value-type="error">
            <text:p>#REF!</text:p>
          </table:table-cell>
          <table:table-cell table:formula="of:=[.G160]*[.$G$3]" office:value-type="string" office:string-value="" calcext:value-type="error">
            <text:p>#REF!</text:p>
          </table:table-cell>
          <table:table-cell/>
          <table:table-cell table:formula="of:=IF([.$A160]&lt;[.$D$4];0;IF([.$A160]&gt;[.$E$4];[.$E$4]-[.$D$4];[.$A160]-[.$D$4]))" office:value-type="string" office:string-value="" calcext:value-type="error">
            <text:p>#REF!</text:p>
          </table:table-cell>
          <table:table-cell table:formula="of:=[.J160]*[.$G$4]" office:value-type="string" office:string-value="" calcext:value-type="error">
            <text:p>#REF!</text:p>
          </table:table-cell>
          <table:table-cell/>
          <table:table-cell table:formula="of:=IF([.$A160]&lt;[.$D$5];0;IF([.$A160]&gt;[.$E$5];[.$E$5]-[.$D$5];[.$A160]-[.$D$5]))" office:value-type="string" office:string-value="" calcext:value-type="error">
            <text:p>#REF!</text:p>
          </table:table-cell>
          <table:table-cell table:formula="of:=[.M160]*[.$G$5]" office:value-type="string" office:string-value="" calcext:value-type="error">
            <text:p>#REF!</text:p>
          </table:table-cell>
          <table:table-cell/>
          <table:table-cell table:formula="of:=IF([.$A160]&lt;[.$D$6];0;IF([.$A160]&gt;[.$E$6];[.$E$6]-[.$D$6];[.$A160]-[.$D$6]))" office:value-type="string" office:string-value="" calcext:value-type="error">
            <text:p>#REF!</text:p>
          </table:table-cell>
          <table:table-cell table:formula="of:=[.P160]*[.$G$6]" office:value-type="string" office:string-value="" calcext:value-type="error">
            <text:p>#REF!</text:p>
          </table:table-cell>
          <table:table-cell/>
          <table:table-cell table:formula="of:=IF([.$A160]&lt;[.$D$7];0;IF([.$A160]&gt;[.$E$7];[.$E$7]-[.$D$7];[.$A160]-[.$D$7]))" office:value-type="string" office:string-value="" calcext:value-type="error">
            <text:p>#REF!</text:p>
          </table:table-cell>
          <table:table-cell table:formula="of:=[.S160]*[.$G$7]" office:value-type="string" office:string-value="" calcext:value-type="error">
            <text:p>#REF!</text:p>
          </table:table-cell>
          <table:table-cell/>
          <table:table-cell table:formula="of:=IF([.$A160]&lt;[.$D$8];0;IF([.$A160]&gt;[.$E$8];[.$E$8]-[.$D$8];[.$A160]-[.$D$8]))" office:value-type="string" office:string-value="" calcext:value-type="error">
            <text:p>#REF!</text:p>
          </table:table-cell>
          <table:table-cell table:formula="of:=[.V16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E163]+[.H163]+[.K163]+[.N163]+[.Q163]+[.T163]+[.W163];0)" office:value-type="string" office:string-value="" calcext:value-type="error">
            <text:p>#REF!</text:p>
          </table:table-cell>
          <table:table-cell/>
          <table:table-cell table:formula="of:=IF([.$A163]&gt;=[.$E$2];[.$E$2];[.$A163])" office:value-type="string" office:string-value="" calcext:value-type="error">
            <text:p>#REF!</text:p>
          </table:table-cell>
          <table:table-cell table:formula="of:=[.D163]*[.$G$2]" office:value-type="string" office:string-value="" calcext:value-type="error">
            <text:p>#REF!</text:p>
          </table:table-cell>
          <table:table-cell table:style-name="ce12"/>
          <table:table-cell table:formula="of:=IF([.$A163]&lt;[.$D$3];0;IF([.$A163]&gt;[.$E$3];[.$E$3]-[.$D$3];[.$A163]-[.$D$3]))" office:value-type="string" office:string-value="" calcext:value-type="error">
            <text:p>#REF!</text:p>
          </table:table-cell>
          <table:table-cell table:formula="of:=[.G163]*[.$G$3]" office:value-type="string" office:string-value="" calcext:value-type="error">
            <text:p>#REF!</text:p>
          </table:table-cell>
          <table:table-cell/>
          <table:table-cell table:formula="of:=IF([.$A163]&lt;[.$D$4];0;IF([.$A163]&gt;[.$E$4];[.$E$4]-[.$D$4];[.$A163]-[.$D$4]))" office:value-type="string" office:string-value="" calcext:value-type="error">
            <text:p>#REF!</text:p>
          </table:table-cell>
          <table:table-cell table:formula="of:=[.J163]*[.$G$4]" office:value-type="string" office:string-value="" calcext:value-type="error">
            <text:p>#REF!</text:p>
          </table:table-cell>
          <table:table-cell/>
          <table:table-cell table:formula="of:=IF([.$A163]&lt;[.$D$5];0;IF([.$A163]&gt;[.$E$5];[.$E$5]-[.$D$5];[.$A163]-[.$D$5]))" office:value-type="string" office:string-value="" calcext:value-type="error">
            <text:p>#REF!</text:p>
          </table:table-cell>
          <table:table-cell table:formula="of:=[.M163]*[.$G$5]" office:value-type="string" office:string-value="" calcext:value-type="error">
            <text:p>#REF!</text:p>
          </table:table-cell>
          <table:table-cell/>
          <table:table-cell table:formula="of:=IF([.$A163]&lt;[.$D$6];0;IF([.$A163]&gt;[.$E$6];[.$E$6]-[.$D$6];[.$A163]-[.$D$6]))" office:value-type="string" office:string-value="" calcext:value-type="error">
            <text:p>#REF!</text:p>
          </table:table-cell>
          <table:table-cell table:formula="of:=[.P163]*[.$G$6]" office:value-type="string" office:string-value="" calcext:value-type="error">
            <text:p>#REF!</text:p>
          </table:table-cell>
          <table:table-cell/>
          <table:table-cell table:formula="of:=IF([.$A163]&lt;[.$D$7];0;IF([.$A163]&gt;[.$E$7];[.$E$7]-[.$D$7];[.$A163]-[.$D$7]))" office:value-type="string" office:string-value="" calcext:value-type="error">
            <text:p>#REF!</text:p>
          </table:table-cell>
          <table:table-cell table:formula="of:=[.S163]*[.$G$7]" office:value-type="string" office:string-value="" calcext:value-type="error">
            <text:p>#REF!</text:p>
          </table:table-cell>
          <table:table-cell/>
          <table:table-cell table:formula="of:=IF([.$A163]&lt;[.$D$8];0;IF([.$A163]&gt;[.$E$8];[.$E$8]-[.$D$8];[.$A163]-[.$D$8]))" office:value-type="string" office:string-value="" calcext:value-type="error">
            <text:p>#REF!</text:p>
          </table:table-cell>
          <table:table-cell table:formula="of:=[.V16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3]/50)*50" office:value-type="string" office:string-value="" calcext:value-type="error">
            <text:p>#REF!</text:p>
          </table:table-cell>
          <table:table-cell table:formula="of:=ROUND([.E164]+[.H164]+[.K164]+[.N164]+[.Q164]+[.T164]+[.W164];0)" office:value-type="string" office:string-value="" calcext:value-type="error">
            <text:p>#REF!</text:p>
          </table:table-cell>
          <table:table-cell/>
          <table:table-cell table:formula="of:=IF([.$A164]&gt;=[.$E$2];[.$E$2];[.$A164])" office:value-type="string" office:string-value="" calcext:value-type="error">
            <text:p>#REF!</text:p>
          </table:table-cell>
          <table:table-cell table:formula="of:=[.D164]*[.$G$2]" office:value-type="string" office:string-value="" calcext:value-type="error">
            <text:p>#REF!</text:p>
          </table:table-cell>
          <table:table-cell table:style-name="ce12"/>
          <table:table-cell table:formula="of:=IF([.$A164]&lt;[.$D$3];0;IF([.$A164]&gt;[.$E$3];[.$E$3]-[.$D$3];[.$A164]-[.$D$3]))" office:value-type="string" office:string-value="" calcext:value-type="error">
            <text:p>#REF!</text:p>
          </table:table-cell>
          <table:table-cell table:formula="of:=[.G164]*[.$G$3]" office:value-type="string" office:string-value="" calcext:value-type="error">
            <text:p>#REF!</text:p>
          </table:table-cell>
          <table:table-cell/>
          <table:table-cell table:formula="of:=IF([.$A164]&lt;[.$D$4];0;IF([.$A164]&gt;[.$E$4];[.$E$4]-[.$D$4];[.$A164]-[.$D$4]))" office:value-type="string" office:string-value="" calcext:value-type="error">
            <text:p>#REF!</text:p>
          </table:table-cell>
          <table:table-cell table:formula="of:=[.J164]*[.$G$4]" office:value-type="string" office:string-value="" calcext:value-type="error">
            <text:p>#REF!</text:p>
          </table:table-cell>
          <table:table-cell/>
          <table:table-cell table:formula="of:=IF([.$A164]&lt;[.$D$5];0;IF([.$A164]&gt;[.$E$5];[.$E$5]-[.$D$5];[.$A164]-[.$D$5]))" office:value-type="string" office:string-value="" calcext:value-type="error">
            <text:p>#REF!</text:p>
          </table:table-cell>
          <table:table-cell table:formula="of:=[.M164]*[.$G$5]" office:value-type="string" office:string-value="" calcext:value-type="error">
            <text:p>#REF!</text:p>
          </table:table-cell>
          <table:table-cell/>
          <table:table-cell table:formula="of:=IF([.$A164]&lt;[.$D$6];0;IF([.$A164]&gt;[.$E$6];[.$E$6]-[.$D$6];[.$A164]-[.$D$6]))" office:value-type="string" office:string-value="" calcext:value-type="error">
            <text:p>#REF!</text:p>
          </table:table-cell>
          <table:table-cell table:formula="of:=[.P164]*[.$G$6]" office:value-type="string" office:string-value="" calcext:value-type="error">
            <text:p>#REF!</text:p>
          </table:table-cell>
          <table:table-cell/>
          <table:table-cell table:formula="of:=IF([.$A164]&lt;[.$D$7];0;IF([.$A164]&gt;[.$E$7];[.$E$7]-[.$D$7];[.$A164]-[.$D$7]))" office:value-type="string" office:string-value="" calcext:value-type="error">
            <text:p>#REF!</text:p>
          </table:table-cell>
          <table:table-cell table:formula="of:=[.S164]*[.$G$7]" office:value-type="string" office:string-value="" calcext:value-type="error">
            <text:p>#REF!</text:p>
          </table:table-cell>
          <table:table-cell/>
          <table:table-cell table:formula="of:=IF([.$A164]&lt;[.$D$8];0;IF([.$A164]&gt;[.$E$8];[.$E$8]-[.$D$8];[.$A164]-[.$D$8]))" office:value-type="string" office:string-value="" calcext:value-type="error">
            <text:p>#REF!</text:p>
          </table:table-cell>
          <table:table-cell table:formula="of:=[.V16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string" office:string-value="" calcext:value-type="error">
            <text:p>#REF!</text:p>
          </table:table-cell>
          <table:table-cell table:formula="of:=ROUND([.E165]+[.H165]+[.K165]+[.N165]+[.Q165]+[.T165]+[.W165];0)" office:value-type="string" office:string-value="" calcext:value-type="error">
            <text:p>#REF!</text:p>
          </table:table-cell>
          <table:table-cell/>
          <table:table-cell table:formula="of:=IF([.$A165]&gt;=[.$E$2];[.$E$2];[.$A165])" office:value-type="string" office:string-value="" calcext:value-type="error">
            <text:p>#REF!</text:p>
          </table:table-cell>
          <table:table-cell table:formula="of:=[.D165]*[.$G$2]" office:value-type="string" office:string-value="" calcext:value-type="error">
            <text:p>#REF!</text:p>
          </table:table-cell>
          <table:table-cell table:style-name="ce12"/>
          <table:table-cell table:formula="of:=IF([.$A165]&lt;[.$D$3];0;IF([.$A165]&gt;[.$E$3];[.$E$3]-[.$D$3];[.$A165]-[.$D$3]))" office:value-type="string" office:string-value="" calcext:value-type="error">
            <text:p>#REF!</text:p>
          </table:table-cell>
          <table:table-cell table:formula="of:=[.G165]*[.$G$3]" office:value-type="string" office:string-value="" calcext:value-type="error">
            <text:p>#REF!</text:p>
          </table:table-cell>
          <table:table-cell/>
          <table:table-cell table:formula="of:=IF([.$A165]&lt;[.$D$4];0;IF([.$A165]&gt;[.$E$4];[.$E$4]-[.$D$4];[.$A165]-[.$D$4]))" office:value-type="string" office:string-value="" calcext:value-type="error">
            <text:p>#REF!</text:p>
          </table:table-cell>
          <table:table-cell table:formula="of:=[.J165]*[.$G$4]" office:value-type="string" office:string-value="" calcext:value-type="error">
            <text:p>#REF!</text:p>
          </table:table-cell>
          <table:table-cell/>
          <table:table-cell table:formula="of:=IF([.$A165]&lt;[.$D$5];0;IF([.$A165]&gt;[.$E$5];[.$E$5]-[.$D$5];[.$A165]-[.$D$5]))" office:value-type="string" office:string-value="" calcext:value-type="error">
            <text:p>#REF!</text:p>
          </table:table-cell>
          <table:table-cell table:formula="of:=[.M165]*[.$G$5]" office:value-type="string" office:string-value="" calcext:value-type="error">
            <text:p>#REF!</text:p>
          </table:table-cell>
          <table:table-cell/>
          <table:table-cell table:formula="of:=IF([.$A165]&lt;[.$D$6];0;IF([.$A165]&gt;[.$E$6];[.$E$6]-[.$D$6];[.$A165]-[.$D$6]))" office:value-type="string" office:string-value="" calcext:value-type="error">
            <text:p>#REF!</text:p>
          </table:table-cell>
          <table:table-cell table:formula="of:=[.P165]*[.$G$6]" office:value-type="string" office:string-value="" calcext:value-type="error">
            <text:p>#REF!</text:p>
          </table:table-cell>
          <table:table-cell/>
          <table:table-cell table:formula="of:=IF([.$A165]&lt;[.$D$7];0;IF([.$A165]&gt;[.$E$7];[.$E$7]-[.$D$7];[.$A165]-[.$D$7]))" office:value-type="string" office:string-value="" calcext:value-type="error">
            <text:p>#REF!</text:p>
          </table:table-cell>
          <table:table-cell table:formula="of:=[.S165]*[.$G$7]" office:value-type="string" office:string-value="" calcext:value-type="error">
            <text:p>#REF!</text:p>
          </table:table-cell>
          <table:table-cell/>
          <table:table-cell table:formula="of:=IF([.$A165]&lt;[.$D$8];0;IF([.$A165]&gt;[.$E$8];[.$E$8]-[.$D$8];[.$A165]-[.$D$8]))" office:value-type="string" office:string-value="" calcext:value-type="error">
            <text:p>#REF!</text:p>
          </table:table-cell>
          <table:table-cell table:formula="of:=[.V16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E168]+[.H168]+[.K168]+[.N168]+[.Q168]+[.T168]+[.W168];0)" office:value-type="string" office:string-value="" calcext:value-type="error">
            <text:p>#REF!</text:p>
          </table:table-cell>
          <table:table-cell/>
          <table:table-cell table:formula="of:=IF([.$A168]&gt;=[.$E$2];[.$E$2];[.$A168])" office:value-type="string" office:string-value="" calcext:value-type="error">
            <text:p>#REF!</text:p>
          </table:table-cell>
          <table:table-cell table:formula="of:=[.D168]*[.$G$2]" office:value-type="string" office:string-value="" calcext:value-type="error">
            <text:p>#REF!</text:p>
          </table:table-cell>
          <table:table-cell table:style-name="ce12"/>
          <table:table-cell table:formula="of:=IF([.$A168]&lt;[.$D$3];0;IF([.$A168]&gt;[.$E$3];[.$E$3]-[.$D$3];[.$A168]-[.$D$3]))" office:value-type="string" office:string-value="" calcext:value-type="error">
            <text:p>#REF!</text:p>
          </table:table-cell>
          <table:table-cell table:formula="of:=[.G168]*[.$G$3]" office:value-type="string" office:string-value="" calcext:value-type="error">
            <text:p>#REF!</text:p>
          </table:table-cell>
          <table:table-cell/>
          <table:table-cell table:formula="of:=IF([.$A168]&lt;[.$D$4];0;IF([.$A168]&gt;[.$E$4];[.$E$4]-[.$D$4];[.$A168]-[.$D$4]))" office:value-type="string" office:string-value="" calcext:value-type="error">
            <text:p>#REF!</text:p>
          </table:table-cell>
          <table:table-cell table:formula="of:=[.J168]*[.$G$4]" office:value-type="string" office:string-value="" calcext:value-type="error">
            <text:p>#REF!</text:p>
          </table:table-cell>
          <table:table-cell/>
          <table:table-cell table:formula="of:=IF([.$A168]&lt;[.$D$5];0;IF([.$A168]&gt;[.$E$5];[.$E$5]-[.$D$5];[.$A168]-[.$D$5]))" office:value-type="string" office:string-value="" calcext:value-type="error">
            <text:p>#REF!</text:p>
          </table:table-cell>
          <table:table-cell table:formula="of:=[.M168]*[.$G$5]" office:value-type="string" office:string-value="" calcext:value-type="error">
            <text:p>#REF!</text:p>
          </table:table-cell>
          <table:table-cell/>
          <table:table-cell table:formula="of:=IF([.$A168]&lt;[.$D$6];0;IF([.$A168]&gt;[.$E$6];[.$E$6]-[.$D$6];[.$A168]-[.$D$6]))" office:value-type="string" office:string-value="" calcext:value-type="error">
            <text:p>#REF!</text:p>
          </table:table-cell>
          <table:table-cell table:formula="of:=[.P168]*[.$G$6]" office:value-type="string" office:string-value="" calcext:value-type="error">
            <text:p>#REF!</text:p>
          </table:table-cell>
          <table:table-cell/>
          <table:table-cell table:formula="of:=IF([.$A168]&lt;[.$D$7];0;IF([.$A168]&gt;[.$E$7];[.$E$7]-[.$D$7];[.$A168]-[.$D$7]))" office:value-type="string" office:string-value="" calcext:value-type="error">
            <text:p>#REF!</text:p>
          </table:table-cell>
          <table:table-cell table:formula="of:=[.S168]*[.$G$7]" office:value-type="string" office:string-value="" calcext:value-type="error">
            <text:p>#REF!</text:p>
          </table:table-cell>
          <table:table-cell/>
          <table:table-cell table:formula="of:=IF([.$A168]&lt;[.$D$8];0;IF([.$A168]&gt;[.$E$8];[.$E$8]-[.$D$8];[.$A168]-[.$D$8]))" office:value-type="string" office:string-value="" calcext:value-type="error">
            <text:p>#REF!</text:p>
          </table:table-cell>
          <table:table-cell table:formula="of:=[.V16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8]/50)*50" office:value-type="string" office:string-value="" calcext:value-type="error">
            <text:p>#REF!</text:p>
          </table:table-cell>
          <table:table-cell table:formula="of:=ROUND([.E169]+[.H169]+[.K169]+[.N169]+[.Q169]+[.T169]+[.W169];0)" office:value-type="string" office:string-value="" calcext:value-type="error">
            <text:p>#REF!</text:p>
          </table:table-cell>
          <table:table-cell/>
          <table:table-cell table:formula="of:=IF([.$A169]&gt;=[.$E$2];[.$E$2];[.$A169])" office:value-type="string" office:string-value="" calcext:value-type="error">
            <text:p>#REF!</text:p>
          </table:table-cell>
          <table:table-cell table:formula="of:=[.D169]*[.$G$2]" office:value-type="string" office:string-value="" calcext:value-type="error">
            <text:p>#REF!</text:p>
          </table:table-cell>
          <table:table-cell table:style-name="ce12"/>
          <table:table-cell table:formula="of:=IF([.$A169]&lt;[.$D$3];0;IF([.$A169]&gt;[.$E$3];[.$E$3]-[.$D$3];[.$A169]-[.$D$3]))" office:value-type="string" office:string-value="" calcext:value-type="error">
            <text:p>#REF!</text:p>
          </table:table-cell>
          <table:table-cell table:formula="of:=[.G169]*[.$G$3]" office:value-type="string" office:string-value="" calcext:value-type="error">
            <text:p>#REF!</text:p>
          </table:table-cell>
          <table:table-cell/>
          <table:table-cell table:formula="of:=IF([.$A169]&lt;[.$D$4];0;IF([.$A169]&gt;[.$E$4];[.$E$4]-[.$D$4];[.$A169]-[.$D$4]))" office:value-type="string" office:string-value="" calcext:value-type="error">
            <text:p>#REF!</text:p>
          </table:table-cell>
          <table:table-cell table:formula="of:=[.J169]*[.$G$4]" office:value-type="string" office:string-value="" calcext:value-type="error">
            <text:p>#REF!</text:p>
          </table:table-cell>
          <table:table-cell/>
          <table:table-cell table:formula="of:=IF([.$A169]&lt;[.$D$5];0;IF([.$A169]&gt;[.$E$5];[.$E$5]-[.$D$5];[.$A169]-[.$D$5]))" office:value-type="string" office:string-value="" calcext:value-type="error">
            <text:p>#REF!</text:p>
          </table:table-cell>
          <table:table-cell table:formula="of:=[.M169]*[.$G$5]" office:value-type="string" office:string-value="" calcext:value-type="error">
            <text:p>#REF!</text:p>
          </table:table-cell>
          <table:table-cell/>
          <table:table-cell table:formula="of:=IF([.$A169]&lt;[.$D$6];0;IF([.$A169]&gt;[.$E$6];[.$E$6]-[.$D$6];[.$A169]-[.$D$6]))" office:value-type="string" office:string-value="" calcext:value-type="error">
            <text:p>#REF!</text:p>
          </table:table-cell>
          <table:table-cell table:formula="of:=[.P169]*[.$G$6]" office:value-type="string" office:string-value="" calcext:value-type="error">
            <text:p>#REF!</text:p>
          </table:table-cell>
          <table:table-cell/>
          <table:table-cell table:formula="of:=IF([.$A169]&lt;[.$D$7];0;IF([.$A169]&gt;[.$E$7];[.$E$7]-[.$D$7];[.$A169]-[.$D$7]))" office:value-type="string" office:string-value="" calcext:value-type="error">
            <text:p>#REF!</text:p>
          </table:table-cell>
          <table:table-cell table:formula="of:=[.S169]*[.$G$7]" office:value-type="string" office:string-value="" calcext:value-type="error">
            <text:p>#REF!</text:p>
          </table:table-cell>
          <table:table-cell/>
          <table:table-cell table:formula="of:=IF([.$A169]&lt;[.$D$8];0;IF([.$A169]&gt;[.$E$8];[.$E$8]-[.$D$8];[.$A169]-[.$D$8]))" office:value-type="string" office:string-value="" calcext:value-type="error">
            <text:p>#REF!</text:p>
          </table:table-cell>
          <table:table-cell table:formula="of:=[.V16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string" office:string-value="" calcext:value-type="error">
            <text:p>#REF!</text:p>
          </table:table-cell>
          <table:table-cell table:formula="of:=ROUND([.E170]+[.H170]+[.K170]+[.N170]+[.Q170]+[.T170]+[.W170];0)" office:value-type="string" office:string-value="" calcext:value-type="error">
            <text:p>#REF!</text:p>
          </table:table-cell>
          <table:table-cell/>
          <table:table-cell table:formula="of:=IF([.$A170]&gt;=[.$E$2];[.$E$2];[.$A170])" office:value-type="string" office:string-value="" calcext:value-type="error">
            <text:p>#REF!</text:p>
          </table:table-cell>
          <table:table-cell table:formula="of:=[.D170]*[.$G$2]" office:value-type="string" office:string-value="" calcext:value-type="error">
            <text:p>#REF!</text:p>
          </table:table-cell>
          <table:table-cell table:style-name="ce12"/>
          <table:table-cell table:formula="of:=IF([.$A170]&lt;[.$D$3];0;IF([.$A170]&gt;[.$E$3];[.$E$3]-[.$D$3];[.$A170]-[.$D$3]))" office:value-type="string" office:string-value="" calcext:value-type="error">
            <text:p>#REF!</text:p>
          </table:table-cell>
          <table:table-cell table:formula="of:=[.G170]*[.$G$3]" office:value-type="string" office:string-value="" calcext:value-type="error">
            <text:p>#REF!</text:p>
          </table:table-cell>
          <table:table-cell/>
          <table:table-cell table:formula="of:=IF([.$A170]&lt;[.$D$4];0;IF([.$A170]&gt;[.$E$4];[.$E$4]-[.$D$4];[.$A170]-[.$D$4]))" office:value-type="string" office:string-value="" calcext:value-type="error">
            <text:p>#REF!</text:p>
          </table:table-cell>
          <table:table-cell table:formula="of:=[.J170]*[.$G$4]" office:value-type="string" office:string-value="" calcext:value-type="error">
            <text:p>#REF!</text:p>
          </table:table-cell>
          <table:table-cell/>
          <table:table-cell table:formula="of:=IF([.$A170]&lt;[.$D$5];0;IF([.$A170]&gt;[.$E$5];[.$E$5]-[.$D$5];[.$A170]-[.$D$5]))" office:value-type="string" office:string-value="" calcext:value-type="error">
            <text:p>#REF!</text:p>
          </table:table-cell>
          <table:table-cell table:formula="of:=[.M170]*[.$G$5]" office:value-type="string" office:string-value="" calcext:value-type="error">
            <text:p>#REF!</text:p>
          </table:table-cell>
          <table:table-cell/>
          <table:table-cell table:formula="of:=IF([.$A170]&lt;[.$D$6];0;IF([.$A170]&gt;[.$E$6];[.$E$6]-[.$D$6];[.$A170]-[.$D$6]))" office:value-type="string" office:string-value="" calcext:value-type="error">
            <text:p>#REF!</text:p>
          </table:table-cell>
          <table:table-cell table:formula="of:=[.P170]*[.$G$6]" office:value-type="string" office:string-value="" calcext:value-type="error">
            <text:p>#REF!</text:p>
          </table:table-cell>
          <table:table-cell/>
          <table:table-cell table:formula="of:=IF([.$A170]&lt;[.$D$7];0;IF([.$A170]&gt;[.$E$7];[.$E$7]-[.$D$7];[.$A170]-[.$D$7]))" office:value-type="string" office:string-value="" calcext:value-type="error">
            <text:p>#REF!</text:p>
          </table:table-cell>
          <table:table-cell table:formula="of:=[.S170]*[.$G$7]" office:value-type="string" office:string-value="" calcext:value-type="error">
            <text:p>#REF!</text:p>
          </table:table-cell>
          <table:table-cell/>
          <table:table-cell table:formula="of:=IF([.$A170]&lt;[.$D$8];0;IF([.$A170]&gt;[.$E$8];[.$E$8]-[.$D$8];[.$A170]-[.$D$8]))" office:value-type="string" office:string-value="" calcext:value-type="error">
            <text:p>#REF!</text:p>
          </table:table-cell>
          <table:table-cell table:formula="of:=[.V17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E173]+[.H173]+[.K173]+[.N173]+[.Q173]+[.T173]+[.W173];0)" office:value-type="string" office:string-value="" calcext:value-type="error">
            <text:p>#REF!</text:p>
          </table:table-cell>
          <table:table-cell/>
          <table:table-cell table:formula="of:=IF([.$A173]&gt;=[.$E$2];[.$E$2];[.$A173])" office:value-type="string" office:string-value="" calcext:value-type="error">
            <text:p>#REF!</text:p>
          </table:table-cell>
          <table:table-cell table:formula="of:=[.D173]*[.$G$2]" office:value-type="string" office:string-value="" calcext:value-type="error">
            <text:p>#REF!</text:p>
          </table:table-cell>
          <table:table-cell table:style-name="ce12"/>
          <table:table-cell table:formula="of:=IF([.$A173]&lt;[.$D$3];0;IF([.$A173]&gt;[.$E$3];[.$E$3]-[.$D$3];[.$A173]-[.$D$3]))" office:value-type="string" office:string-value="" calcext:value-type="error">
            <text:p>#REF!</text:p>
          </table:table-cell>
          <table:table-cell table:formula="of:=[.G173]*[.$G$3]" office:value-type="string" office:string-value="" calcext:value-type="error">
            <text:p>#REF!</text:p>
          </table:table-cell>
          <table:table-cell/>
          <table:table-cell table:formula="of:=IF([.$A173]&lt;[.$D$4];0;IF([.$A173]&gt;[.$E$4];[.$E$4]-[.$D$4];[.$A173]-[.$D$4]))" office:value-type="string" office:string-value="" calcext:value-type="error">
            <text:p>#REF!</text:p>
          </table:table-cell>
          <table:table-cell table:formula="of:=[.J173]*[.$G$4]" office:value-type="string" office:string-value="" calcext:value-type="error">
            <text:p>#REF!</text:p>
          </table:table-cell>
          <table:table-cell/>
          <table:table-cell table:formula="of:=IF([.$A173]&lt;[.$D$5];0;IF([.$A173]&gt;[.$E$5];[.$E$5]-[.$D$5];[.$A173]-[.$D$5]))" office:value-type="string" office:string-value="" calcext:value-type="error">
            <text:p>#REF!</text:p>
          </table:table-cell>
          <table:table-cell table:formula="of:=[.M173]*[.$G$5]" office:value-type="string" office:string-value="" calcext:value-type="error">
            <text:p>#REF!</text:p>
          </table:table-cell>
          <table:table-cell/>
          <table:table-cell table:formula="of:=IF([.$A173]&lt;[.$D$6];0;IF([.$A173]&gt;[.$E$6];[.$E$6]-[.$D$6];[.$A173]-[.$D$6]))" office:value-type="string" office:string-value="" calcext:value-type="error">
            <text:p>#REF!</text:p>
          </table:table-cell>
          <table:table-cell table:formula="of:=[.P173]*[.$G$6]" office:value-type="string" office:string-value="" calcext:value-type="error">
            <text:p>#REF!</text:p>
          </table:table-cell>
          <table:table-cell/>
          <table:table-cell table:formula="of:=IF([.$A173]&lt;[.$D$7];0;IF([.$A173]&gt;[.$E$7];[.$E$7]-[.$D$7];[.$A173]-[.$D$7]))" office:value-type="string" office:string-value="" calcext:value-type="error">
            <text:p>#REF!</text:p>
          </table:table-cell>
          <table:table-cell table:formula="of:=[.S173]*[.$G$7]" office:value-type="string" office:string-value="" calcext:value-type="error">
            <text:p>#REF!</text:p>
          </table:table-cell>
          <table:table-cell/>
          <table:table-cell table:formula="of:=IF([.$A173]&lt;[.$D$8];0;IF([.$A173]&gt;[.$E$8];[.$E$8]-[.$D$8];[.$A173]-[.$D$8]))" office:value-type="string" office:string-value="" calcext:value-type="error">
            <text:p>#REF!</text:p>
          </table:table-cell>
          <table:table-cell table:formula="of:=[.V17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3]/50)*50" office:value-type="string" office:string-value="" calcext:value-type="error">
            <text:p>#REF!</text:p>
          </table:table-cell>
          <table:table-cell table:formula="of:=ROUND([.E174]+[.H174]+[.K174]+[.N174]+[.Q174]+[.T174]+[.W174];0)" office:value-type="string" office:string-value="" calcext:value-type="error">
            <text:p>#REF!</text:p>
          </table:table-cell>
          <table:table-cell/>
          <table:table-cell table:formula="of:=IF([.$A174]&gt;=[.$E$2];[.$E$2];[.$A174])" office:value-type="string" office:string-value="" calcext:value-type="error">
            <text:p>#REF!</text:p>
          </table:table-cell>
          <table:table-cell table:formula="of:=[.D174]*[.$G$2]" office:value-type="string" office:string-value="" calcext:value-type="error">
            <text:p>#REF!</text:p>
          </table:table-cell>
          <table:table-cell table:style-name="ce12"/>
          <table:table-cell table:formula="of:=IF([.$A174]&lt;[.$D$3];0;IF([.$A174]&gt;[.$E$3];[.$E$3]-[.$D$3];[.$A174]-[.$D$3]))" office:value-type="string" office:string-value="" calcext:value-type="error">
            <text:p>#REF!</text:p>
          </table:table-cell>
          <table:table-cell table:formula="of:=[.G174]*[.$G$3]" office:value-type="string" office:string-value="" calcext:value-type="error">
            <text:p>#REF!</text:p>
          </table:table-cell>
          <table:table-cell/>
          <table:table-cell table:formula="of:=IF([.$A174]&lt;[.$D$4];0;IF([.$A174]&gt;[.$E$4];[.$E$4]-[.$D$4];[.$A174]-[.$D$4]))" office:value-type="string" office:string-value="" calcext:value-type="error">
            <text:p>#REF!</text:p>
          </table:table-cell>
          <table:table-cell table:formula="of:=[.J174]*[.$G$4]" office:value-type="string" office:string-value="" calcext:value-type="error">
            <text:p>#REF!</text:p>
          </table:table-cell>
          <table:table-cell/>
          <table:table-cell table:formula="of:=IF([.$A174]&lt;[.$D$5];0;IF([.$A174]&gt;[.$E$5];[.$E$5]-[.$D$5];[.$A174]-[.$D$5]))" office:value-type="string" office:string-value="" calcext:value-type="error">
            <text:p>#REF!</text:p>
          </table:table-cell>
          <table:table-cell table:formula="of:=[.M174]*[.$G$5]" office:value-type="string" office:string-value="" calcext:value-type="error">
            <text:p>#REF!</text:p>
          </table:table-cell>
          <table:table-cell/>
          <table:table-cell table:formula="of:=IF([.$A174]&lt;[.$D$6];0;IF([.$A174]&gt;[.$E$6];[.$E$6]-[.$D$6];[.$A174]-[.$D$6]))" office:value-type="string" office:string-value="" calcext:value-type="error">
            <text:p>#REF!</text:p>
          </table:table-cell>
          <table:table-cell table:formula="of:=[.P174]*[.$G$6]" office:value-type="string" office:string-value="" calcext:value-type="error">
            <text:p>#REF!</text:p>
          </table:table-cell>
          <table:table-cell/>
          <table:table-cell table:formula="of:=IF([.$A174]&lt;[.$D$7];0;IF([.$A174]&gt;[.$E$7];[.$E$7]-[.$D$7];[.$A174]-[.$D$7]))" office:value-type="string" office:string-value="" calcext:value-type="error">
            <text:p>#REF!</text:p>
          </table:table-cell>
          <table:table-cell table:formula="of:=[.S174]*[.$G$7]" office:value-type="string" office:string-value="" calcext:value-type="error">
            <text:p>#REF!</text:p>
          </table:table-cell>
          <table:table-cell/>
          <table:table-cell table:formula="of:=IF([.$A174]&lt;[.$D$8];0;IF([.$A174]&gt;[.$E$8];[.$E$8]-[.$D$8];[.$A174]-[.$D$8]))" office:value-type="string" office:string-value="" calcext:value-type="error">
            <text:p>#REF!</text:p>
          </table:table-cell>
          <table:table-cell table:formula="of:=[.V17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string" office:string-value="" calcext:value-type="error">
            <text:p>#REF!</text:p>
          </table:table-cell>
          <table:table-cell table:formula="of:=ROUND([.E175]+[.H175]+[.K175]+[.N175]+[.Q175]+[.T175]+[.W175];0)" office:value-type="string" office:string-value="" calcext:value-type="error">
            <text:p>#REF!</text:p>
          </table:table-cell>
          <table:table-cell/>
          <table:table-cell table:formula="of:=IF([.$A175]&gt;=[.$E$2];[.$E$2];[.$A175])" office:value-type="string" office:string-value="" calcext:value-type="error">
            <text:p>#REF!</text:p>
          </table:table-cell>
          <table:table-cell table:formula="of:=[.D175]*[.$G$2]" office:value-type="string" office:string-value="" calcext:value-type="error">
            <text:p>#REF!</text:p>
          </table:table-cell>
          <table:table-cell table:style-name="ce12"/>
          <table:table-cell table:formula="of:=IF([.$A175]&lt;[.$D$3];0;IF([.$A175]&gt;[.$E$3];[.$E$3]-[.$D$3];[.$A175]-[.$D$3]))" office:value-type="string" office:string-value="" calcext:value-type="error">
            <text:p>#REF!</text:p>
          </table:table-cell>
          <table:table-cell table:formula="of:=[.G175]*[.$G$3]" office:value-type="string" office:string-value="" calcext:value-type="error">
            <text:p>#REF!</text:p>
          </table:table-cell>
          <table:table-cell/>
          <table:table-cell table:formula="of:=IF([.$A175]&lt;[.$D$4];0;IF([.$A175]&gt;[.$E$4];[.$E$4]-[.$D$4];[.$A175]-[.$D$4]))" office:value-type="string" office:string-value="" calcext:value-type="error">
            <text:p>#REF!</text:p>
          </table:table-cell>
          <table:table-cell table:formula="of:=[.J175]*[.$G$4]" office:value-type="string" office:string-value="" calcext:value-type="error">
            <text:p>#REF!</text:p>
          </table:table-cell>
          <table:table-cell/>
          <table:table-cell table:formula="of:=IF([.$A175]&lt;[.$D$5];0;IF([.$A175]&gt;[.$E$5];[.$E$5]-[.$D$5];[.$A175]-[.$D$5]))" office:value-type="string" office:string-value="" calcext:value-type="error">
            <text:p>#REF!</text:p>
          </table:table-cell>
          <table:table-cell table:formula="of:=[.M175]*[.$G$5]" office:value-type="string" office:string-value="" calcext:value-type="error">
            <text:p>#REF!</text:p>
          </table:table-cell>
          <table:table-cell/>
          <table:table-cell table:formula="of:=IF([.$A175]&lt;[.$D$6];0;IF([.$A175]&gt;[.$E$6];[.$E$6]-[.$D$6];[.$A175]-[.$D$6]))" office:value-type="string" office:string-value="" calcext:value-type="error">
            <text:p>#REF!</text:p>
          </table:table-cell>
          <table:table-cell table:formula="of:=[.P175]*[.$G$6]" office:value-type="string" office:string-value="" calcext:value-type="error">
            <text:p>#REF!</text:p>
          </table:table-cell>
          <table:table-cell/>
          <table:table-cell table:formula="of:=IF([.$A175]&lt;[.$D$7];0;IF([.$A175]&gt;[.$E$7];[.$E$7]-[.$D$7];[.$A175]-[.$D$7]))" office:value-type="string" office:string-value="" calcext:value-type="error">
            <text:p>#REF!</text:p>
          </table:table-cell>
          <table:table-cell table:formula="of:=[.S175]*[.$G$7]" office:value-type="string" office:string-value="" calcext:value-type="error">
            <text:p>#REF!</text:p>
          </table:table-cell>
          <table:table-cell/>
          <table:table-cell table:formula="of:=IF([.$A175]&lt;[.$D$8];0;IF([.$A175]&gt;[.$E$8];[.$E$8]-[.$D$8];[.$A175]-[.$D$8]))" office:value-type="string" office:string-value="" calcext:value-type="error">
            <text:p>#REF!</text:p>
          </table:table-cell>
          <table:table-cell table:formula="of:=[.V17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E178]+[.H178]+[.K178]+[.N178]+[.Q178]+[.T178]+[.W178];0)" office:value-type="string" office:string-value="" calcext:value-type="error">
            <text:p>#REF!</text:p>
          </table:table-cell>
          <table:table-cell/>
          <table:table-cell table:formula="of:=IF([.$A178]&gt;=[.$E$2];[.$E$2];[.$A178])" office:value-type="string" office:string-value="" calcext:value-type="error">
            <text:p>#REF!</text:p>
          </table:table-cell>
          <table:table-cell table:formula="of:=[.D178]*[.$G$2]" office:value-type="string" office:string-value="" calcext:value-type="error">
            <text:p>#REF!</text:p>
          </table:table-cell>
          <table:table-cell table:style-name="ce12"/>
          <table:table-cell table:formula="of:=IF([.$A178]&lt;[.$D$3];0;IF([.$A178]&gt;[.$E$3];[.$E$3]-[.$D$3];[.$A178]-[.$D$3]))" office:value-type="string" office:string-value="" calcext:value-type="error">
            <text:p>#REF!</text:p>
          </table:table-cell>
          <table:table-cell table:formula="of:=[.G178]*[.$G$3]" office:value-type="string" office:string-value="" calcext:value-type="error">
            <text:p>#REF!</text:p>
          </table:table-cell>
          <table:table-cell/>
          <table:table-cell table:formula="of:=IF([.$A178]&lt;[.$D$4];0;IF([.$A178]&gt;[.$E$4];[.$E$4]-[.$D$4];[.$A178]-[.$D$4]))" office:value-type="string" office:string-value="" calcext:value-type="error">
            <text:p>#REF!</text:p>
          </table:table-cell>
          <table:table-cell table:formula="of:=[.J178]*[.$G$4]" office:value-type="string" office:string-value="" calcext:value-type="error">
            <text:p>#REF!</text:p>
          </table:table-cell>
          <table:table-cell/>
          <table:table-cell table:formula="of:=IF([.$A178]&lt;[.$D$5];0;IF([.$A178]&gt;[.$E$5];[.$E$5]-[.$D$5];[.$A178]-[.$D$5]))" office:value-type="string" office:string-value="" calcext:value-type="error">
            <text:p>#REF!</text:p>
          </table:table-cell>
          <table:table-cell table:formula="of:=[.M178]*[.$G$5]" office:value-type="string" office:string-value="" calcext:value-type="error">
            <text:p>#REF!</text:p>
          </table:table-cell>
          <table:table-cell/>
          <table:table-cell table:formula="of:=IF([.$A178]&lt;[.$D$6];0;IF([.$A178]&gt;[.$E$6];[.$E$6]-[.$D$6];[.$A178]-[.$D$6]))" office:value-type="string" office:string-value="" calcext:value-type="error">
            <text:p>#REF!</text:p>
          </table:table-cell>
          <table:table-cell table:formula="of:=[.P178]*[.$G$6]" office:value-type="string" office:string-value="" calcext:value-type="error">
            <text:p>#REF!</text:p>
          </table:table-cell>
          <table:table-cell/>
          <table:table-cell table:formula="of:=IF([.$A178]&lt;[.$D$7];0;IF([.$A178]&gt;[.$E$7];[.$E$7]-[.$D$7];[.$A178]-[.$D$7]))" office:value-type="string" office:string-value="" calcext:value-type="error">
            <text:p>#REF!</text:p>
          </table:table-cell>
          <table:table-cell table:formula="of:=[.S178]*[.$G$7]" office:value-type="string" office:string-value="" calcext:value-type="error">
            <text:p>#REF!</text:p>
          </table:table-cell>
          <table:table-cell/>
          <table:table-cell table:formula="of:=IF([.$A178]&lt;[.$D$8];0;IF([.$A178]&gt;[.$E$8];[.$E$8]-[.$D$8];[.$A178]-[.$D$8]))" office:value-type="string" office:string-value="" calcext:value-type="error">
            <text:p>#REF!</text:p>
          </table:table-cell>
          <table:table-cell table:formula="of:=[.V17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8]/50)*50" office:value-type="string" office:string-value="" calcext:value-type="error">
            <text:p>#REF!</text:p>
          </table:table-cell>
          <table:table-cell table:formula="of:=ROUND([.E179]+[.H179]+[.K179]+[.N179]+[.Q179]+[.T179]+[.W179];0)" office:value-type="string" office:string-value="" calcext:value-type="error">
            <text:p>#REF!</text:p>
          </table:table-cell>
          <table:table-cell/>
          <table:table-cell table:formula="of:=IF([.$A179]&gt;=[.$E$2];[.$E$2];[.$A179])" office:value-type="string" office:string-value="" calcext:value-type="error">
            <text:p>#REF!</text:p>
          </table:table-cell>
          <table:table-cell table:formula="of:=[.D179]*[.$G$2]" office:value-type="string" office:string-value="" calcext:value-type="error">
            <text:p>#REF!</text:p>
          </table:table-cell>
          <table:table-cell table:style-name="ce12"/>
          <table:table-cell table:formula="of:=IF([.$A179]&lt;[.$D$3];0;IF([.$A179]&gt;[.$E$3];[.$E$3]-[.$D$3];[.$A179]-[.$D$3]))" office:value-type="string" office:string-value="" calcext:value-type="error">
            <text:p>#REF!</text:p>
          </table:table-cell>
          <table:table-cell table:formula="of:=[.G179]*[.$G$3]" office:value-type="string" office:string-value="" calcext:value-type="error">
            <text:p>#REF!</text:p>
          </table:table-cell>
          <table:table-cell/>
          <table:table-cell table:formula="of:=IF([.$A179]&lt;[.$D$4];0;IF([.$A179]&gt;[.$E$4];[.$E$4]-[.$D$4];[.$A179]-[.$D$4]))" office:value-type="string" office:string-value="" calcext:value-type="error">
            <text:p>#REF!</text:p>
          </table:table-cell>
          <table:table-cell table:formula="of:=[.J179]*[.$G$4]" office:value-type="string" office:string-value="" calcext:value-type="error">
            <text:p>#REF!</text:p>
          </table:table-cell>
          <table:table-cell/>
          <table:table-cell table:formula="of:=IF([.$A179]&lt;[.$D$5];0;IF([.$A179]&gt;[.$E$5];[.$E$5]-[.$D$5];[.$A179]-[.$D$5]))" office:value-type="string" office:string-value="" calcext:value-type="error">
            <text:p>#REF!</text:p>
          </table:table-cell>
          <table:table-cell table:formula="of:=[.M179]*[.$G$5]" office:value-type="string" office:string-value="" calcext:value-type="error">
            <text:p>#REF!</text:p>
          </table:table-cell>
          <table:table-cell/>
          <table:table-cell table:formula="of:=IF([.$A179]&lt;[.$D$6];0;IF([.$A179]&gt;[.$E$6];[.$E$6]-[.$D$6];[.$A179]-[.$D$6]))" office:value-type="string" office:string-value="" calcext:value-type="error">
            <text:p>#REF!</text:p>
          </table:table-cell>
          <table:table-cell table:formula="of:=[.P179]*[.$G$6]" office:value-type="string" office:string-value="" calcext:value-type="error">
            <text:p>#REF!</text:p>
          </table:table-cell>
          <table:table-cell/>
          <table:table-cell table:formula="of:=IF([.$A179]&lt;[.$D$7];0;IF([.$A179]&gt;[.$E$7];[.$E$7]-[.$D$7];[.$A179]-[.$D$7]))" office:value-type="string" office:string-value="" calcext:value-type="error">
            <text:p>#REF!</text:p>
          </table:table-cell>
          <table:table-cell table:formula="of:=[.S179]*[.$G$7]" office:value-type="string" office:string-value="" calcext:value-type="error">
            <text:p>#REF!</text:p>
          </table:table-cell>
          <table:table-cell/>
          <table:table-cell table:formula="of:=IF([.$A179]&lt;[.$D$8];0;IF([.$A179]&gt;[.$E$8];[.$E$8]-[.$D$8];[.$A179]-[.$D$8]))" office:value-type="string" office:string-value="" calcext:value-type="error">
            <text:p>#REF!</text:p>
          </table:table-cell>
          <table:table-cell table:formula="of:=[.V17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string" office:string-value="" calcext:value-type="error">
            <text:p>#REF!</text:p>
          </table:table-cell>
          <table:table-cell table:formula="of:=ROUND([.E180]+[.H180]+[.K180]+[.N180]+[.Q180]+[.T180]+[.W180];0)" office:value-type="string" office:string-value="" calcext:value-type="error">
            <text:p>#REF!</text:p>
          </table:table-cell>
          <table:table-cell/>
          <table:table-cell table:formula="of:=IF([.$A180]&gt;=[.$E$2];[.$E$2];[.$A180])" office:value-type="string" office:string-value="" calcext:value-type="error">
            <text:p>#REF!</text:p>
          </table:table-cell>
          <table:table-cell table:formula="of:=[.D180]*[.$G$2]" office:value-type="string" office:string-value="" calcext:value-type="error">
            <text:p>#REF!</text:p>
          </table:table-cell>
          <table:table-cell table:style-name="ce12"/>
          <table:table-cell table:formula="of:=IF([.$A180]&lt;[.$D$3];0;IF([.$A180]&gt;[.$E$3];[.$E$3]-[.$D$3];[.$A180]-[.$D$3]))" office:value-type="string" office:string-value="" calcext:value-type="error">
            <text:p>#REF!</text:p>
          </table:table-cell>
          <table:table-cell table:formula="of:=[.G180]*[.$G$3]" office:value-type="string" office:string-value="" calcext:value-type="error">
            <text:p>#REF!</text:p>
          </table:table-cell>
          <table:table-cell/>
          <table:table-cell table:formula="of:=IF([.$A180]&lt;[.$D$4];0;IF([.$A180]&gt;[.$E$4];[.$E$4]-[.$D$4];[.$A180]-[.$D$4]))" office:value-type="string" office:string-value="" calcext:value-type="error">
            <text:p>#REF!</text:p>
          </table:table-cell>
          <table:table-cell table:formula="of:=[.J180]*[.$G$4]" office:value-type="string" office:string-value="" calcext:value-type="error">
            <text:p>#REF!</text:p>
          </table:table-cell>
          <table:table-cell/>
          <table:table-cell table:formula="of:=IF([.$A180]&lt;[.$D$5];0;IF([.$A180]&gt;[.$E$5];[.$E$5]-[.$D$5];[.$A180]-[.$D$5]))" office:value-type="string" office:string-value="" calcext:value-type="error">
            <text:p>#REF!</text:p>
          </table:table-cell>
          <table:table-cell table:formula="of:=[.M180]*[.$G$5]" office:value-type="string" office:string-value="" calcext:value-type="error">
            <text:p>#REF!</text:p>
          </table:table-cell>
          <table:table-cell/>
          <table:table-cell table:formula="of:=IF([.$A180]&lt;[.$D$6];0;IF([.$A180]&gt;[.$E$6];[.$E$6]-[.$D$6];[.$A180]-[.$D$6]))" office:value-type="string" office:string-value="" calcext:value-type="error">
            <text:p>#REF!</text:p>
          </table:table-cell>
          <table:table-cell table:formula="of:=[.P180]*[.$G$6]" office:value-type="string" office:string-value="" calcext:value-type="error">
            <text:p>#REF!</text:p>
          </table:table-cell>
          <table:table-cell/>
          <table:table-cell table:formula="of:=IF([.$A180]&lt;[.$D$7];0;IF([.$A180]&gt;[.$E$7];[.$E$7]-[.$D$7];[.$A180]-[.$D$7]))" office:value-type="string" office:string-value="" calcext:value-type="error">
            <text:p>#REF!</text:p>
          </table:table-cell>
          <table:table-cell table:formula="of:=[.S180]*[.$G$7]" office:value-type="string" office:string-value="" calcext:value-type="error">
            <text:p>#REF!</text:p>
          </table:table-cell>
          <table:table-cell/>
          <table:table-cell table:formula="of:=IF([.$A180]&lt;[.$D$8];0;IF([.$A180]&gt;[.$E$8];[.$E$8]-[.$D$8];[.$A180]-[.$D$8]))" office:value-type="string" office:string-value="" calcext:value-type="error">
            <text:p>#REF!</text:p>
          </table:table-cell>
          <table:table-cell table:formula="of:=[.V18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E183]+[.H183]+[.K183]+[.N183]+[.Q183]+[.T183]+[.W183];0)" office:value-type="string" office:string-value="" calcext:value-type="error">
            <text:p>#REF!</text:p>
          </table:table-cell>
          <table:table-cell/>
          <table:table-cell table:formula="of:=IF([.$A183]&gt;=[.$E$2];[.$E$2];[.$A183])" office:value-type="string" office:string-value="" calcext:value-type="error">
            <text:p>#REF!</text:p>
          </table:table-cell>
          <table:table-cell table:formula="of:=[.D183]*[.$G$2]" office:value-type="string" office:string-value="" calcext:value-type="error">
            <text:p>#REF!</text:p>
          </table:table-cell>
          <table:table-cell table:style-name="ce12"/>
          <table:table-cell table:formula="of:=IF([.$A183]&lt;[.$D$3];0;IF([.$A183]&gt;[.$E$3];[.$E$3]-[.$D$3];[.$A183]-[.$D$3]))" office:value-type="string" office:string-value="" calcext:value-type="error">
            <text:p>#REF!</text:p>
          </table:table-cell>
          <table:table-cell table:formula="of:=[.G183]*[.$G$3]" office:value-type="string" office:string-value="" calcext:value-type="error">
            <text:p>#REF!</text:p>
          </table:table-cell>
          <table:table-cell/>
          <table:table-cell table:formula="of:=IF([.$A183]&lt;[.$D$4];0;IF([.$A183]&gt;[.$E$4];[.$E$4]-[.$D$4];[.$A183]-[.$D$4]))" office:value-type="string" office:string-value="" calcext:value-type="error">
            <text:p>#REF!</text:p>
          </table:table-cell>
          <table:table-cell table:formula="of:=[.J183]*[.$G$4]" office:value-type="string" office:string-value="" calcext:value-type="error">
            <text:p>#REF!</text:p>
          </table:table-cell>
          <table:table-cell/>
          <table:table-cell table:formula="of:=IF([.$A183]&lt;[.$D$5];0;IF([.$A183]&gt;[.$E$5];[.$E$5]-[.$D$5];[.$A183]-[.$D$5]))" office:value-type="string" office:string-value="" calcext:value-type="error">
            <text:p>#REF!</text:p>
          </table:table-cell>
          <table:table-cell table:formula="of:=[.M183]*[.$G$5]" office:value-type="string" office:string-value="" calcext:value-type="error">
            <text:p>#REF!</text:p>
          </table:table-cell>
          <table:table-cell/>
          <table:table-cell table:formula="of:=IF([.$A183]&lt;[.$D$6];0;IF([.$A183]&gt;[.$E$6];[.$E$6]-[.$D$6];[.$A183]-[.$D$6]))" office:value-type="string" office:string-value="" calcext:value-type="error">
            <text:p>#REF!</text:p>
          </table:table-cell>
          <table:table-cell table:formula="of:=[.P183]*[.$G$6]" office:value-type="string" office:string-value="" calcext:value-type="error">
            <text:p>#REF!</text:p>
          </table:table-cell>
          <table:table-cell/>
          <table:table-cell table:formula="of:=IF([.$A183]&lt;[.$D$7];0;IF([.$A183]&gt;[.$E$7];[.$E$7]-[.$D$7];[.$A183]-[.$D$7]))" office:value-type="string" office:string-value="" calcext:value-type="error">
            <text:p>#REF!</text:p>
          </table:table-cell>
          <table:table-cell table:formula="of:=[.S183]*[.$G$7]" office:value-type="string" office:string-value="" calcext:value-type="error">
            <text:p>#REF!</text:p>
          </table:table-cell>
          <table:table-cell/>
          <table:table-cell table:formula="of:=IF([.$A183]&lt;[.$D$8];0;IF([.$A183]&gt;[.$E$8];[.$E$8]-[.$D$8];[.$A183]-[.$D$8]))" office:value-type="string" office:string-value="" calcext:value-type="error">
            <text:p>#REF!</text:p>
          </table:table-cell>
          <table:table-cell table:formula="of:=[.V18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3]/50)*50" office:value-type="string" office:string-value="" calcext:value-type="error">
            <text:p>#REF!</text:p>
          </table:table-cell>
          <table:table-cell table:formula="of:=ROUND([.E184]+[.H184]+[.K184]+[.N184]+[.Q184]+[.T184]+[.W184];0)" office:value-type="string" office:string-value="" calcext:value-type="error">
            <text:p>#REF!</text:p>
          </table:table-cell>
          <table:table-cell/>
          <table:table-cell table:formula="of:=IF([.$A184]&gt;=[.$E$2];[.$E$2];[.$A184])" office:value-type="string" office:string-value="" calcext:value-type="error">
            <text:p>#REF!</text:p>
          </table:table-cell>
          <table:table-cell table:formula="of:=[.D184]*[.$G$2]" office:value-type="string" office:string-value="" calcext:value-type="error">
            <text:p>#REF!</text:p>
          </table:table-cell>
          <table:table-cell table:style-name="ce12"/>
          <table:table-cell table:formula="of:=IF([.$A184]&lt;[.$D$3];0;IF([.$A184]&gt;[.$E$3];[.$E$3]-[.$D$3];[.$A184]-[.$D$3]))" office:value-type="string" office:string-value="" calcext:value-type="error">
            <text:p>#REF!</text:p>
          </table:table-cell>
          <table:table-cell table:formula="of:=[.G184]*[.$G$3]" office:value-type="string" office:string-value="" calcext:value-type="error">
            <text:p>#REF!</text:p>
          </table:table-cell>
          <table:table-cell/>
          <table:table-cell table:formula="of:=IF([.$A184]&lt;[.$D$4];0;IF([.$A184]&gt;[.$E$4];[.$E$4]-[.$D$4];[.$A184]-[.$D$4]))" office:value-type="string" office:string-value="" calcext:value-type="error">
            <text:p>#REF!</text:p>
          </table:table-cell>
          <table:table-cell table:formula="of:=[.J184]*[.$G$4]" office:value-type="string" office:string-value="" calcext:value-type="error">
            <text:p>#REF!</text:p>
          </table:table-cell>
          <table:table-cell/>
          <table:table-cell table:formula="of:=IF([.$A184]&lt;[.$D$5];0;IF([.$A184]&gt;[.$E$5];[.$E$5]-[.$D$5];[.$A184]-[.$D$5]))" office:value-type="string" office:string-value="" calcext:value-type="error">
            <text:p>#REF!</text:p>
          </table:table-cell>
          <table:table-cell table:formula="of:=[.M184]*[.$G$5]" office:value-type="string" office:string-value="" calcext:value-type="error">
            <text:p>#REF!</text:p>
          </table:table-cell>
          <table:table-cell/>
          <table:table-cell table:formula="of:=IF([.$A184]&lt;[.$D$6];0;IF([.$A184]&gt;[.$E$6];[.$E$6]-[.$D$6];[.$A184]-[.$D$6]))" office:value-type="string" office:string-value="" calcext:value-type="error">
            <text:p>#REF!</text:p>
          </table:table-cell>
          <table:table-cell table:formula="of:=[.P184]*[.$G$6]" office:value-type="string" office:string-value="" calcext:value-type="error">
            <text:p>#REF!</text:p>
          </table:table-cell>
          <table:table-cell/>
          <table:table-cell table:formula="of:=IF([.$A184]&lt;[.$D$7];0;IF([.$A184]&gt;[.$E$7];[.$E$7]-[.$D$7];[.$A184]-[.$D$7]))" office:value-type="string" office:string-value="" calcext:value-type="error">
            <text:p>#REF!</text:p>
          </table:table-cell>
          <table:table-cell table:formula="of:=[.S184]*[.$G$7]" office:value-type="string" office:string-value="" calcext:value-type="error">
            <text:p>#REF!</text:p>
          </table:table-cell>
          <table:table-cell/>
          <table:table-cell table:formula="of:=IF([.$A184]&lt;[.$D$8];0;IF([.$A184]&gt;[.$E$8];[.$E$8]-[.$D$8];[.$A184]-[.$D$8]))" office:value-type="string" office:string-value="" calcext:value-type="error">
            <text:p>#REF!</text:p>
          </table:table-cell>
          <table:table-cell table:formula="of:=[.V18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string" office:string-value="" calcext:value-type="error">
            <text:p>#REF!</text:p>
          </table:table-cell>
          <table:table-cell table:formula="of:=ROUND([.E185]+[.H185]+[.K185]+[.N185]+[.Q185]+[.T185]+[.W185];0)" office:value-type="string" office:string-value="" calcext:value-type="error">
            <text:p>#REF!</text:p>
          </table:table-cell>
          <table:table-cell/>
          <table:table-cell table:formula="of:=IF([.$A185]&gt;=[.$E$2];[.$E$2];[.$A185])" office:value-type="string" office:string-value="" calcext:value-type="error">
            <text:p>#REF!</text:p>
          </table:table-cell>
          <table:table-cell table:formula="of:=[.D185]*[.$G$2]" office:value-type="string" office:string-value="" calcext:value-type="error">
            <text:p>#REF!</text:p>
          </table:table-cell>
          <table:table-cell table:style-name="ce12"/>
          <table:table-cell table:formula="of:=IF([.$A185]&lt;[.$D$3];0;IF([.$A185]&gt;[.$E$3];[.$E$3]-[.$D$3];[.$A185]-[.$D$3]))" office:value-type="string" office:string-value="" calcext:value-type="error">
            <text:p>#REF!</text:p>
          </table:table-cell>
          <table:table-cell table:formula="of:=[.G185]*[.$G$3]" office:value-type="string" office:string-value="" calcext:value-type="error">
            <text:p>#REF!</text:p>
          </table:table-cell>
          <table:table-cell/>
          <table:table-cell table:formula="of:=IF([.$A185]&lt;[.$D$4];0;IF([.$A185]&gt;[.$E$4];[.$E$4]-[.$D$4];[.$A185]-[.$D$4]))" office:value-type="string" office:string-value="" calcext:value-type="error">
            <text:p>#REF!</text:p>
          </table:table-cell>
          <table:table-cell table:formula="of:=[.J185]*[.$G$4]" office:value-type="string" office:string-value="" calcext:value-type="error">
            <text:p>#REF!</text:p>
          </table:table-cell>
          <table:table-cell/>
          <table:table-cell table:formula="of:=IF([.$A185]&lt;[.$D$5];0;IF([.$A185]&gt;[.$E$5];[.$E$5]-[.$D$5];[.$A185]-[.$D$5]))" office:value-type="string" office:string-value="" calcext:value-type="error">
            <text:p>#REF!</text:p>
          </table:table-cell>
          <table:table-cell table:formula="of:=[.M185]*[.$G$5]" office:value-type="string" office:string-value="" calcext:value-type="error">
            <text:p>#REF!</text:p>
          </table:table-cell>
          <table:table-cell/>
          <table:table-cell table:formula="of:=IF([.$A185]&lt;[.$D$6];0;IF([.$A185]&gt;[.$E$6];[.$E$6]-[.$D$6];[.$A185]-[.$D$6]))" office:value-type="string" office:string-value="" calcext:value-type="error">
            <text:p>#REF!</text:p>
          </table:table-cell>
          <table:table-cell table:formula="of:=[.P185]*[.$G$6]" office:value-type="string" office:string-value="" calcext:value-type="error">
            <text:p>#REF!</text:p>
          </table:table-cell>
          <table:table-cell/>
          <table:table-cell table:formula="of:=IF([.$A185]&lt;[.$D$7];0;IF([.$A185]&gt;[.$E$7];[.$E$7]-[.$D$7];[.$A185]-[.$D$7]))" office:value-type="string" office:string-value="" calcext:value-type="error">
            <text:p>#REF!</text:p>
          </table:table-cell>
          <table:table-cell table:formula="of:=[.S185]*[.$G$7]" office:value-type="string" office:string-value="" calcext:value-type="error">
            <text:p>#REF!</text:p>
          </table:table-cell>
          <table:table-cell/>
          <table:table-cell table:formula="of:=IF([.$A185]&lt;[.$D$8];0;IF([.$A185]&gt;[.$E$8];[.$E$8]-[.$D$8];[.$A185]-[.$D$8]))" office:value-type="string" office:string-value="" calcext:value-type="error">
            <text:p>#REF!</text:p>
          </table:table-cell>
          <table:table-cell table:formula="of:=[.V18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E188]+[.H188]+[.K188]+[.N188]+[.Q188]+[.T188]+[.W188];0)" office:value-type="string" office:string-value="" calcext:value-type="error">
            <text:p>#REF!</text:p>
          </table:table-cell>
          <table:table-cell/>
          <table:table-cell table:formula="of:=IF([.$A188]&gt;=[.$E$2];[.$E$2];[.$A188])" office:value-type="string" office:string-value="" calcext:value-type="error">
            <text:p>#REF!</text:p>
          </table:table-cell>
          <table:table-cell table:formula="of:=[.D188]*[.$G$2]" office:value-type="string" office:string-value="" calcext:value-type="error">
            <text:p>#REF!</text:p>
          </table:table-cell>
          <table:table-cell table:style-name="ce12"/>
          <table:table-cell table:formula="of:=IF([.$A188]&lt;[.$D$3];0;IF([.$A188]&gt;[.$E$3];[.$E$3]-[.$D$3];[.$A188]-[.$D$3]))" office:value-type="string" office:string-value="" calcext:value-type="error">
            <text:p>#REF!</text:p>
          </table:table-cell>
          <table:table-cell table:formula="of:=[.G188]*[.$G$3]" office:value-type="string" office:string-value="" calcext:value-type="error">
            <text:p>#REF!</text:p>
          </table:table-cell>
          <table:table-cell/>
          <table:table-cell table:formula="of:=IF([.$A188]&lt;[.$D$4];0;IF([.$A188]&gt;[.$E$4];[.$E$4]-[.$D$4];[.$A188]-[.$D$4]))" office:value-type="string" office:string-value="" calcext:value-type="error">
            <text:p>#REF!</text:p>
          </table:table-cell>
          <table:table-cell table:formula="of:=[.J188]*[.$G$4]" office:value-type="string" office:string-value="" calcext:value-type="error">
            <text:p>#REF!</text:p>
          </table:table-cell>
          <table:table-cell/>
          <table:table-cell table:formula="of:=IF([.$A188]&lt;[.$D$5];0;IF([.$A188]&gt;[.$E$5];[.$E$5]-[.$D$5];[.$A188]-[.$D$5]))" office:value-type="string" office:string-value="" calcext:value-type="error">
            <text:p>#REF!</text:p>
          </table:table-cell>
          <table:table-cell table:formula="of:=[.M188]*[.$G$5]" office:value-type="string" office:string-value="" calcext:value-type="error">
            <text:p>#REF!</text:p>
          </table:table-cell>
          <table:table-cell/>
          <table:table-cell table:formula="of:=IF([.$A188]&lt;[.$D$6];0;IF([.$A188]&gt;[.$E$6];[.$E$6]-[.$D$6];[.$A188]-[.$D$6]))" office:value-type="string" office:string-value="" calcext:value-type="error">
            <text:p>#REF!</text:p>
          </table:table-cell>
          <table:table-cell table:formula="of:=[.P188]*[.$G$6]" office:value-type="string" office:string-value="" calcext:value-type="error">
            <text:p>#REF!</text:p>
          </table:table-cell>
          <table:table-cell/>
          <table:table-cell table:formula="of:=IF([.$A188]&lt;[.$D$7];0;IF([.$A188]&gt;[.$E$7];[.$E$7]-[.$D$7];[.$A188]-[.$D$7]))" office:value-type="string" office:string-value="" calcext:value-type="error">
            <text:p>#REF!</text:p>
          </table:table-cell>
          <table:table-cell table:formula="of:=[.S188]*[.$G$7]" office:value-type="string" office:string-value="" calcext:value-type="error">
            <text:p>#REF!</text:p>
          </table:table-cell>
          <table:table-cell/>
          <table:table-cell table:formula="of:=IF([.$A188]&lt;[.$D$8];0;IF([.$A188]&gt;[.$E$8];[.$E$8]-[.$D$8];[.$A188]-[.$D$8]))" office:value-type="string" office:string-value="" calcext:value-type="error">
            <text:p>#REF!</text:p>
          </table:table-cell>
          <table:table-cell table:formula="of:=[.V18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8]/50)*50" office:value-type="string" office:string-value="" calcext:value-type="error">
            <text:p>#REF!</text:p>
          </table:table-cell>
          <table:table-cell table:formula="of:=ROUND([.E189]+[.H189]+[.K189]+[.N189]+[.Q189]+[.T189]+[.W189];0)" office:value-type="string" office:string-value="" calcext:value-type="error">
            <text:p>#REF!</text:p>
          </table:table-cell>
          <table:table-cell/>
          <table:table-cell table:formula="of:=IF([.$A189]&gt;=[.$E$2];[.$E$2];[.$A189])" office:value-type="string" office:string-value="" calcext:value-type="error">
            <text:p>#REF!</text:p>
          </table:table-cell>
          <table:table-cell table:formula="of:=[.D189]*[.$G$2]" office:value-type="string" office:string-value="" calcext:value-type="error">
            <text:p>#REF!</text:p>
          </table:table-cell>
          <table:table-cell table:style-name="ce12"/>
          <table:table-cell table:formula="of:=IF([.$A189]&lt;[.$D$3];0;IF([.$A189]&gt;[.$E$3];[.$E$3]-[.$D$3];[.$A189]-[.$D$3]))" office:value-type="string" office:string-value="" calcext:value-type="error">
            <text:p>#REF!</text:p>
          </table:table-cell>
          <table:table-cell table:formula="of:=[.G189]*[.$G$3]" office:value-type="string" office:string-value="" calcext:value-type="error">
            <text:p>#REF!</text:p>
          </table:table-cell>
          <table:table-cell/>
          <table:table-cell table:formula="of:=IF([.$A189]&lt;[.$D$4];0;IF([.$A189]&gt;[.$E$4];[.$E$4]-[.$D$4];[.$A189]-[.$D$4]))" office:value-type="string" office:string-value="" calcext:value-type="error">
            <text:p>#REF!</text:p>
          </table:table-cell>
          <table:table-cell table:formula="of:=[.J189]*[.$G$4]" office:value-type="string" office:string-value="" calcext:value-type="error">
            <text:p>#REF!</text:p>
          </table:table-cell>
          <table:table-cell/>
          <table:table-cell table:formula="of:=IF([.$A189]&lt;[.$D$5];0;IF([.$A189]&gt;[.$E$5];[.$E$5]-[.$D$5];[.$A189]-[.$D$5]))" office:value-type="string" office:string-value="" calcext:value-type="error">
            <text:p>#REF!</text:p>
          </table:table-cell>
          <table:table-cell table:formula="of:=[.M189]*[.$G$5]" office:value-type="string" office:string-value="" calcext:value-type="error">
            <text:p>#REF!</text:p>
          </table:table-cell>
          <table:table-cell/>
          <table:table-cell table:formula="of:=IF([.$A189]&lt;[.$D$6];0;IF([.$A189]&gt;[.$E$6];[.$E$6]-[.$D$6];[.$A189]-[.$D$6]))" office:value-type="string" office:string-value="" calcext:value-type="error">
            <text:p>#REF!</text:p>
          </table:table-cell>
          <table:table-cell table:formula="of:=[.P189]*[.$G$6]" office:value-type="string" office:string-value="" calcext:value-type="error">
            <text:p>#REF!</text:p>
          </table:table-cell>
          <table:table-cell/>
          <table:table-cell table:formula="of:=IF([.$A189]&lt;[.$D$7];0;IF([.$A189]&gt;[.$E$7];[.$E$7]-[.$D$7];[.$A189]-[.$D$7]))" office:value-type="string" office:string-value="" calcext:value-type="error">
            <text:p>#REF!</text:p>
          </table:table-cell>
          <table:table-cell table:formula="of:=[.S189]*[.$G$7]" office:value-type="string" office:string-value="" calcext:value-type="error">
            <text:p>#REF!</text:p>
          </table:table-cell>
          <table:table-cell/>
          <table:table-cell table:formula="of:=IF([.$A189]&lt;[.$D$8];0;IF([.$A189]&gt;[.$E$8];[.$E$8]-[.$D$8];[.$A189]-[.$D$8]))" office:value-type="string" office:string-value="" calcext:value-type="error">
            <text:p>#REF!</text:p>
          </table:table-cell>
          <table:table-cell table:formula="of:=[.V18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string" office:string-value="" calcext:value-type="error">
            <text:p>#REF!</text:p>
          </table:table-cell>
          <table:table-cell table:formula="of:=ROUND([.E190]+[.H190]+[.K190]+[.N190]+[.Q190]+[.T190]+[.W190];0)" office:value-type="string" office:string-value="" calcext:value-type="error">
            <text:p>#REF!</text:p>
          </table:table-cell>
          <table:table-cell/>
          <table:table-cell table:formula="of:=IF([.$A190]&gt;=[.$E$2];[.$E$2];[.$A190])" office:value-type="string" office:string-value="" calcext:value-type="error">
            <text:p>#REF!</text:p>
          </table:table-cell>
          <table:table-cell table:formula="of:=[.D190]*[.$G$2]" office:value-type="string" office:string-value="" calcext:value-type="error">
            <text:p>#REF!</text:p>
          </table:table-cell>
          <table:table-cell table:style-name="ce12"/>
          <table:table-cell table:formula="of:=IF([.$A190]&lt;[.$D$3];0;IF([.$A190]&gt;[.$E$3];[.$E$3]-[.$D$3];[.$A190]-[.$D$3]))" office:value-type="string" office:string-value="" calcext:value-type="error">
            <text:p>#REF!</text:p>
          </table:table-cell>
          <table:table-cell table:formula="of:=[.G190]*[.$G$3]" office:value-type="string" office:string-value="" calcext:value-type="error">
            <text:p>#REF!</text:p>
          </table:table-cell>
          <table:table-cell/>
          <table:table-cell table:formula="of:=IF([.$A190]&lt;[.$D$4];0;IF([.$A190]&gt;[.$E$4];[.$E$4]-[.$D$4];[.$A190]-[.$D$4]))" office:value-type="string" office:string-value="" calcext:value-type="error">
            <text:p>#REF!</text:p>
          </table:table-cell>
          <table:table-cell table:formula="of:=[.J190]*[.$G$4]" office:value-type="string" office:string-value="" calcext:value-type="error">
            <text:p>#REF!</text:p>
          </table:table-cell>
          <table:table-cell/>
          <table:table-cell table:formula="of:=IF([.$A190]&lt;[.$D$5];0;IF([.$A190]&gt;[.$E$5];[.$E$5]-[.$D$5];[.$A190]-[.$D$5]))" office:value-type="string" office:string-value="" calcext:value-type="error">
            <text:p>#REF!</text:p>
          </table:table-cell>
          <table:table-cell table:formula="of:=[.M190]*[.$G$5]" office:value-type="string" office:string-value="" calcext:value-type="error">
            <text:p>#REF!</text:p>
          </table:table-cell>
          <table:table-cell/>
          <table:table-cell table:formula="of:=IF([.$A190]&lt;[.$D$6];0;IF([.$A190]&gt;[.$E$6];[.$E$6]-[.$D$6];[.$A190]-[.$D$6]))" office:value-type="string" office:string-value="" calcext:value-type="error">
            <text:p>#REF!</text:p>
          </table:table-cell>
          <table:table-cell table:formula="of:=[.P190]*[.$G$6]" office:value-type="string" office:string-value="" calcext:value-type="error">
            <text:p>#REF!</text:p>
          </table:table-cell>
          <table:table-cell/>
          <table:table-cell table:formula="of:=IF([.$A190]&lt;[.$D$7];0;IF([.$A190]&gt;[.$E$7];[.$E$7]-[.$D$7];[.$A190]-[.$D$7]))" office:value-type="string" office:string-value="" calcext:value-type="error">
            <text:p>#REF!</text:p>
          </table:table-cell>
          <table:table-cell table:formula="of:=[.S190]*[.$G$7]" office:value-type="string" office:string-value="" calcext:value-type="error">
            <text:p>#REF!</text:p>
          </table:table-cell>
          <table:table-cell/>
          <table:table-cell table:formula="of:=IF([.$A190]&lt;[.$D$8];0;IF([.$A190]&gt;[.$E$8];[.$E$8]-[.$D$8];[.$A190]-[.$D$8]))" office:value-type="string" office:string-value="" calcext:value-type="error">
            <text:p>#REF!</text:p>
          </table:table-cell>
          <table:table-cell table:formula="of:=[.V19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E193]+[.H193]+[.K193]+[.N193]+[.Q193]+[.T193]+[.W193];0)" office:value-type="string" office:string-value="" calcext:value-type="error">
            <text:p>#REF!</text:p>
          </table:table-cell>
          <table:table-cell/>
          <table:table-cell table:formula="of:=IF([.$A193]&gt;=[.$E$2];[.$E$2];[.$A193])" office:value-type="string" office:string-value="" calcext:value-type="error">
            <text:p>#REF!</text:p>
          </table:table-cell>
          <table:table-cell table:formula="of:=[.D193]*[.$G$2]" office:value-type="string" office:string-value="" calcext:value-type="error">
            <text:p>#REF!</text:p>
          </table:table-cell>
          <table:table-cell table:style-name="ce12"/>
          <table:table-cell table:formula="of:=IF([.$A193]&lt;[.$D$3];0;IF([.$A193]&gt;[.$E$3];[.$E$3]-[.$D$3];[.$A193]-[.$D$3]))" office:value-type="string" office:string-value="" calcext:value-type="error">
            <text:p>#REF!</text:p>
          </table:table-cell>
          <table:table-cell table:formula="of:=[.G193]*[.$G$3]" office:value-type="string" office:string-value="" calcext:value-type="error">
            <text:p>#REF!</text:p>
          </table:table-cell>
          <table:table-cell/>
          <table:table-cell table:formula="of:=IF([.$A193]&lt;[.$D$4];0;IF([.$A193]&gt;[.$E$4];[.$E$4]-[.$D$4];[.$A193]-[.$D$4]))" office:value-type="string" office:string-value="" calcext:value-type="error">
            <text:p>#REF!</text:p>
          </table:table-cell>
          <table:table-cell table:formula="of:=[.J193]*[.$G$4]" office:value-type="string" office:string-value="" calcext:value-type="error">
            <text:p>#REF!</text:p>
          </table:table-cell>
          <table:table-cell/>
          <table:table-cell table:formula="of:=IF([.$A193]&lt;[.$D$5];0;IF([.$A193]&gt;[.$E$5];[.$E$5]-[.$D$5];[.$A193]-[.$D$5]))" office:value-type="string" office:string-value="" calcext:value-type="error">
            <text:p>#REF!</text:p>
          </table:table-cell>
          <table:table-cell table:formula="of:=[.M193]*[.$G$5]" office:value-type="string" office:string-value="" calcext:value-type="error">
            <text:p>#REF!</text:p>
          </table:table-cell>
          <table:table-cell/>
          <table:table-cell table:formula="of:=IF([.$A193]&lt;[.$D$6];0;IF([.$A193]&gt;[.$E$6];[.$E$6]-[.$D$6];[.$A193]-[.$D$6]))" office:value-type="string" office:string-value="" calcext:value-type="error">
            <text:p>#REF!</text:p>
          </table:table-cell>
          <table:table-cell table:formula="of:=[.P193]*[.$G$6]" office:value-type="string" office:string-value="" calcext:value-type="error">
            <text:p>#REF!</text:p>
          </table:table-cell>
          <table:table-cell/>
          <table:table-cell table:formula="of:=IF([.$A193]&lt;[.$D$7];0;IF([.$A193]&gt;[.$E$7];[.$E$7]-[.$D$7];[.$A193]-[.$D$7]))" office:value-type="string" office:string-value="" calcext:value-type="error">
            <text:p>#REF!</text:p>
          </table:table-cell>
          <table:table-cell table:formula="of:=[.S193]*[.$G$7]" office:value-type="string" office:string-value="" calcext:value-type="error">
            <text:p>#REF!</text:p>
          </table:table-cell>
          <table:table-cell/>
          <table:table-cell table:formula="of:=IF([.$A193]&lt;[.$D$8];0;IF([.$A193]&gt;[.$E$8];[.$E$8]-[.$D$8];[.$A193]-[.$D$8]))" office:value-type="string" office:string-value="" calcext:value-type="error">
            <text:p>#REF!</text:p>
          </table:table-cell>
          <table:table-cell table:formula="of:=[.V19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3]/50)*50" office:value-type="string" office:string-value="" calcext:value-type="error">
            <text:p>#REF!</text:p>
          </table:table-cell>
          <table:table-cell table:formula="of:=ROUND([.E194]+[.H194]+[.K194]+[.N194]+[.Q194]+[.T194]+[.W194];0)" office:value-type="string" office:string-value="" calcext:value-type="error">
            <text:p>#REF!</text:p>
          </table:table-cell>
          <table:table-cell/>
          <table:table-cell table:formula="of:=IF([.$A194]&gt;=[.$E$2];[.$E$2];[.$A194])" office:value-type="string" office:string-value="" calcext:value-type="error">
            <text:p>#REF!</text:p>
          </table:table-cell>
          <table:table-cell table:formula="of:=[.D194]*[.$G$2]" office:value-type="string" office:string-value="" calcext:value-type="error">
            <text:p>#REF!</text:p>
          </table:table-cell>
          <table:table-cell table:style-name="ce12"/>
          <table:table-cell table:formula="of:=IF([.$A194]&lt;[.$D$3];0;IF([.$A194]&gt;[.$E$3];[.$E$3]-[.$D$3];[.$A194]-[.$D$3]))" office:value-type="string" office:string-value="" calcext:value-type="error">
            <text:p>#REF!</text:p>
          </table:table-cell>
          <table:table-cell table:formula="of:=[.G194]*[.$G$3]" office:value-type="string" office:string-value="" calcext:value-type="error">
            <text:p>#REF!</text:p>
          </table:table-cell>
          <table:table-cell/>
          <table:table-cell table:formula="of:=IF([.$A194]&lt;[.$D$4];0;IF([.$A194]&gt;[.$E$4];[.$E$4]-[.$D$4];[.$A194]-[.$D$4]))" office:value-type="string" office:string-value="" calcext:value-type="error">
            <text:p>#REF!</text:p>
          </table:table-cell>
          <table:table-cell table:formula="of:=[.J194]*[.$G$4]" office:value-type="string" office:string-value="" calcext:value-type="error">
            <text:p>#REF!</text:p>
          </table:table-cell>
          <table:table-cell/>
          <table:table-cell table:formula="of:=IF([.$A194]&lt;[.$D$5];0;IF([.$A194]&gt;[.$E$5];[.$E$5]-[.$D$5];[.$A194]-[.$D$5]))" office:value-type="string" office:string-value="" calcext:value-type="error">
            <text:p>#REF!</text:p>
          </table:table-cell>
          <table:table-cell table:formula="of:=[.M194]*[.$G$5]" office:value-type="string" office:string-value="" calcext:value-type="error">
            <text:p>#REF!</text:p>
          </table:table-cell>
          <table:table-cell/>
          <table:table-cell table:formula="of:=IF([.$A194]&lt;[.$D$6];0;IF([.$A194]&gt;[.$E$6];[.$E$6]-[.$D$6];[.$A194]-[.$D$6]))" office:value-type="string" office:string-value="" calcext:value-type="error">
            <text:p>#REF!</text:p>
          </table:table-cell>
          <table:table-cell table:formula="of:=[.P194]*[.$G$6]" office:value-type="string" office:string-value="" calcext:value-type="error">
            <text:p>#REF!</text:p>
          </table:table-cell>
          <table:table-cell/>
          <table:table-cell table:formula="of:=IF([.$A194]&lt;[.$D$7];0;IF([.$A194]&gt;[.$E$7];[.$E$7]-[.$D$7];[.$A194]-[.$D$7]))" office:value-type="string" office:string-value="" calcext:value-type="error">
            <text:p>#REF!</text:p>
          </table:table-cell>
          <table:table-cell table:formula="of:=[.S194]*[.$G$7]" office:value-type="string" office:string-value="" calcext:value-type="error">
            <text:p>#REF!</text:p>
          </table:table-cell>
          <table:table-cell/>
          <table:table-cell table:formula="of:=IF([.$A194]&lt;[.$D$8];0;IF([.$A194]&gt;[.$E$8];[.$E$8]-[.$D$8];[.$A194]-[.$D$8]))" office:value-type="string" office:string-value="" calcext:value-type="error">
            <text:p>#REF!</text:p>
          </table:table-cell>
          <table:table-cell table:formula="of:=[.V19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string" office:string-value="" calcext:value-type="error">
            <text:p>#REF!</text:p>
          </table:table-cell>
          <table:table-cell table:formula="of:=ROUND([.E195]+[.H195]+[.K195]+[.N195]+[.Q195]+[.T195]+[.W195];0)" office:value-type="string" office:string-value="" calcext:value-type="error">
            <text:p>#REF!</text:p>
          </table:table-cell>
          <table:table-cell/>
          <table:table-cell table:formula="of:=IF([.$A195]&gt;=[.$E$2];[.$E$2];[.$A195])" office:value-type="string" office:string-value="" calcext:value-type="error">
            <text:p>#REF!</text:p>
          </table:table-cell>
          <table:table-cell table:formula="of:=[.D195]*[.$G$2]" office:value-type="string" office:string-value="" calcext:value-type="error">
            <text:p>#REF!</text:p>
          </table:table-cell>
          <table:table-cell table:style-name="ce12"/>
          <table:table-cell table:formula="of:=IF([.$A195]&lt;[.$D$3];0;IF([.$A195]&gt;[.$E$3];[.$E$3]-[.$D$3];[.$A195]-[.$D$3]))" office:value-type="string" office:string-value="" calcext:value-type="error">
            <text:p>#REF!</text:p>
          </table:table-cell>
          <table:table-cell table:formula="of:=[.G195]*[.$G$3]" office:value-type="string" office:string-value="" calcext:value-type="error">
            <text:p>#REF!</text:p>
          </table:table-cell>
          <table:table-cell/>
          <table:table-cell table:formula="of:=IF([.$A195]&lt;[.$D$4];0;IF([.$A195]&gt;[.$E$4];[.$E$4]-[.$D$4];[.$A195]-[.$D$4]))" office:value-type="string" office:string-value="" calcext:value-type="error">
            <text:p>#REF!</text:p>
          </table:table-cell>
          <table:table-cell table:formula="of:=[.J195]*[.$G$4]" office:value-type="string" office:string-value="" calcext:value-type="error">
            <text:p>#REF!</text:p>
          </table:table-cell>
          <table:table-cell/>
          <table:table-cell table:formula="of:=IF([.$A195]&lt;[.$D$5];0;IF([.$A195]&gt;[.$E$5];[.$E$5]-[.$D$5];[.$A195]-[.$D$5]))" office:value-type="string" office:string-value="" calcext:value-type="error">
            <text:p>#REF!</text:p>
          </table:table-cell>
          <table:table-cell table:formula="of:=[.M195]*[.$G$5]" office:value-type="string" office:string-value="" calcext:value-type="error">
            <text:p>#REF!</text:p>
          </table:table-cell>
          <table:table-cell/>
          <table:table-cell table:formula="of:=IF([.$A195]&lt;[.$D$6];0;IF([.$A195]&gt;[.$E$6];[.$E$6]-[.$D$6];[.$A195]-[.$D$6]))" office:value-type="string" office:string-value="" calcext:value-type="error">
            <text:p>#REF!</text:p>
          </table:table-cell>
          <table:table-cell table:formula="of:=[.P195]*[.$G$6]" office:value-type="string" office:string-value="" calcext:value-type="error">
            <text:p>#REF!</text:p>
          </table:table-cell>
          <table:table-cell/>
          <table:table-cell table:formula="of:=IF([.$A195]&lt;[.$D$7];0;IF([.$A195]&gt;[.$E$7];[.$E$7]-[.$D$7];[.$A195]-[.$D$7]))" office:value-type="string" office:string-value="" calcext:value-type="error">
            <text:p>#REF!</text:p>
          </table:table-cell>
          <table:table-cell table:formula="of:=[.S195]*[.$G$7]" office:value-type="string" office:string-value="" calcext:value-type="error">
            <text:p>#REF!</text:p>
          </table:table-cell>
          <table:table-cell/>
          <table:table-cell table:formula="of:=IF([.$A195]&lt;[.$D$8];0;IF([.$A195]&gt;[.$E$8];[.$E$8]-[.$D$8];[.$A195]-[.$D$8]))" office:value-type="string" office:string-value="" calcext:value-type="error">
            <text:p>#REF!</text:p>
          </table:table-cell>
          <table:table-cell table:formula="of:=[.V19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E198]+[.H198]+[.K198]+[.N198]+[.Q198]+[.T198]+[.W198];0)" office:value-type="string" office:string-value="" calcext:value-type="error">
            <text:p>#REF!</text:p>
          </table:table-cell>
          <table:table-cell/>
          <table:table-cell table:formula="of:=IF([.$A198]&gt;=[.$E$2];[.$E$2];[.$A198])" office:value-type="string" office:string-value="" calcext:value-type="error">
            <text:p>#REF!</text:p>
          </table:table-cell>
          <table:table-cell table:formula="of:=[.D198]*[.$G$2]" office:value-type="string" office:string-value="" calcext:value-type="error">
            <text:p>#REF!</text:p>
          </table:table-cell>
          <table:table-cell table:style-name="ce12"/>
          <table:table-cell table:formula="of:=IF([.$A198]&lt;[.$D$3];0;IF([.$A198]&gt;[.$E$3];[.$E$3]-[.$D$3];[.$A198]-[.$D$3]))" office:value-type="string" office:string-value="" calcext:value-type="error">
            <text:p>#REF!</text:p>
          </table:table-cell>
          <table:table-cell table:formula="of:=[.G198]*[.$G$3]" office:value-type="string" office:string-value="" calcext:value-type="error">
            <text:p>#REF!</text:p>
          </table:table-cell>
          <table:table-cell/>
          <table:table-cell table:formula="of:=IF([.$A198]&lt;[.$D$4];0;IF([.$A198]&gt;[.$E$4];[.$E$4]-[.$D$4];[.$A198]-[.$D$4]))" office:value-type="string" office:string-value="" calcext:value-type="error">
            <text:p>#REF!</text:p>
          </table:table-cell>
          <table:table-cell table:formula="of:=[.J198]*[.$G$4]" office:value-type="string" office:string-value="" calcext:value-type="error">
            <text:p>#REF!</text:p>
          </table:table-cell>
          <table:table-cell/>
          <table:table-cell table:formula="of:=IF([.$A198]&lt;[.$D$5];0;IF([.$A198]&gt;[.$E$5];[.$E$5]-[.$D$5];[.$A198]-[.$D$5]))" office:value-type="string" office:string-value="" calcext:value-type="error">
            <text:p>#REF!</text:p>
          </table:table-cell>
          <table:table-cell table:formula="of:=[.M198]*[.$G$5]" office:value-type="string" office:string-value="" calcext:value-type="error">
            <text:p>#REF!</text:p>
          </table:table-cell>
          <table:table-cell/>
          <table:table-cell table:formula="of:=IF([.$A198]&lt;[.$D$6];0;IF([.$A198]&gt;[.$E$6];[.$E$6]-[.$D$6];[.$A198]-[.$D$6]))" office:value-type="string" office:string-value="" calcext:value-type="error">
            <text:p>#REF!</text:p>
          </table:table-cell>
          <table:table-cell table:formula="of:=[.P198]*[.$G$6]" office:value-type="string" office:string-value="" calcext:value-type="error">
            <text:p>#REF!</text:p>
          </table:table-cell>
          <table:table-cell/>
          <table:table-cell table:formula="of:=IF([.$A198]&lt;[.$D$7];0;IF([.$A198]&gt;[.$E$7];[.$E$7]-[.$D$7];[.$A198]-[.$D$7]))" office:value-type="string" office:string-value="" calcext:value-type="error">
            <text:p>#REF!</text:p>
          </table:table-cell>
          <table:table-cell table:formula="of:=[.S198]*[.$G$7]" office:value-type="string" office:string-value="" calcext:value-type="error">
            <text:p>#REF!</text:p>
          </table:table-cell>
          <table:table-cell/>
          <table:table-cell table:formula="of:=IF([.$A198]&lt;[.$D$8];0;IF([.$A198]&gt;[.$E$8];[.$E$8]-[.$D$8];[.$A198]-[.$D$8]))" office:value-type="string" office:string-value="" calcext:value-type="error">
            <text:p>#REF!</text:p>
          </table:table-cell>
          <table:table-cell table:formula="of:=[.V19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8]/50)*50" office:value-type="string" office:string-value="" calcext:value-type="error">
            <text:p>#REF!</text:p>
          </table:table-cell>
          <table:table-cell table:formula="of:=ROUND([.E199]+[.H199]+[.K199]+[.N199]+[.Q199]+[.T199]+[.W199];0)" office:value-type="string" office:string-value="" calcext:value-type="error">
            <text:p>#REF!</text:p>
          </table:table-cell>
          <table:table-cell/>
          <table:table-cell table:formula="of:=IF([.$A199]&gt;=[.$E$2];[.$E$2];[.$A199])" office:value-type="string" office:string-value="" calcext:value-type="error">
            <text:p>#REF!</text:p>
          </table:table-cell>
          <table:table-cell table:formula="of:=[.D199]*[.$G$2]" office:value-type="string" office:string-value="" calcext:value-type="error">
            <text:p>#REF!</text:p>
          </table:table-cell>
          <table:table-cell table:style-name="ce12"/>
          <table:table-cell table:formula="of:=IF([.$A199]&lt;[.$D$3];0;IF([.$A199]&gt;[.$E$3];[.$E$3]-[.$D$3];[.$A199]-[.$D$3]))" office:value-type="string" office:string-value="" calcext:value-type="error">
            <text:p>#REF!</text:p>
          </table:table-cell>
          <table:table-cell table:formula="of:=[.G199]*[.$G$3]" office:value-type="string" office:string-value="" calcext:value-type="error">
            <text:p>#REF!</text:p>
          </table:table-cell>
          <table:table-cell/>
          <table:table-cell table:formula="of:=IF([.$A199]&lt;[.$D$4];0;IF([.$A199]&gt;[.$E$4];[.$E$4]-[.$D$4];[.$A199]-[.$D$4]))" office:value-type="string" office:string-value="" calcext:value-type="error">
            <text:p>#REF!</text:p>
          </table:table-cell>
          <table:table-cell table:formula="of:=[.J199]*[.$G$4]" office:value-type="string" office:string-value="" calcext:value-type="error">
            <text:p>#REF!</text:p>
          </table:table-cell>
          <table:table-cell/>
          <table:table-cell table:formula="of:=IF([.$A199]&lt;[.$D$5];0;IF([.$A199]&gt;[.$E$5];[.$E$5]-[.$D$5];[.$A199]-[.$D$5]))" office:value-type="string" office:string-value="" calcext:value-type="error">
            <text:p>#REF!</text:p>
          </table:table-cell>
          <table:table-cell table:formula="of:=[.M199]*[.$G$5]" office:value-type="string" office:string-value="" calcext:value-type="error">
            <text:p>#REF!</text:p>
          </table:table-cell>
          <table:table-cell/>
          <table:table-cell table:formula="of:=IF([.$A199]&lt;[.$D$6];0;IF([.$A199]&gt;[.$E$6];[.$E$6]-[.$D$6];[.$A199]-[.$D$6]))" office:value-type="string" office:string-value="" calcext:value-type="error">
            <text:p>#REF!</text:p>
          </table:table-cell>
          <table:table-cell table:formula="of:=[.P199]*[.$G$6]" office:value-type="string" office:string-value="" calcext:value-type="error">
            <text:p>#REF!</text:p>
          </table:table-cell>
          <table:table-cell/>
          <table:table-cell table:formula="of:=IF([.$A199]&lt;[.$D$7];0;IF([.$A199]&gt;[.$E$7];[.$E$7]-[.$D$7];[.$A199]-[.$D$7]))" office:value-type="string" office:string-value="" calcext:value-type="error">
            <text:p>#REF!</text:p>
          </table:table-cell>
          <table:table-cell table:formula="of:=[.S199]*[.$G$7]" office:value-type="string" office:string-value="" calcext:value-type="error">
            <text:p>#REF!</text:p>
          </table:table-cell>
          <table:table-cell/>
          <table:table-cell table:formula="of:=IF([.$A199]&lt;[.$D$8];0;IF([.$A199]&gt;[.$E$8];[.$E$8]-[.$D$8];[.$A199]-[.$D$8]))" office:value-type="string" office:string-value="" calcext:value-type="error">
            <text:p>#REF!</text:p>
          </table:table-cell>
          <table:table-cell table:formula="of:=[.V19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string" office:string-value="" calcext:value-type="error">
            <text:p>#REF!</text:p>
          </table:table-cell>
          <table:table-cell table:formula="of:=ROUND([.E200]+[.H200]+[.K200]+[.N200]+[.Q200]+[.T200]+[.W200];0)" office:value-type="string" office:string-value="" calcext:value-type="error">
            <text:p>#REF!</text:p>
          </table:table-cell>
          <table:table-cell/>
          <table:table-cell table:formula="of:=IF([.$A200]&gt;=[.$E$2];[.$E$2];[.$A200])" office:value-type="string" office:string-value="" calcext:value-type="error">
            <text:p>#REF!</text:p>
          </table:table-cell>
          <table:table-cell table:formula="of:=[.D200]*[.$G$2]" office:value-type="string" office:string-value="" calcext:value-type="error">
            <text:p>#REF!</text:p>
          </table:table-cell>
          <table:table-cell table:style-name="ce12"/>
          <table:table-cell table:formula="of:=IF([.$A200]&lt;[.$D$3];0;IF([.$A200]&gt;[.$E$3];[.$E$3]-[.$D$3];[.$A200]-[.$D$3]))" office:value-type="string" office:string-value="" calcext:value-type="error">
            <text:p>#REF!</text:p>
          </table:table-cell>
          <table:table-cell table:formula="of:=[.G200]*[.$G$3]" office:value-type="string" office:string-value="" calcext:value-type="error">
            <text:p>#REF!</text:p>
          </table:table-cell>
          <table:table-cell/>
          <table:table-cell table:formula="of:=IF([.$A200]&lt;[.$D$4];0;IF([.$A200]&gt;[.$E$4];[.$E$4]-[.$D$4];[.$A200]-[.$D$4]))" office:value-type="string" office:string-value="" calcext:value-type="error">
            <text:p>#REF!</text:p>
          </table:table-cell>
          <table:table-cell table:formula="of:=[.J200]*[.$G$4]" office:value-type="string" office:string-value="" calcext:value-type="error">
            <text:p>#REF!</text:p>
          </table:table-cell>
          <table:table-cell/>
          <table:table-cell table:formula="of:=IF([.$A200]&lt;[.$D$5];0;IF([.$A200]&gt;[.$E$5];[.$E$5]-[.$D$5];[.$A200]-[.$D$5]))" office:value-type="string" office:string-value="" calcext:value-type="error">
            <text:p>#REF!</text:p>
          </table:table-cell>
          <table:table-cell table:formula="of:=[.M200]*[.$G$5]" office:value-type="string" office:string-value="" calcext:value-type="error">
            <text:p>#REF!</text:p>
          </table:table-cell>
          <table:table-cell/>
          <table:table-cell table:formula="of:=IF([.$A200]&lt;[.$D$6];0;IF([.$A200]&gt;[.$E$6];[.$E$6]-[.$D$6];[.$A200]-[.$D$6]))" office:value-type="string" office:string-value="" calcext:value-type="error">
            <text:p>#REF!</text:p>
          </table:table-cell>
          <table:table-cell table:formula="of:=[.P200]*[.$G$6]" office:value-type="string" office:string-value="" calcext:value-type="error">
            <text:p>#REF!</text:p>
          </table:table-cell>
          <table:table-cell/>
          <table:table-cell table:formula="of:=IF([.$A200]&lt;[.$D$7];0;IF([.$A200]&gt;[.$E$7];[.$E$7]-[.$D$7];[.$A200]-[.$D$7]))" office:value-type="string" office:string-value="" calcext:value-type="error">
            <text:p>#REF!</text:p>
          </table:table-cell>
          <table:table-cell table:formula="of:=[.S200]*[.$G$7]" office:value-type="string" office:string-value="" calcext:value-type="error">
            <text:p>#REF!</text:p>
          </table:table-cell>
          <table:table-cell/>
          <table:table-cell table:formula="of:=IF([.$A200]&lt;[.$D$8];0;IF([.$A200]&gt;[.$E$8];[.$E$8]-[.$D$8];[.$A200]-[.$D$8]))" office:value-type="string" office:string-value="" calcext:value-type="error">
            <text:p>#REF!</text:p>
          </table:table-cell>
          <table:table-cell table:formula="of:=[.V20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E203]+[.H203]+[.K203]+[.N203]+[.Q203]+[.T203]+[.W203];0)" office:value-type="string" office:string-value="" calcext:value-type="error">
            <text:p>#REF!</text:p>
          </table:table-cell>
          <table:table-cell/>
          <table:table-cell table:formula="of:=IF([.$A203]&gt;=[.$E$2];[.$E$2];[.$A203])" office:value-type="string" office:string-value="" calcext:value-type="error">
            <text:p>#REF!</text:p>
          </table:table-cell>
          <table:table-cell table:formula="of:=[.D203]*[.$G$2]" office:value-type="string" office:string-value="" calcext:value-type="error">
            <text:p>#REF!</text:p>
          </table:table-cell>
          <table:table-cell table:style-name="ce12"/>
          <table:table-cell table:formula="of:=IF([.$A203]&lt;[.$D$3];0;IF([.$A203]&gt;[.$E$3];[.$E$3]-[.$D$3];[.$A203]-[.$D$3]))" office:value-type="string" office:string-value="" calcext:value-type="error">
            <text:p>#REF!</text:p>
          </table:table-cell>
          <table:table-cell table:formula="of:=[.G203]*[.$G$3]" office:value-type="string" office:string-value="" calcext:value-type="error">
            <text:p>#REF!</text:p>
          </table:table-cell>
          <table:table-cell/>
          <table:table-cell table:formula="of:=IF([.$A203]&lt;[.$D$4];0;IF([.$A203]&gt;[.$E$4];[.$E$4]-[.$D$4];[.$A203]-[.$D$4]))" office:value-type="string" office:string-value="" calcext:value-type="error">
            <text:p>#REF!</text:p>
          </table:table-cell>
          <table:table-cell table:formula="of:=[.J203]*[.$G$4]" office:value-type="string" office:string-value="" calcext:value-type="error">
            <text:p>#REF!</text:p>
          </table:table-cell>
          <table:table-cell/>
          <table:table-cell table:formula="of:=IF([.$A203]&lt;[.$D$5];0;IF([.$A203]&gt;[.$E$5];[.$E$5]-[.$D$5];[.$A203]-[.$D$5]))" office:value-type="string" office:string-value="" calcext:value-type="error">
            <text:p>#REF!</text:p>
          </table:table-cell>
          <table:table-cell table:formula="of:=[.M203]*[.$G$5]" office:value-type="string" office:string-value="" calcext:value-type="error">
            <text:p>#REF!</text:p>
          </table:table-cell>
          <table:table-cell/>
          <table:table-cell table:formula="of:=IF([.$A203]&lt;[.$D$6];0;IF([.$A203]&gt;[.$E$6];[.$E$6]-[.$D$6];[.$A203]-[.$D$6]))" office:value-type="string" office:string-value="" calcext:value-type="error">
            <text:p>#REF!</text:p>
          </table:table-cell>
          <table:table-cell table:formula="of:=[.P203]*[.$G$6]" office:value-type="string" office:string-value="" calcext:value-type="error">
            <text:p>#REF!</text:p>
          </table:table-cell>
          <table:table-cell/>
          <table:table-cell table:formula="of:=IF([.$A203]&lt;[.$D$7];0;IF([.$A203]&gt;[.$E$7];[.$E$7]-[.$D$7];[.$A203]-[.$D$7]))" office:value-type="string" office:string-value="" calcext:value-type="error">
            <text:p>#REF!</text:p>
          </table:table-cell>
          <table:table-cell table:formula="of:=[.S203]*[.$G$7]" office:value-type="string" office:string-value="" calcext:value-type="error">
            <text:p>#REF!</text:p>
          </table:table-cell>
          <table:table-cell/>
          <table:table-cell table:formula="of:=IF([.$A203]&lt;[.$D$8];0;IF([.$A203]&gt;[.$E$8];[.$E$8]-[.$D$8];[.$A203]-[.$D$8]))" office:value-type="string" office:string-value="" calcext:value-type="error">
            <text:p>#REF!</text:p>
          </table:table-cell>
          <table:table-cell table:formula="of:=[.V20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203]/50)*50" office:value-type="string" office:string-value="" calcext:value-type="error">
            <text:p>#REF!</text:p>
          </table:table-cell>
          <table:table-cell table:formula="of:=ROUND([.E204]+[.H204]+[.K204]+[.N204]+[.Q204]+[.T204]+[.W204];0)" office:value-type="string" office:string-value="" calcext:value-type="error">
            <text:p>#REF!</text:p>
          </table:table-cell>
          <table:table-cell/>
          <table:table-cell table:formula="of:=IF([.$A204]&gt;=[.$E$2];[.$E$2];[.$A204])" office:value-type="string" office:string-value="" calcext:value-type="error">
            <text:p>#REF!</text:p>
          </table:table-cell>
          <table:table-cell table:formula="of:=[.D204]*[.$G$2]" office:value-type="string" office:string-value="" calcext:value-type="error">
            <text:p>#REF!</text:p>
          </table:table-cell>
          <table:table-cell table:style-name="ce12"/>
          <table:table-cell table:formula="of:=IF([.$A204]&lt;[.$D$3];0;IF([.$A204]&gt;[.$E$3];[.$E$3]-[.$D$3];[.$A204]-[.$D$3]))" office:value-type="string" office:string-value="" calcext:value-type="error">
            <text:p>#REF!</text:p>
          </table:table-cell>
          <table:table-cell table:formula="of:=[.G204]*[.$G$3]" office:value-type="string" office:string-value="" calcext:value-type="error">
            <text:p>#REF!</text:p>
          </table:table-cell>
          <table:table-cell/>
          <table:table-cell table:formula="of:=IF([.$A204]&lt;[.$D$4];0;IF([.$A204]&gt;[.$E$4];[.$E$4]-[.$D$4];[.$A204]-[.$D$4]))" office:value-type="string" office:string-value="" calcext:value-type="error">
            <text:p>#REF!</text:p>
          </table:table-cell>
          <table:table-cell table:formula="of:=[.J204]*[.$G$4]" office:value-type="string" office:string-value="" calcext:value-type="error">
            <text:p>#REF!</text:p>
          </table:table-cell>
          <table:table-cell/>
          <table:table-cell table:formula="of:=IF([.$A204]&lt;[.$D$5];0;IF([.$A204]&gt;[.$E$5];[.$E$5]-[.$D$5];[.$A204]-[.$D$5]))" office:value-type="string" office:string-value="" calcext:value-type="error">
            <text:p>#REF!</text:p>
          </table:table-cell>
          <table:table-cell table:formula="of:=[.M204]*[.$G$5]" office:value-type="string" office:string-value="" calcext:value-type="error">
            <text:p>#REF!</text:p>
          </table:table-cell>
          <table:table-cell/>
          <table:table-cell table:formula="of:=IF([.$A204]&lt;[.$D$6];0;IF([.$A204]&gt;[.$E$6];[.$E$6]-[.$D$6];[.$A204]-[.$D$6]))" office:value-type="string" office:string-value="" calcext:value-type="error">
            <text:p>#REF!</text:p>
          </table:table-cell>
          <table:table-cell table:formula="of:=[.P204]*[.$G$6]" office:value-type="string" office:string-value="" calcext:value-type="error">
            <text:p>#REF!</text:p>
          </table:table-cell>
          <table:table-cell/>
          <table:table-cell table:formula="of:=IF([.$A204]&lt;[.$D$7];0;IF([.$A204]&gt;[.$E$7];[.$E$7]-[.$D$7];[.$A204]-[.$D$7]))" office:value-type="string" office:string-value="" calcext:value-type="error">
            <text:p>#REF!</text:p>
          </table:table-cell>
          <table:table-cell table:formula="of:=[.S204]*[.$G$7]" office:value-type="string" office:string-value="" calcext:value-type="error">
            <text:p>#REF!</text:p>
          </table:table-cell>
          <table:table-cell/>
          <table:table-cell table:formula="of:=IF([.$A204]&lt;[.$D$8];0;IF([.$A204]&gt;[.$E$8];[.$E$8]-[.$D$8];[.$A204]-[.$D$8]))" office:value-type="string" office:string-value="" calcext:value-type="error">
            <text:p>#REF!</text:p>
          </table:table-cell>
          <table:table-cell table:formula="of:=[.V20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string" office:string-value="" calcext:value-type="error">
            <text:p>#REF!</text:p>
          </table:table-cell>
          <table:table-cell table:formula="of:=ROUND([.E205]+[.H205]+[.K205]+[.N205]+[.Q205]+[.T205]+[.W205];0)" office:value-type="string" office:string-value="" calcext:value-type="error">
            <text:p>#REF!</text:p>
          </table:table-cell>
          <table:table-cell/>
          <table:table-cell table:formula="of:=IF([.$A205]&gt;=[.$E$2];[.$E$2];[.$A205])" office:value-type="string" office:string-value="" calcext:value-type="error">
            <text:p>#REF!</text:p>
          </table:table-cell>
          <table:table-cell table:formula="of:=[.D205]*[.$G$2]" office:value-type="string" office:string-value="" calcext:value-type="error">
            <text:p>#REF!</text:p>
          </table:table-cell>
          <table:table-cell table:style-name="ce12"/>
          <table:table-cell table:formula="of:=IF([.$A205]&lt;[.$D$3];0;IF([.$A205]&gt;[.$E$3];[.$E$3]-[.$D$3];[.$A205]-[.$D$3]))" office:value-type="string" office:string-value="" calcext:value-type="error">
            <text:p>#REF!</text:p>
          </table:table-cell>
          <table:table-cell table:formula="of:=[.G205]*[.$G$3]" office:value-type="string" office:string-value="" calcext:value-type="error">
            <text:p>#REF!</text:p>
          </table:table-cell>
          <table:table-cell/>
          <table:table-cell table:formula="of:=IF([.$A205]&lt;[.$D$4];0;IF([.$A205]&gt;[.$E$4];[.$E$4]-[.$D$4];[.$A205]-[.$D$4]))" office:value-type="string" office:string-value="" calcext:value-type="error">
            <text:p>#REF!</text:p>
          </table:table-cell>
          <table:table-cell table:formula="of:=[.J205]*[.$G$4]" office:value-type="string" office:string-value="" calcext:value-type="error">
            <text:p>#REF!</text:p>
          </table:table-cell>
          <table:table-cell/>
          <table:table-cell table:formula="of:=IF([.$A205]&lt;[.$D$5];0;IF([.$A205]&gt;[.$E$5];[.$E$5]-[.$D$5];[.$A205]-[.$D$5]))" office:value-type="string" office:string-value="" calcext:value-type="error">
            <text:p>#REF!</text:p>
          </table:table-cell>
          <table:table-cell table:formula="of:=[.M205]*[.$G$5]" office:value-type="string" office:string-value="" calcext:value-type="error">
            <text:p>#REF!</text:p>
          </table:table-cell>
          <table:table-cell/>
          <table:table-cell table:formula="of:=IF([.$A205]&lt;[.$D$6];0;IF([.$A205]&gt;[.$E$6];[.$E$6]-[.$D$6];[.$A205]-[.$D$6]))" office:value-type="string" office:string-value="" calcext:value-type="error">
            <text:p>#REF!</text:p>
          </table:table-cell>
          <table:table-cell table:formula="of:=[.P205]*[.$G$6]" office:value-type="string" office:string-value="" calcext:value-type="error">
            <text:p>#REF!</text:p>
          </table:table-cell>
          <table:table-cell/>
          <table:table-cell table:formula="of:=IF([.$A205]&lt;[.$D$7];0;IF([.$A205]&gt;[.$E$7];[.$E$7]-[.$D$7];[.$A205]-[.$D$7]))" office:value-type="string" office:string-value="" calcext:value-type="error">
            <text:p>#REF!</text:p>
          </table:table-cell>
          <table:table-cell table:formula="of:=[.S205]*[.$G$7]" office:value-type="string" office:string-value="" calcext:value-type="error">
            <text:p>#REF!</text:p>
          </table:table-cell>
          <table:table-cell/>
          <table:table-cell table:formula="of:=IF([.$A205]&lt;[.$D$8];0;IF([.$A205]&gt;[.$E$8];[.$E$8]-[.$D$8];[.$A205]-[.$D$8]))" office:value-type="string" office:string-value="" calcext:value-type="error">
            <text:p>#REF!</text:p>
          </table:table-cell>
          <table:table-cell table:formula="of:=[.V20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4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string" office:string-value="" calcext:value-type="error">
            <text:p>#REF!</text:p>
          </table:table-cell>
          <table:table-cell table:formula="of:=[.L4]" office:value-type="string" office:string-value="" calcext:value-type="error">
            <text:p>#REF!</text:p>
          </table:table-cell>
          <table:table-cell table:formula="of:=[.M4]" office:value-type="string" office:string-value="" calcext:value-type="error">
            <text:p>#REF!</text:p>
          </table:table-cell>
          <table:table-cell table:formula="of:=[.N4]" office:value-type="string" office:string-value="" calcext:value-type="error">
            <text:p>#REF!</text:p>
          </table:table-cell>
          <table:table-cell table:formula="of:=[.O4]" office:value-type="string" office:string-value="" calcext:value-type="error">
            <text:p>#REF!</text:p>
          </table:table-cell>
          <table:table-cell table:formula="of:=[.P4]" office:value-type="string" office:string-value="" calcext:value-type="error">
            <text:p>#REF!</text:p>
          </table:table-cell>
          <table:table-cell table:formula="of:=[.Q4]" office:value-type="string" office:string-value="" calcext:value-type="error">
            <text:p>#REF!</text:p>
          </table:table-cell>
          <table:table-cell table:formula="of:=[.R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string" office:string-value="" calcext:value-type="error">
            <text:p>#REF!</text:p>
          </table:table-cell>
          <table:table-cell table:style-name="ce15" table:formula="of:=MAX(0;[.L9]-[.L12])" office:value-type="string" office:string-value="" calcext:value-type="error">
            <text:p>#REF!</text:p>
          </table:table-cell>
          <table:table-cell table:style-name="ce15" table:formula="of:=MAX(0;[.M9]-[.M12])" office:value-type="string" office:string-value="" calcext:value-type="error">
            <text:p>#REF!</text:p>
          </table:table-cell>
          <table:table-cell table:style-name="ce15" table:formula="of:=MAX(0;[.N9]-[.N12])" office:value-type="string" office:string-value="" calcext:value-type="error">
            <text:p>#REF!</text:p>
          </table:table-cell>
          <table:table-cell table:style-name="ce15" table:formula="of:=MAX(0;[.O9]-[.O12])" office:value-type="string" office:string-value="" calcext:value-type="error">
            <text:p>#REF!</text:p>
          </table:table-cell>
          <table:table-cell table:style-name="ce15" table:formula="of:=MAX(0;[.P9]-[.P12])" office:value-type="string" office:string-value="" calcext:value-type="error">
            <text:p>#REF!</text:p>
          </table:table-cell>
          <table:table-cell table:style-name="ce15" table:formula="of:=MAX(0;[.Q9]-[.Q12])" office:value-type="string" office:string-value="" calcext:value-type="error">
            <text:p>#REF!</text:p>
          </table:table-cell>
          <table:table-cell table:style-name="ce15" table:formula="of:=MAX(0;[.R9]-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string" office:string-value="" calcext:value-type="error">
            <text:p>#REF!</text:p>
          </table:table-cell>
          <table:table-cell table:formula="of:=MIN([.L9];[.L14])" office:value-type="string" office:string-value="" calcext:value-type="error">
            <text:p>#REF!</text:p>
          </table:table-cell>
          <table:table-cell table:formula="of:=MIN([.M9];[.M14])" office:value-type="string" office:string-value="" calcext:value-type="error">
            <text:p>#REF!</text:p>
          </table:table-cell>
          <table:table-cell table:formula="of:=MIN([.N9];[.N14])" office:value-type="string" office:string-value="" calcext:value-type="error">
            <text:p>#REF!</text:p>
          </table:table-cell>
          <table:table-cell table:formula="of:=MIN([.O9];[.O14])" office:value-type="string" office:string-value="" calcext:value-type="error">
            <text:p>#REF!</text:p>
          </table:table-cell>
          <table:table-cell table:formula="of:=MIN([.P9];[.P14])" office:value-type="string" office:string-value="" calcext:value-type="error">
            <text:p>#REF!</text:p>
          </table:table-cell>
          <table:table-cell table:formula="of:=MIN([.Q9];[.Q14])" office:value-type="string" office:string-value="" calcext:value-type="error">
            <text:p>#REF!</text:p>
          </table:table-cell>
          <table:table-cell table:formula="of:=MIN([.R9];[.R1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string" office:string-value="" calcext:value-type="error">
            <text:p>#REF!</text:p>
          </table:table-cell>
          <table:table-cell table:formula="of:=MIN([.L13];[.L15])" office:value-type="string" office:string-value="" calcext:value-type="error">
            <text:p>#REF!</text:p>
          </table:table-cell>
          <table:table-cell table:formula="of:=MIN([.M13];[.M15])" office:value-type="string" office:string-value="" calcext:value-type="error">
            <text:p>#REF!</text:p>
          </table:table-cell>
          <table:table-cell table:formula="of:=MIN([.N13];[.N15])" office:value-type="string" office:string-value="" calcext:value-type="error">
            <text:p>#REF!</text:p>
          </table:table-cell>
          <table:table-cell table:formula="of:=MIN([.O13];[.O15])" office:value-type="string" office:string-value="" calcext:value-type="error">
            <text:p>#REF!</text:p>
          </table:table-cell>
          <table:table-cell table:formula="of:=MIN([.P13];[.P15])" office:value-type="string" office:string-value="" calcext:value-type="error">
            <text:p>#REF!</text:p>
          </table:table-cell>
          <table:table-cell table:formula="of:=MIN([.Q13];[.Q15])" office:value-type="string" office:string-value="" calcext:value-type="error">
            <text:p>#REF!</text:p>
          </table:table-cell>
          <table:table-cell table:formula="of:=MIN([.R13];[.R1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string" office:string-value="" calcext:value-type="error">
            <text:p>#REF!</text:p>
          </table:table-cell>
          <table:table-cell table:formula="of:=[.L15]-[.L16]" office:value-type="string" office:string-value="" calcext:value-type="error">
            <text:p>#REF!</text:p>
          </table:table-cell>
          <table:table-cell table:formula="of:=[.M15]-[.M16]" office:value-type="string" office:string-value="" calcext:value-type="error">
            <text:p>#REF!</text:p>
          </table:table-cell>
          <table:table-cell table:formula="of:=[.N15]-[.N16]" office:value-type="string" office:string-value="" calcext:value-type="error">
            <text:p>#REF!</text:p>
          </table:table-cell>
          <table:table-cell table:formula="of:=[.O15]-[.O16]" office:value-type="string" office:string-value="" calcext:value-type="error">
            <text:p>#REF!</text:p>
          </table:table-cell>
          <table:table-cell table:formula="of:=[.P15]-[.P16]" office:value-type="string" office:string-value="" calcext:value-type="error">
            <text:p>#REF!</text:p>
          </table:table-cell>
          <table:table-cell table:formula="of:=[.Q15]-[.Q16]" office:value-type="string" office:string-value="" calcext:value-type="error">
            <text:p>#REF!</text:p>
          </table:table-cell>
          <table:table-cell table:formula="of:=[.R15]-[.R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string" office:string-value="" calcext:value-type="error">
            <text:p>#REF!</text:p>
          </table:table-cell>
          <table:table-cell table:formula="of:=MIN([.L9];[.L12])" office:value-type="string" office:string-value="" calcext:value-type="error">
            <text:p>#REF!</text:p>
          </table:table-cell>
          <table:table-cell table:formula="of:=MIN([.M9];[.M12])" office:value-type="string" office:string-value="" calcext:value-type="error">
            <text:p>#REF!</text:p>
          </table:table-cell>
          <table:table-cell table:formula="of:=MIN([.N9];[.N12])" office:value-type="string" office:string-value="" calcext:value-type="error">
            <text:p>#REF!</text:p>
          </table:table-cell>
          <table:table-cell table:formula="of:=MIN([.O9];[.O12])" office:value-type="string" office:string-value="" calcext:value-type="error">
            <text:p>#REF!</text:p>
          </table:table-cell>
          <table:table-cell table:formula="of:=MIN([.P9];[.P12])" office:value-type="string" office:string-value="" calcext:value-type="error">
            <text:p>#REF!</text:p>
          </table:table-cell>
          <table:table-cell table:formula="of:=MIN([.Q9];[.Q12])" office:value-type="string" office:string-value="" calcext:value-type="error">
            <text:p>#REF!</text:p>
          </table:table-cell>
          <table:table-cell table:formula="of:=MIN([.R9];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string" office:string-value="" calcext:value-type="error">
            <text:p>#REF!</text:p>
          </table:table-cell>
          <table:table-cell table:formula="of:=[.L17]" office:value-type="string" office:string-value="" calcext:value-type="error">
            <text:p>#REF!</text:p>
          </table:table-cell>
          <table:table-cell table:formula="of:=[.M17]" office:value-type="string" office:string-value="" calcext:value-type="error">
            <text:p>#REF!</text:p>
          </table:table-cell>
          <table:table-cell table:formula="of:=[.N17]" office:value-type="string" office:string-value="" calcext:value-type="error">
            <text:p>#REF!</text:p>
          </table:table-cell>
          <table:table-cell table:formula="of:=[.O17]" office:value-type="string" office:string-value="" calcext:value-type="error">
            <text:p>#REF!</text:p>
          </table:table-cell>
          <table:table-cell table:formula="of:=[.P17]" office:value-type="string" office:string-value="" calcext:value-type="error">
            <text:p>#REF!</text:p>
          </table:table-cell>
          <table:table-cell table:formula="of:=[.Q17]" office:value-type="string" office:string-value="" calcext:value-type="error">
            <text:p>#REF!</text:p>
          </table:table-cell>
          <table:table-cell table:formula="of:=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string" office:string-value="" calcext:value-type="error">
            <text:p>#REF!</text:p>
          </table:table-cell>
          <table:table-cell table:formula="of:=[.L18]-[.L19]" office:value-type="string" office:string-value="" calcext:value-type="error">
            <text:p>#REF!</text:p>
          </table:table-cell>
          <table:table-cell table:formula="of:=[.M18]-[.M19]" office:value-type="string" office:string-value="" calcext:value-type="error">
            <text:p>#REF!</text:p>
          </table:table-cell>
          <table:table-cell table:formula="of:=[.N18]-[.N19]" office:value-type="string" office:string-value="" calcext:value-type="error">
            <text:p>#REF!</text:p>
          </table:table-cell>
          <table:table-cell table:formula="of:=[.O18]-[.O19]" office:value-type="string" office:string-value="" calcext:value-type="error">
            <text:p>#REF!</text:p>
          </table:table-cell>
          <table:table-cell table:formula="of:=[.P18]-[.P19]" office:value-type="string" office:string-value="" calcext:value-type="error">
            <text:p>#REF!</text:p>
          </table:table-cell>
          <table:table-cell table:formula="of:=[.Q18]-[.Q19]" office:value-type="string" office:string-value="" calcext:value-type="error">
            <text:p>#REF!</text:p>
          </table:table-cell>
          <table:table-cell table:formula="of:=[.R18]-[.R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string" office:string-value="" calcext:value-type="error">
            <text:p>#REF!</text:p>
          </table:table-cell>
          <table:table-cell table:formula="of:=MIN([.L9];[.L21])" office:value-type="string" office:string-value="" calcext:value-type="error">
            <text:p>#REF!</text:p>
          </table:table-cell>
          <table:table-cell table:formula="of:=MIN([.M9];[.M21])" office:value-type="string" office:string-value="" calcext:value-type="error">
            <text:p>#REF!</text:p>
          </table:table-cell>
          <table:table-cell table:formula="of:=MIN([.N9];[.N21])" office:value-type="string" office:string-value="" calcext:value-type="error">
            <text:p>#REF!</text:p>
          </table:table-cell>
          <table:table-cell table:formula="of:=MIN([.O9];[.O21])" office:value-type="string" office:string-value="" calcext:value-type="error">
            <text:p>#REF!</text:p>
          </table:table-cell>
          <table:table-cell table:formula="of:=MIN([.P9];[.P21])" office:value-type="string" office:string-value="" calcext:value-type="error">
            <text:p>#REF!</text:p>
          </table:table-cell>
          <table:table-cell table:formula="of:=MIN([.Q9];[.Q21])" office:value-type="string" office:string-value="" calcext:value-type="error">
            <text:p>#REF!</text:p>
          </table:table-cell>
          <table:table-cell table:formula="of:=MIN([.R9];[.R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string" office:string-value="" calcext:value-type="error">
            <text:p>#REF!</text:p>
          </table:table-cell>
          <table:table-cell table:formula="of:=[.L13]+[.L17]" office:value-type="string" office:string-value="" calcext:value-type="error">
            <text:p>#REF!</text:p>
          </table:table-cell>
          <table:table-cell table:formula="of:=[.M13]+[.M17]" office:value-type="string" office:string-value="" calcext:value-type="error">
            <text:p>#REF!</text:p>
          </table:table-cell>
          <table:table-cell table:formula="of:=[.N13]+[.N17]" office:value-type="string" office:string-value="" calcext:value-type="error">
            <text:p>#REF!</text:p>
          </table:table-cell>
          <table:table-cell table:formula="of:=[.O13]+[.O17]" office:value-type="string" office:string-value="" calcext:value-type="error">
            <text:p>#REF!</text:p>
          </table:table-cell>
          <table:table-cell table:formula="of:=[.P13]+[.P17]" office:value-type="string" office:string-value="" calcext:value-type="error">
            <text:p>#REF!</text:p>
          </table:table-cell>
          <table:table-cell table:formula="of:=[.Q13]+[.Q17]" office:value-type="string" office:string-value="" calcext:value-type="error">
            <text:p>#REF!</text:p>
          </table:table-cell>
          <table:table-cell table:formula="of:=[.R13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string" office:string-value="" calcext:value-type="error">
            <text:p>#REF!</text:p>
          </table:table-cell>
          <table:table-cell table:formula="of:=MAX(0;[.L22]-[.L23])" office:value-type="string" office:string-value="" calcext:value-type="error">
            <text:p>#REF!</text:p>
          </table:table-cell>
          <table:table-cell table:formula="of:=MAX(0;[.M22]-[.M23])" office:value-type="string" office:string-value="" calcext:value-type="error">
            <text:p>#REF!</text:p>
          </table:table-cell>
          <table:table-cell table:formula="of:=MAX(0;[.N22]-[.N23])" office:value-type="string" office:string-value="" calcext:value-type="error">
            <text:p>#REF!</text:p>
          </table:table-cell>
          <table:table-cell table:formula="of:=MAX(0;[.O22]-[.O23])" office:value-type="string" office:string-value="" calcext:value-type="error">
            <text:p>#REF!</text:p>
          </table:table-cell>
          <table:table-cell table:formula="of:=MAX(0;[.P22]-[.P23])" office:value-type="string" office:string-value="" calcext:value-type="error">
            <text:p>#REF!</text:p>
          </table:table-cell>
          <table:table-cell table:formula="of:=MAX(0;[.Q22]-[.Q23])" office:value-type="string" office:string-value="" calcext:value-type="error">
            <text:p>#REF!</text:p>
          </table:table-cell>
          <table:table-cell table:formula="of:=MAX(0;[.R22]-[.R2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string" office:string-value="" calcext:value-type="error">
            <text:p>#REF!</text:p>
          </table:table-cell>
          <table:table-cell table:formula="of:=MIN([.L20];[.L24])" office:value-type="string" office:string-value="" calcext:value-type="error">
            <text:p>#REF!</text:p>
          </table:table-cell>
          <table:table-cell table:formula="of:=MIN([.M20];[.M24])" office:value-type="string" office:string-value="" calcext:value-type="error">
            <text:p>#REF!</text:p>
          </table:table-cell>
          <table:table-cell table:formula="of:=MIN([.N20];[.N24])" office:value-type="string" office:string-value="" calcext:value-type="error">
            <text:p>#REF!</text:p>
          </table:table-cell>
          <table:table-cell table:formula="of:=MIN([.O20];[.O24])" office:value-type="string" office:string-value="" calcext:value-type="error">
            <text:p>#REF!</text:p>
          </table:table-cell>
          <table:table-cell table:formula="of:=MIN([.P20];[.P24])" office:value-type="string" office:string-value="" calcext:value-type="error">
            <text:p>#REF!</text:p>
          </table:table-cell>
          <table:table-cell table:formula="of:=MIN([.Q20];[.Q24])" office:value-type="string" office:string-value="" calcext:value-type="error">
            <text:p>#REF!</text:p>
          </table:table-cell>
          <table:table-cell table:formula="of:=MIN([.R20];[.R2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string" office:string-value="" calcext:value-type="error">
            <text:p>#REF!</text:p>
          </table:table-cell>
          <table:table-cell table:formula="of:=[.L25]*0.15" office:value-type="string" office:string-value="" calcext:value-type="error">
            <text:p>#REF!</text:p>
          </table:table-cell>
          <table:table-cell table:formula="of:=[.M25]*0.15" office:value-type="string" office:string-value="" calcext:value-type="error">
            <text:p>#REF!</text:p>
          </table:table-cell>
          <table:table-cell table:formula="of:=[.N25]*0.15" office:value-type="string" office:string-value="" calcext:value-type="error">
            <text:p>#REF!</text:p>
          </table:table-cell>
          <table:table-cell table:formula="of:=[.O25]*0.15" office:value-type="string" office:string-value="" calcext:value-type="error">
            <text:p>#REF!</text:p>
          </table:table-cell>
          <table:table-cell table:formula="of:=[.P25]*0.15" office:value-type="string" office:string-value="" calcext:value-type="error">
            <text:p>#REF!</text:p>
          </table:table-cell>
          <table:table-cell table:formula="of:=[.Q25]*0.15" office:value-type="string" office:string-value="" calcext:value-type="error">
            <text:p>#REF!</text:p>
          </table:table-cell>
          <table:table-cell table:formula="of:=[.R25]*0.15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string" office:string-value="" calcext:value-type="error">
            <text:p>#REF!</text:p>
          </table:table-cell>
          <table:table-cell table:formula="of:=[.L25]+[.L17]" office:value-type="string" office:string-value="" calcext:value-type="error">
            <text:p>#REF!</text:p>
          </table:table-cell>
          <table:table-cell table:formula="of:=[.M25]+[.M17]" office:value-type="string" office:string-value="" calcext:value-type="error">
            <text:p>#REF!</text:p>
          </table:table-cell>
          <table:table-cell table:formula="of:=[.N25]+[.N17]" office:value-type="string" office:string-value="" calcext:value-type="error">
            <text:p>#REF!</text:p>
          </table:table-cell>
          <table:table-cell table:formula="of:=[.O25]+[.O17]" office:value-type="string" office:string-value="" calcext:value-type="error">
            <text:p>#REF!</text:p>
          </table:table-cell>
          <table:table-cell table:formula="of:=[.P25]+[.P17]" office:value-type="string" office:string-value="" calcext:value-type="error">
            <text:p>#REF!</text:p>
          </table:table-cell>
          <table:table-cell table:formula="of:=[.Q25]+[.Q17]" office:value-type="string" office:string-value="" calcext:value-type="error">
            <text:p>#REF!</text:p>
          </table:table-cell>
          <table:table-cell table:formula="of:=[.R25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string" office:string-value="" calcext:value-type="error">
            <text:p>#REF!</text:p>
          </table:table-cell>
          <table:table-cell table:formula="of:=[.L18]-[.L27]" office:value-type="string" office:string-value="" calcext:value-type="error">
            <text:p>#REF!</text:p>
          </table:table-cell>
          <table:table-cell table:formula="of:=[.M18]-[.M27]" office:value-type="string" office:string-value="" calcext:value-type="error">
            <text:p>#REF!</text:p>
          </table:table-cell>
          <table:table-cell table:formula="of:=[.N18]-[.N27]" office:value-type="string" office:string-value="" calcext:value-type="error">
            <text:p>#REF!</text:p>
          </table:table-cell>
          <table:table-cell table:formula="of:=[.O18]-[.O27]" office:value-type="string" office:string-value="" calcext:value-type="error">
            <text:p>#REF!</text:p>
          </table:table-cell>
          <table:table-cell table:formula="of:=[.P18]-[.P27]" office:value-type="string" office:string-value="" calcext:value-type="error">
            <text:p>#REF!</text:p>
          </table:table-cell>
          <table:table-cell table:formula="of:=[.Q18]-[.Q27]" office:value-type="string" office:string-value="" calcext:value-type="error">
            <text:p>#REF!</text:p>
          </table:table-cell>
          <table:table-cell table:formula="of:=[.R18]-[.R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string" office:string-value="" calcext:value-type="error">
            <text:p>#REF!</text:p>
          </table:table-cell>
          <table:table-cell table:formula="of:=[.L28]*0.2" office:value-type="string" office:string-value="" calcext:value-type="error">
            <text:p>#REF!</text:p>
          </table:table-cell>
          <table:table-cell table:formula="of:=[.M28]*0.2" office:value-type="string" office:string-value="" calcext:value-type="error">
            <text:p>#REF!</text:p>
          </table:table-cell>
          <table:table-cell table:formula="of:=[.N28]*0.2" office:value-type="string" office:string-value="" calcext:value-type="error">
            <text:p>#REF!</text:p>
          </table:table-cell>
          <table:table-cell table:formula="of:=[.O28]*0.2" office:value-type="string" office:string-value="" calcext:value-type="error">
            <text:p>#REF!</text:p>
          </table:table-cell>
          <table:table-cell table:formula="of:=[.P28]*0.2" office:value-type="string" office:string-value="" calcext:value-type="error">
            <text:p>#REF!</text:p>
          </table:table-cell>
          <table:table-cell table:formula="of:=[.Q28]*0.2" office:value-type="string" office:string-value="" calcext:value-type="error">
            <text:p>#REF!</text:p>
          </table:table-cell>
          <table:table-cell table:formula="of:=[.R28]*0.2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string" office:string-value="" calcext:value-type="error">
            <text:p>#REF!</text:p>
          </table:table-cell>
          <table:table-cell table:style-name="ce9" table:formula="of:=IF(IF([.L13]&lt;=0;0;IF([.L13]&lt;100000;[$FedTaxTableWorksheet.B141];[$FedTaxComputationWorksheet.B62])))" office:value-type="string" office:string-value="" calcext:value-type="error">
            <text:p>#REF!</text:p>
          </table:table-cell>
          <table:table-cell table:style-name="ce9" table:formula="of:=IF(IF([.M13]&lt;=0;0;IF([.M13]&lt;100000;[$FedTaxTableWorksheet.B151];[$FedTaxComputationWorksheet.B64])))" office:value-type="string" office:string-value="" calcext:value-type="error">
            <text:p>#REF!</text:p>
          </table:table-cell>
          <table:table-cell table:style-name="ce9" table:formula="of:=IF(IF([.N13]&lt;=0;0;IF([.N13]&lt;100000;[$FedTaxTableWorksheet.B161];[$FedTaxComputationWorksheet.B66])))" office:value-type="string" office:string-value="" calcext:value-type="error">
            <text:p>#REF!</text:p>
          </table:table-cell>
          <table:table-cell table:style-name="ce9" table:formula="of:=IF(IF([.O13]&lt;=0;0;IF([.O13]&lt;100000;[$FedTaxTableWorksheet.B171];[$FedTaxComputationWorksheet.B68])))" office:value-type="string" office:string-value="" calcext:value-type="error">
            <text:p>#REF!</text:p>
          </table:table-cell>
          <table:table-cell table:style-name="ce9" table:formula="of:=IF(IF([.P13]&lt;=0;0;IF([.P13]&lt;100000;[$FedTaxTableWorksheet.B181];[$FedTaxComputationWorksheet.B70])))" office:value-type="string" office:string-value="" calcext:value-type="error">
            <text:p>#REF!</text:p>
          </table:table-cell>
          <table:table-cell table:style-name="ce9" table:formula="of:=IF(IF([.Q13]&lt;=0;0;IF([.Q13]&lt;100000;[$FedTaxTableWorksheet.B191];[$FedTaxComputationWorksheet.B72])))" office:value-type="string" office:string-value="" calcext:value-type="error">
            <text:p>#REF!</text:p>
          </table:table-cell>
          <table:table-cell table:style-name="ce9" table:formula="of:=IF(IF([.R13]&lt;=0;0;IF([.R13]&lt;100000;[$FedTaxTableWorksheet.B201];[$FedTaxComputationWorksheet.B74])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string" office:string-value="" calcext:value-type="error">
            <text:p>#REF!</text:p>
          </table:table-cell>
          <table:table-cell table:formula="of:=[.L26]+[.L29]+[.L30]" office:value-type="string" office:string-value="" calcext:value-type="error">
            <text:p>#REF!</text:p>
          </table:table-cell>
          <table:table-cell table:formula="of:=[.M26]+[.M29]+[.M30]" office:value-type="string" office:string-value="" calcext:value-type="error">
            <text:p>#REF!</text:p>
          </table:table-cell>
          <table:table-cell table:formula="of:=[.N26]+[.N29]+[.N30]" office:value-type="string" office:string-value="" calcext:value-type="error">
            <text:p>#REF!</text:p>
          </table:table-cell>
          <table:table-cell table:formula="of:=[.O26]+[.O29]+[.O30]" office:value-type="string" office:string-value="" calcext:value-type="error">
            <text:p>#REF!</text:p>
          </table:table-cell>
          <table:table-cell table:formula="of:=[.P26]+[.P29]+[.P30]" office:value-type="string" office:string-value="" calcext:value-type="error">
            <text:p>#REF!</text:p>
          </table:table-cell>
          <table:table-cell table:formula="of:=[.Q26]+[.Q29]+[.Q30]" office:value-type="string" office:string-value="" calcext:value-type="error">
            <text:p>#REF!</text:p>
          </table:table-cell>
          <table:table-cell table:formula="of:=[.R26]+[.R29]+[.R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string" office:string-value="" calcext:value-type="error">
            <text:p>#REF!</text:p>
          </table:table-cell>
          <table:table-cell table:style-name="ce9" table:formula="of:=IF([.L9]&lt;= 0;0;IF([.L9]&lt;100000;[$FedTaxTableWorksheet.B146];[$FedTaxComputationWorksheet.B63]))" office:value-type="string" office:string-value="" calcext:value-type="error">
            <text:p>#REF!</text:p>
          </table:table-cell>
          <table:table-cell table:style-name="ce9" table:formula="of:=IF([.M9]&lt;= 0;0;IF([.M9]&lt;100000;[$FedTaxTableWorksheet.B156];[$FedTaxComputationWorksheet.B65]))" office:value-type="string" office:string-value="" calcext:value-type="error">
            <text:p>#REF!</text:p>
          </table:table-cell>
          <table:table-cell table:style-name="ce9" table:formula="of:=IF([.N9]&lt;= 0;0;IF([.N9]&lt;100000;[$FedTaxTableWorksheet.B166];[$FedTaxComputationWorksheet.B67]))" office:value-type="string" office:string-value="" calcext:value-type="error">
            <text:p>#REF!</text:p>
          </table:table-cell>
          <table:table-cell table:style-name="ce9" table:formula="of:=IF([.O9]&lt;= 0;0;IF([.O9]&lt;100000;[$FedTaxTableWorksheet.B176];[$FedTaxComputationWorksheet.B69]))" office:value-type="string" office:string-value="" calcext:value-type="error">
            <text:p>#REF!</text:p>
          </table:table-cell>
          <table:table-cell table:style-name="ce9" table:formula="of:=IF([.P9]&lt;= 0;0;IF([.P9]&lt;100000;[$FedTaxTableWorksheet.B186];[$FedTaxComputationWorksheet.B71]))" office:value-type="string" office:string-value="" calcext:value-type="error">
            <text:p>#REF!</text:p>
          </table:table-cell>
          <table:table-cell table:style-name="ce9" table:formula="of:=IF([.Q9]&lt;= 0;0;IF([.Q9]&lt;100000;[$FedTaxTableWorksheet.B196];[$FedTaxComputationWorksheet.B73]))" office:value-type="string" office:string-value="" calcext:value-type="error">
            <text:p>#REF!</text:p>
          </table:table-cell>
          <table:table-cell table:style-name="ce9" table:formula="of:=IF([.R9]&lt;= 0;0;IF([.R9]&lt;100000;[$FedTaxTableWorksheet.B206];[$FedTaxComputationWorksheet.B75]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string" office:string-value="" calcext:value-type="error">
            <text:p>#REF!</text:p>
          </table:table-cell>
          <table:table-cell table:formula="of:=MIN([.L31];[.L32])" office:value-type="string" office:string-value="" calcext:value-type="error">
            <text:p>#REF!</text:p>
          </table:table-cell>
          <table:table-cell table:formula="of:=MIN([.M31];[.M32])" office:value-type="string" office:string-value="" calcext:value-type="error">
            <text:p>#REF!</text:p>
          </table:table-cell>
          <table:table-cell table:formula="of:=MIN([.N31];[.N32])" office:value-type="string" office:string-value="" calcext:value-type="error">
            <text:p>#REF!</text:p>
          </table:table-cell>
          <table:table-cell table:formula="of:=MIN([.O31];[.O32])" office:value-type="string" office:string-value="" calcext:value-type="error">
            <text:p>#REF!</text:p>
          </table:table-cell>
          <table:table-cell table:formula="of:=MIN([.P31];[.P32])" office:value-type="string" office:string-value="" calcext:value-type="error">
            <text:p>#REF!</text:p>
          </table:table-cell>
          <table:table-cell table:formula="of:=MIN([.Q31];[.Q32])" office:value-type="string" office:string-value="" calcext:value-type="error">
            <text:p>#REF!</text:p>
          </table:table-cell>
          <table:table-cell table:formula="of:=MIN([.R31];[.R32])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ce6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6377" table:default-cell-style-name="Default"/>
        <table:table-row table:style-name="ro1">
          <table:table-cell table:style-name="ce16"/>
          <table:table-cell table:style-name="Default" office:value-type="string" calcext:value-type="string">
            <text:p>setup 1</text:p>
          </table:table-cell>
          <table:table-cell table:style-name="Default" office:value-type="string" calcext:value-type="string">
            <text:p>setup 2</text:p>
          </table:table-cell>
          <table:table-cell table:number-columns-repeated="16380"/>
        </table:table-row>
        <table:table-row table:style-name="ro1">
          <table:table-cell table:style-name="ce17" office:value-type="float" office:value="1040" calcext:value-type="float" table:number-columns-spanned="2" table:number-rows-spanned="1">
            <text:p>1040</text:p>
          </table:table-cell>
          <table:covered-table-cell table:style-name="ce26"/>
          <table:table-cell table:style-name="ce26" table:number-columns-repeated="16381"/>
        </table:table-row>
        <table:table-row table:style-name="ro1">
          <table:table-cell table:style-name="ce18" office:value-type="string" calcext:value-type="string">
            <text:p>SocialSecurityIncome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29" office:value-type="currency" office:currency="USD" office:value="50000" calcext:value-type="currency">
            <text:p>$50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TaxableIraDistribution</text:p>
          </table:table-cell>
          <table:table-cell table:number-columns-repeated="2" table:style-name="ce15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TaxableInterestReceived</text:p>
          </table:table-cell>
          <table:table-cell table:number-columns-repeated="2" table:style-name="ce30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Dividends rec’d total</text:p>
          </table:table-cell>
          <table:table-cell table:number-columns-repeated="2" table:style-name="ce31" office:value-type="currency" office:currency="USD" office:value="2100" calcext:value-type="currency">
            <text:p>$2,1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Qualified dividends</text:p>
          </table:table-cell>
          <table:table-cell table:number-columns-repeated="2" table:style-name="ce32" office:value-type="currency" office:currency="USD" office:value="2000" calcext:value-type="currency">
            <text:p>$2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33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35" office:value-type="currency" office:currency="USD" office:value="7000" calcext:value-type="currency">
            <text:p>$7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8" office:value-type="string" calcext:value-type="string">
            <text:p>ShortTermCapitalGains</text:p>
          </table:table-cell>
          <table:table-cell table:style-name="ce36" office:value-type="currency" office:currency="USD" office:value="1535" calcext:value-type="currency">
            <text:p>$1,535.00</text:p>
          </table:table-cell>
          <table:table-cell table:style-name="ce36" office:value-type="currency" office:currency="USD" office:value="-8000" calcext:value-type="currency">
            <text:p>-$8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19" office:value-type="string" calcext:value-type="string">
            <text:p>FINAL TAX</text:p>
          </table:table-cell>
          <table:table-cell table:style-name="ce37" table:formula="of:=[.B506]+[.B61]" office:value-type="currency" office:currency="USD" office:value="-8211.525" calcext:value-type="currency">
            <text:p>-$8,211.53</text:p>
          </table:table-cell>
          <table:table-cell table:style-name="ce37" table:formula="of:=[.C506]+[.C61]" office:value-type="currency" office:currency="USD" office:value="2611.575" calcext:value-type="currency">
            <text:p>$2,611.58</text:p>
          </table:table-cell>
          <table:table-cell table:style-name="ce18"/>
          <table:table-cell table:style-name="ce14" table:number-columns-repeated="2"/>
          <table:table-cell table:style-name="ce18"/>
          <table:table-cell table:style-name="ce14"/>
          <table:table-cell table:style-name="ce18" table:number-columns-repeated="16375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38" table:formula="of:=[.C4]" office:value-type="currency" office:currency="USD" office:value="50000" calcext:value-type="currency">
            <text:p>$50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formula="of:=[.C15]" office:value-type="currency" office:currency="USD" office:value="50000" calcext:value-type="currency">
            <text:p>$50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30" table:formula="of:=[.C6]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32" table:formula="of:=[.C8]" office:value-type="currency" office:currency="USD" office:value="2000" calcext:value-type="currency">
            <text:p>$2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 table:style-name="ce31" table:formula="of:=[.C7]" office:value-type="currency" office:currency="USD" office:value="2100" calcext:value-type="currency">
            <text:p>$2,1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15" table:formula="of:=[.C5]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6535" calcext:value-type="currency">
            <text:p>$126,535.00</text:p>
          </table:table-cell>
          <table:table-cell table:formula="of:=IF([.C67]=&quot;Yes&quot;;[.C66];IF([.C68]=&quot;Yes&quot;;[.C75];IF([.C69]=&quot;Yes&quot;;0;&quot;not implemented&quot;)))" office:value-type="currency" office:currency="USD" office:value="-1000" calcext:value-type="currency">
            <text:p>-$1,0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[.B16]+[.B17]+[.B19]+[.B20]+[.B21]+[.B22]+[.B23]" office:value-type="currency" office:currency="USD" office:value="328635" calcext:value-type="currency">
            <text:p>$328,635.00</text:p>
          </table:table-cell>
          <table:table-cell table:formula="of:=[.C16]+[.C17]+[.C19]+[.C20]+[.C21]+[.C22]+[.C23]" office:value-type="currency" office:currency="USD" office:value="51100" calcext:value-type="currency">
            <text:p>$51,1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21]=&quot;No&quot;;0;IF([.B124]=&quot;No&quot;;0;[.B134]))" office:value-type="currency" office:currency="USD" office:value="40800" calcext:value-type="currency">
            <text:p>$40,800.00</text:p>
          </table:table-cell>
          <table:table-cell table:formula="of:=IF([.C121]=&quot;No&quot;;0;IF([.C124]=&quot;No&quot;;0;[.C134]))" office:value-type="currency" office:currency="USD" office:value="32435" calcext:value-type="currency">
            <text:p>$32,435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0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9435" calcext:value-type="currency">
            <text:p>$369,435.00</text:p>
          </table:table-cell>
          <table:table-cell table:formula="of:=[.C16]+[.C17]+[.C19]+[.C20]+[.C21]+[.C25]+[.C22]+[.C23]" office:value-type="currency" office:currency="USD" office:value="83535" calcext:value-type="currency">
            <text:p>$83,535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9435" calcext:value-type="currency">
            <text:p>$369,435.00</text:p>
          </table:table-cell>
          <table:table-cell table:formula="of:=[.C27]-[.C29]" office:value-type="currency" office:currency="USD" office:value="83535" calcext:value-type="currency">
            <text:p>$83,535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29200" calcext:value-type="currency">
            <text:p>$29,20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formula="of:=[.C31]+[.C32]" office:value-type="currency" office:currency="USD" office:value="29200" calcext:value-type="currency">
            <text:p>$29,20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40235" calcext:value-type="currency">
            <text:p>$340,235.00</text:p>
          </table:table-cell>
          <table:table-cell table:formula="of:=MAX(0;[.C30]-[.C33])" office:value-type="currency" office:currency="USD" office:value="54335" calcext:value-type="currency">
            <text:p>$54,335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16375"/>
        </table:table-row>
        <table:table-row table:style-name="ro5">
          <table:table-cell table:style-name="ce21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formula="of:=IF([.C76]=&quot;Yes&quot;;&quot;Yes&quot;;IF([.C74]=&quot;Yes&quot;;&quot;Yes&quot;;&quot;No&quot;))" office:value-type="string" office:string-value="Yes" calcext:value-type="string">
            <text:p>Yes</text:p>
          </table:table-cell>
          <table:table-cell table:style-name="ce6" table:number-columns-repeated="5"/>
          <table:table-cell table:number-columns-repeated="16375"/>
        </table:table-row>
        <table:table-row table:style-name="ro6">
          <table:table-cell table:style-name="ce21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formula="of:=IF([.C34]&lt;100000;&quot;Yes&quot;;&quot;No&quot;)" office:value-type="string" office:string-value="Yes" calcext:value-type="string">
            <text:p>Yes</text:p>
          </table:table-cell>
          <table:table-cell table:style-name="ce6" table:number-columns-repeated="5"/>
          <table:table-cell table:number-columns-repeated="16375"/>
        </table:table-row>
        <table:table-row table:style-name="ro6">
          <table:table-cell table:style-name="ce21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formula="of:=IF(AND([.C36]&lt;&gt;&quot;Yes&quot;;[.C34]&gt;=100000);&quot;Yes&quot;;&quot;No&quot;)" office:value-type="string" office:string-value="No" calcext:value-type="string">
            <text:p>No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6];IF([.B38]=&quot;Yes&quot;;[.B416];IF([.B36]=&quot;Yes&quot;; [.B111])))" office:value-type="currency" office:currency="USD" office:value="56311.4" calcext:value-type="currency">
            <text:p>$56,311.40</text:p>
          </table:table-cell>
          <table:table-cell table:formula="of:=IF([.C36]=&quot;Yes&quot;; [.C111];IF([.C37]=&quot;Yes&quot;;[.C216];[.C416]))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56311.4" calcext:value-type="currency">
            <text:p>$56,311.40</text:p>
          </table:table-cell>
          <table:table-cell table:formula="of:=[.C39]+[.C40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formula="of:=[.C42]+[.C43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56311.4" calcext:value-type="currency">
            <text:p>$56,311.40</text:p>
          </table:table-cell>
          <table:table-cell table:formula="of:=MAX(0;[.C41]-[.C44])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56311.4" calcext:value-type="currency">
            <text:p>$56,311.40</text:p>
          </table:table-cell>
          <table:table-cell table:formula="of:=[.C46]+[.C45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25d</text:p>
          </table:table-cell>
          <table:table-cell table:style-name="ce33" table:formula="of:=[.B9]" office:value-type="currency" office:currency="USD" office:value="73000" calcext:value-type="currency">
            <text:p>$73,000.00</text:p>
          </table:table-cell>
          <table:table-cell table:style-name="ce33" table:formula="of:=[.C9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 table:formula="of:=SUM([.C50:.C54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[.B48]+[.B49]+[.B55]" office:value-type="currency" office:currency="USD" office:value="73000" calcext:value-type="currency">
            <text:p>$73,000.00</text:p>
          </table:table-cell>
          <table:table-cell table:style-name="ce14" table:formula="of:=[.C48]+[.C49]+[.C5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16688.6" calcext:value-type="currency">
            <text:p>$16,688.60</text:p>
          </table:table-cell>
          <table:table-cell table:style-name="ce5" table:formula="of:=IF([.C56]&gt;[.C47];[.C56]-[.C47])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16688.6" calcext:value-type="currency">
            <text:p>-$16,688.60</text:p>
          </table:table-cell>
          <table:table-cell table:formula="of:=[.C47]-[.C5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16688.6" calcext:value-type="currency">
            <text:p>-$16,688.60</text:p>
          </table:table-cell>
          <table:table-cell table:style-name="ce39" table:formula="of:=IF([.C57]=0;[.C60];-[.C57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17" office:value-type="string" calcext:value-type="string" table:number-columns-spanned="2" table:number-rows-spanned="1">
            <text:p>sched D</text:p>
          </table:table-cell>
          <table:covered-table-cell table:style-name="ce26"/>
          <table:table-cell table:style-name="ce26" table:number-columns-repeated="8"/>
          <table:table-cell/>
          <table:table-cell table:style-name="ce26"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1535" calcext:value-type="currency">
            <text:p>$1,535.00</text:p>
          </table:table-cell>
          <table:table-cell table:style-name="ce36" table:formula="of:=[.C12]" office:value-type="currency" office:currency="USD" office:value="-8000" calcext:value-type="currency">
            <text:p>-$8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 table:style-name="ce35" table:formula="of:=[.C11]" office:value-type="currency" office:currency="USD" office:value="7000" calcext:value-type="currency">
            <text:p>$7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6535" calcext:value-type="currency">
            <text:p>$126,535.00</text:p>
          </table:table-cell>
          <table:table-cell table:formula="of:=[.C65]+[.C64]" office:value-type="currency" office:currency="USD" office:value="-1000" calcext:value-type="currency">
            <text:p>-$1,00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 table:formula="of:=IF([.C66]&gt;0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 table:formula="of:=IF([.C66]&lt;0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 table:formula="of:=IF([.C66]=0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MIN([.C65:.C66])&gt;0;&quot;Yes&quot;;&quot;No&quot;)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AND([.C72]=&quot;&quot;;[.C73]=&quot;&quot;);&quot;Yes&quot;;&quot;&quot;)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 table:formula="of:=IF([.C69]=&quot;Yes&quot;;&quot;Skipped&quot;;IF([.C68]=&quot;Yes&quot;;MAX([.C66];-3000);&quot;Skipped&quot;))" office:value-type="currency" office:currency="USD" office:value="-1000" calcext:value-type="currency">
            <text:p>-$1,00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table:formula="of:=IF([.B8]&gt;0;&quot;Yes&quot;;&quot;No&quot;)" office:value-type="string" office:string-value="Yes" calcext:value-type="string">
            <text:p>Yes</text:p>
          </table:table-cell>
          <table:table-cell table:style-name="Default" table:formula="of:=IF([.C8]&gt;0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17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26"/>
          <table:table-cell table:style-name="ce26" table:number-columns-repeated="8"/>
          <table:table-cell/>
          <table:table-cell table:style-name="ce26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currency" office:currency="USD" office:value="2000" calcext:value-type="currency">
            <text:p>$2,000.00</text:p>
          </table:table-cell>
          <table:table-cell table:formula="of:=[.C18]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 table:formula="of:=MAX(0;MIN([.C65:.C6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7000" calcext:value-type="currency">
            <text:p>$127,000.00</text:p>
          </table:table-cell>
          <table:table-cell table:formula="of:=[.C83]+[.C82]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235" calcext:value-type="currency">
            <text:p>$213,235.00</text:p>
          </table:table-cell>
          <table:table-cell table:formula="of:=MAX(0;[.C81]-[.C84])" office:value-type="currency" office:currency="USD" office:value="52335" calcext:value-type="currency">
            <text:p>$52,335.00</text:p>
          </table:table-cell>
          <table:table-cell table:number-columns-repeated="1638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2" office:value-type="currency" office:currency="USD" office:value="94050" calcext:value-type="currency">
            <text:p>$94,050.00</text:p>
          </table:table-cell>
          <table:table-cell table:number-columns-repeated="16380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 table:formula="of:=MIN([.C81];[.C86])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 table:formula="of:=MIN([.C85];[.C87])" office:value-type="currency" office:currency="USD" office:value="52335" calcext:value-type="currency">
            <text:p>$52,33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 table:formula="of:=[.C87]-[.C88]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7000" calcext:value-type="currency">
            <text:p>$127,000.00</text:p>
          </table:table-cell>
          <table:table-cell table:formula="of:=MIN([.C81];[.C84])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 table:formula="of:=[.C89]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7000" calcext:value-type="currency">
            <text:p>$127,000.00</text:p>
          </table:table-cell>
          <table:table-cell table:formula="of:=[.C90]-[.C9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2" office:value-type="currency" office:currency="USD" office:value="583750" calcext:value-type="currency">
            <text:p>$583,750.00</text:p>
          </table:table-cell>
          <table:table-cell table:number-columns-repeated="1638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40235" calcext:value-type="currency">
            <text:p>$340,235.00</text:p>
          </table:table-cell>
          <table:table-cell table:formula="of:=MIN([.C81];[.C93])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235" calcext:value-type="currency">
            <text:p>$213,235.00</text:p>
          </table:table-cell>
          <table:table-cell table:formula="of:=[.C85]+[.C89]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7000" calcext:value-type="currency">
            <text:p>$127,000.00</text:p>
          </table:table-cell>
          <table:table-cell table:formula="of:=MAX(0;[.C94]-[.C95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7000" calcext:value-type="currency">
            <text:p>$127,000.00</text:p>
          </table:table-cell>
          <table:table-cell table:formula="of:=MIN([.C92];[.C96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9050" calcext:value-type="currency">
            <text:p>$19,050.00</text:p>
          </table:table-cell>
          <table:table-cell table:formula="of:=[.C97]*0.15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7000" calcext:value-type="currency">
            <text:p>$127,000.00</text:p>
          </table:table-cell>
          <table:table-cell table:formula="of:=[.C97]+[.C89]" office:value-type="currency" office:currency="USD" office:value="2000" calcext:value-type="currency">
            <text:p>$2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 table:formula="of:=[.C90]-[.C9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 table:formula="of:=[.C100]*0.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 table:formula="of:=IF([.C85]&lt;100000;&quot;Yes&quot;; 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 table:formula="of:=IF([.C85]&gt;=100000;&quot;Yes&quot;; 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21" office:value-type="string" calcext:value-type="string">
            <text:p>22 Tax owed line 5 income</text:p>
          </table:table-cell>
          <table:table-cell table:formula="of:=IF([.B103]=&quot;Yes&quot;;[.B298];[.B452])" office:value-type="currency" office:currency="USD" office:value="37261.4" calcext:value-type="currency">
            <text:p>$37,261.40</text:p>
          </table:table-cell>
          <table:table-cell table:formula="of:=IF([.C103]=&quot;Yes&quot;;[.C298];[.C452])" office:value-type="currency" office:currency="USD" office:value="5815" calcext:value-type="currency">
            <text:p>$5,815.00</text:p>
          </table:table-cell>
          <table:table-cell table:number-columns-repeated="16380"/>
        </table:table-row>
        <table:table-row table:style-name="ro6">
          <table:table-cell table:style-name="ce21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311.4" calcext:value-type="currency">
            <text:p>$56,311.40</text:p>
          </table:table-cell>
          <table:table-cell table:formula="of:=[.C98]+[.C101]+[.C105]" office:value-type="currency" office:currency="USD" office:value="5815" calcext:value-type="currency">
            <text:p>$5,8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 tax on line 1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1]&lt;100000;&quot;Yes&quot;; &quot;No&quot;)" office:value-type="string" office:string-value="No" calcext:value-type="string">
            <text:p>No</text:p>
          </table:table-cell>
          <table:table-cell table:formula="of:=IF([.C89]&lt;100000;&quot;Yes&quot;; 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1]&gt;=100000;&quot;Yes&quot;; &quot;No&quot;)" office:value-type="string" office:string-value="Yes" calcext:value-type="string">
            <text:p>Yes</text:p>
          </table:table-cell>
          <table:table-cell table:formula="of:=IF([.C89]&gt;=100000;&quot;Yes&quot;; 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21" office:value-type="string" calcext:value-type="string">
            <text:p>24 tax owed on line 1 income</text:p>
          </table:table-cell>
          <table:table-cell table:formula="of:=IF([.B108]=&quot;Yes&quot;;[.B452];[.B488])" office:value-type="currency" office:currency="USD" office:value="67741.4" calcext:value-type="currency">
            <text:p>$67,741.40</text:p>
          </table:table-cell>
          <table:table-cell table:formula="of:=IF([.C108]=&quot;Yes&quot;;[.C452];[.C488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10])" office:value-type="currency" office:currency="USD" office:value="56311.4" calcext:value-type="currency">
            <text:p>$56,311.40</text:p>
          </table:table-cell>
          <table:table-cell table:formula="of:=MIN([.C106];[.C110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17" office:value-type="string" calcext:value-type="string" table:number-columns-spanned="2" table:number-rows-spanned="1">
            <text:p>Social security worksheet page 32</text:p>
          </table:table-cell>
          <table:covered-table-cell table:style-name="ce26"/>
          <table:table-cell table:style-name="ce26" table:number-columns-repeated="8"/>
          <table:table-cell/>
          <table:table-cell table:style-name="ce26" table:number-columns-repeated="1637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 table:style-name="ce40" table:formula="of:=[.C3]" office:value-type="currency" office:currency="USD" office:value="48000" calcext:value-type="currency">
            <text:p>$48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5]/2" office:value-type="currency" office:currency="USD" office:value="24000" calcext:value-type="currency">
            <text:p>$24,000.00</text:p>
          </table:table-cell>
          <table:table-cell table:style-name="ce41" table:formula="of:=[.C115]/2" office:value-type="currency" office:currency="USD" office:value="24000" calcext:value-type="currency">
            <text:p>$24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8635" calcext:value-type="currency">
            <text:p>$328,635.00</text:p>
          </table:table-cell>
          <table:table-cell table:style-name="ce41" table:formula="of:=[.C16]+[.C17]+[.C19]+[.C20]+[.C21]+[.C22]+[.C23]" office:value-type="currency" office:currency="USD" office:value="51100" calcext:value-type="currency">
            <text:p>$51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41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6:.B118])" office:value-type="currency" office:currency="USD" office:value="352635" calcext:value-type="currency">
            <text:p>$352,635.00</text:p>
          </table:table-cell>
          <table:table-cell table:style-name="ce41" table:formula="of:=SUM([.C116:.C118])" office:value-type="currency" office:currency="USD" office:value="75100" calcext:value-type="currency">
            <text:p>$75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41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 table:style-name="ce41" table:formula="of:=IF([.C120]&lt;[.C119]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9]-[.B120]" office:value-type="currency" office:currency="USD" office:value="352635" calcext:value-type="currency">
            <text:p>$352,635.00</text:p>
          </table:table-cell>
          <table:table-cell table:style-name="ce41" table:formula="of:=[.C119]-[.C120]" office:value-type="currency" office:currency="USD" office:value="75100" calcext:value-type="currency">
            <text:p>$75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41" office:value-type="currency" office:currency="USD" office:value="32000" calcext:value-type="currency">
            <text:p>$32,000.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3]&lt;[.B122];&quot;Yes&quot;;&quot;No&quot;)" office:value-type="string" office:string-value="Yes" calcext:value-type="string">
            <text:p>Yes</text:p>
          </table:table-cell>
          <table:table-cell table:style-name="ce41" table:formula="of:=IF([.C123]&lt;[.C122]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22]-[.B123]" office:value-type="currency" office:currency="USD" office:value="320635" calcext:value-type="currency">
            <text:p>$320,635.00</text:p>
          </table:table-cell>
          <table:table-cell table:style-name="ce41" table:formula="of:=[.C122]-[.C123]" office:value-type="currency" office:currency="USD" office:value="43100" calcext:value-type="currency">
            <text:p>$43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41" office:value-type="currency" office:currency="USD" office:value="12000" calcext:value-type="currency">
            <text:p>$12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5]-[.B126])" office:value-type="currency" office:currency="USD" office:value="308635" calcext:value-type="currency">
            <text:p>$308,635.00</text:p>
          </table:table-cell>
          <table:table-cell table:style-name="ce41" table:formula="of:=MAX(0;[.C125]-[.C126])" office:value-type="currency" office:currency="USD" office:value="31100" calcext:value-type="currency">
            <text:p>$31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5:.B126])" office:value-type="currency" office:currency="USD" office:value="12000" calcext:value-type="currency">
            <text:p>$12,000.00</text:p>
          </table:table-cell>
          <table:table-cell table:style-name="ce41" table:formula="of:=MIN([.C125:.C126])" office:value-type="currency" office:currency="USD" office:value="12000" calcext:value-type="currency">
            <text:p>$12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8]/2" office:value-type="currency" office:currency="USD" office:value="6000" calcext:value-type="currency">
            <text:p>$6,000.00</text:p>
          </table:table-cell>
          <table:table-cell table:style-name="ce41" table:formula="of:=[.C128]/2" office:value-type="currency" office:currency="USD" office:value="6000" calcext:value-type="currency">
            <text:p>$6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29];[.B116])" office:value-type="currency" office:currency="USD" office:value="6000" calcext:value-type="currency">
            <text:p>$6,000.00</text:p>
          </table:table-cell>
          <table:table-cell table:style-name="ce41" table:formula="of:=MIN([.C129];[.C116])" office:value-type="currency" office:currency="USD" office:value="6000" calcext:value-type="currency">
            <text:p>$6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7]*0.85" office:value-type="currency" office:currency="USD" office:value="262339.75" calcext:value-type="currency">
            <text:p>$262,339.75</text:p>
          </table:table-cell>
          <table:table-cell table:style-name="ce41" table:formula="of:=[.C127]*0.85" office:value-type="currency" office:currency="USD" office:value="26435" calcext:value-type="currency">
            <text:p>$26,435.00</text:p>
          </table:table-cell>
          <table:table-cell table:number-columns-repeated="163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31]+[.B130]" office:value-type="currency" office:currency="USD" office:value="268339.75" calcext:value-type="currency">
            <text:p>$268,339.75</text:p>
          </table:table-cell>
          <table:table-cell table:style-name="ce41" table:formula="of:=[.C131]+[.C130]" office:value-type="currency" office:currency="USD" office:value="32435" calcext:value-type="currency">
            <text:p>$32,435.00</text:p>
          </table:table-cell>
          <table:table-cell table:number-columns-repeated="163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5]*0.85" office:value-type="currency" office:currency="USD" office:value="40800" calcext:value-type="currency">
            <text:p>$40,800.00</text:p>
          </table:table-cell>
          <table:table-cell table:style-name="ce41" table:formula="of:=[.C115]*0.85" office:value-type="currency" office:currency="USD" office:value="40800" calcext:value-type="currency">
            <text:p>$40,8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32:.B133])" office:value-type="currency" office:currency="USD" office:value="40800" calcext:value-type="currency">
            <text:p>$40,800.00</text:p>
          </table:table-cell>
          <table:table-cell table:style-name="ce41" table:formula="of:=MIN([.C132:.C133])" office:value-type="currency" office:currency="USD" office:value="32435" calcext:value-type="currency">
            <text:p>$32,43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17" office:value-type="string" calcext:value-type="string" table:number-columns-spanned="2" table:number-rows-spanned="1">
            <text:p>Tax Table 1 (used by 1040, line 16)</text:p>
          </table:table-cell>
          <table:covered-table-cell table:style-name="ce26"/>
          <table:table-cell table:style-name="ce26" table:number-columns-repeated="8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formula="of:=[.B15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8]&lt;3000;25;50)" office:value-type="currency" office:currency="USD" office:value="50" calcext:value-type="currency">
            <text:p>$50.00</text:p>
          </table:table-cell>
          <table:table-cell table:formula="of:=IF([.C138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8]/[.B164])*[.B164]" office:value-type="currency" office:currency="USD" office:value="340200" calcext:value-type="currency">
            <text:p>$340,200.00</text:p>
          </table:table-cell>
          <table:table-cell table:formula="of:=FLOOR([.C138]/[.C164])*[.C164]" office:value-type="currency" office:currency="USD" office:value="54300" calcext:value-type="currency">
            <text:p>$54,3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8]/[.B164])*[.B164]" office:value-type="currency" office:currency="USD" office:value="340250" calcext:value-type="currency">
            <text:p>$340,250.00</text:p>
          </table:table-cell>
          <table:table-cell table:formula="of:=CEILING([.C138]/[.C164])*[.C164]" office:value-type="currency" office:currency="USD" office:value="54350" calcext:value-type="currency">
            <text:p>$54,3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6]=[.B165];[.B165]+[.B164];[.B166])" office:value-type="currency" office:currency="USD" office:value="340250" calcext:value-type="currency">
            <text:p>$340,250.00</text:p>
          </table:table-cell>
          <table:table-cell table:formula="of:=IF([.C166]=[.C165];[.C165]+[.C164];[.C166])" office:value-type="currency" office:currency="USD" office:value="54350" calcext:value-type="currency">
            <text:p>$54,3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5]&gt;=[.B148];[.B148];[.B165])" office:value-type="currency" office:currency="USD" office:value="23200" calcext:value-type="currency">
            <text:p>$23,200.00</text:p>
          </table:table-cell>
          <table:table-cell table:formula="of:=IF([.C$165]&gt;=[.C148];[.C148];[.C165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5]&lt;[.B141];0;IF([.B$165]&gt;[.B149];[.B149]-[.B141];[.B$165]-[.B141]))" office:value-type="currency" office:currency="USD" office:value="71100" calcext:value-type="currency">
            <text:p>$71,100.00</text:p>
          </table:table-cell>
          <table:table-cell table:formula="of:=IF([.C$165]&lt;[.C141];0;IF([.C$165]&gt;[.C149];[.C149]-[.C141];[.C$165]-[.C141]))" office:value-type="currency" office:currency="USD" office:value="31100" calcext:value-type="currency">
            <text:p>$31,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5]&lt;[.B142];0;IF([.B$165]&gt;[.B150];[.B150]-[.B142];[.B$165]-[.B142]))" office:value-type="currency" office:currency="USD" office:value="106750" calcext:value-type="currency">
            <text:p>$106,750.00</text:p>
          </table:table-cell>
          <table:table-cell table:formula="of:=IF([.C$165]&lt;[.C142];0;IF([.C$165]&gt;[.C150];[.C150]-[.C142];[.C$165]-[.C142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5]&lt;[.B143];0;IF([.B$165]&gt;[.B151];[.B151]-[.B143];[.B$165]-[.B143]))" office:value-type="currency" office:currency="USD" office:value="139150" calcext:value-type="currency">
            <text:p>$139,150.00</text:p>
          </table:table-cell>
          <table:table-cell table:formula="of:=IF([.C$165]&lt;[.C143];0;IF([.C$165]&gt;[.C151];[.C151]-[.C143];[.C$165]-[.C143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5]&lt;[.B144];0;IF([.B$165]&gt;[.B152];[.B152]-[.B144];[.B$165]-[.B144]))" office:value-type="currency" office:currency="USD" office:value="0" calcext:value-type="currency">
            <text:p>$0.00</text:p>
          </table:table-cell>
          <table:table-cell table:formula="of:=IF([.C$165]&lt;[.C144];0;IF([.C$165]&gt;[.C152];[.C152]-[.C144];[.C$165]-[.C144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5]&lt;[.B145];0;IF([.B$165]&gt;[.B153];[.B153]-[.B145];[.B$165]-[.B145]))" office:value-type="currency" office:currency="USD" office:value="0" calcext:value-type="currency">
            <text:p>$0.00</text:p>
          </table:table-cell>
          <table:table-cell table:formula="of:=IF([.C$165]&lt;[.C145];0;IF([.C$165]&gt;[.C153];[.C153]-[.C145];[.C$165]-[.C145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5]&lt;[.B146];0;IF([.B$165]&gt;[.B154];[.B154]-[.B146];[.B$165]-[.B146]))" office:value-type="currency" office:currency="USD" office:value="0" calcext:value-type="currency">
            <text:p>$0.00</text:p>
          </table:table-cell>
          <table:table-cell table:formula="of:=IF([.C$165]&lt;[.C146];0;IF([.C$165]&gt;[.C154];[.C154]-[.C146];[.C$165]-[.C146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70]*[.B156]" office:value-type="currency" office:currency="USD" office:value="2320" calcext:value-type="currency">
            <text:p>$2,320.00</text:p>
          </table:table-cell>
          <table:table-cell table:formula="of:=[.C170]*[.C156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71]*[.B157]" office:value-type="currency" office:currency="USD" office:value="8532" calcext:value-type="currency">
            <text:p>$8,532.00</text:p>
          </table:table-cell>
          <table:table-cell table:formula="of:=[.C171]*[.C157]" office:value-type="currency" office:currency="USD" office:value="3732" calcext:value-type="currency">
            <text:p>$3,732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72]*[.B158]" office:value-type="currency" office:currency="USD" office:value="23485" calcext:value-type="currency">
            <text:p>$23,485.00</text:p>
          </table:table-cell>
          <table:table-cell table:formula="of:=[.C172]*[.C158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3]*[.B159]" office:value-type="currency" office:currency="USD" office:value="33396" calcext:value-type="currency">
            <text:p>$33,396.00</text:p>
          </table:table-cell>
          <table:table-cell table:formula="of:=[.C173]*[.C15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4]*[.B160]" office:value-type="currency" office:currency="USD" office:value="0" calcext:value-type="currency">
            <text:p>$0.00</text:p>
          </table:table-cell>
          <table:table-cell table:formula="of:=[.C174]*[.C16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5]*[.B161]" office:value-type="currency" office:currency="USD" office:value="0" calcext:value-type="currency">
            <text:p>$0.00</text:p>
          </table:table-cell>
          <table:table-cell table:formula="of:=[.C175]*[.C16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6]*[.B162]" office:value-type="currency" office:currency="USD" office:value="0" calcext:value-type="currency">
            <text:p>$0.00</text:p>
          </table:table-cell>
          <table:table-cell table:formula="of:=[.C176]*[.C16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8:.B184])" office:value-type="currency" office:currency="USD" office:value="67733" calcext:value-type="currency">
            <text:p>$67,733.00</text:p>
          </table:table-cell>
          <table:table-cell table:formula="of:=SUM([.C178:.C184])" office:value-type="currency" office:currency="USD" office:value="6052" calcext:value-type="currency">
            <text:p>$6,052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7]&gt;=[.B148];[.B148];[.B167])" office:value-type="currency" office:currency="USD" office:value="23200" calcext:value-type="currency">
            <text:p>$23,200.00</text:p>
          </table:table-cell>
          <table:table-cell table:formula="of:=IF([.C$167]&gt;=[.C148];[.C148];[.C167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7]&lt;[.B141];0;IF([.B$167]&gt;[.B149];[.B149]-[.B141];[.B$167]-[.B141]))" office:value-type="currency" office:currency="USD" office:value="71100" calcext:value-type="currency">
            <text:p>$71,100.00</text:p>
          </table:table-cell>
          <table:table-cell table:formula="of:=IF([.C$167]&lt;[.C141];0;IF([.C$167]&gt;[.C149];[.C149]-[.C141];[.C$167]-[.C141]))" office:value-type="currency" office:currency="USD" office:value="31150" calcext:value-type="currency">
            <text:p>$31,1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7]&lt;[.B142];0;IF([.B$167]&gt;[.B150];[.B150]-[.B142];[.B$167]-[.B142]))" office:value-type="currency" office:currency="USD" office:value="106750" calcext:value-type="currency">
            <text:p>$106,750.00</text:p>
          </table:table-cell>
          <table:table-cell table:formula="of:=IF([.C$167]&lt;[.C142];0;IF([.C$167]&gt;[.C150];[.C150]-[.C142];[.C$167]-[.C142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7]&lt;[.B143];0;IF([.B$167]&gt;[.B151];[.B151]-[.B143];[.B$167]-[.B143]))" office:value-type="currency" office:currency="USD" office:value="139200" calcext:value-type="currency">
            <text:p>$139,200.00</text:p>
          </table:table-cell>
          <table:table-cell table:formula="of:=IF([.C$167]&lt;[.C143];0;IF([.C$167]&gt;[.C151];[.C151]-[.C143];[.C$167]-[.C143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7]&lt;[.B144];0;IF([.B$167]&gt;[.B152];[.B152]-[.B144];[.B$167]-[.B144]))" office:value-type="currency" office:currency="USD" office:value="0" calcext:value-type="currency">
            <text:p>$0.00</text:p>
          </table:table-cell>
          <table:table-cell table:formula="of:=IF([.C$167]&lt;[.C144];0;IF([.C$167]&gt;[.C152];[.C152]-[.C144];[.C$167]-[.C144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7]&lt;[.B145];0;IF([.B$167]&gt;[.B153];[.B153]-[.B145];[.B$167]-[.B145]))" office:value-type="currency" office:currency="USD" office:value="0" calcext:value-type="currency">
            <text:p>$0.00</text:p>
          </table:table-cell>
          <table:table-cell table:formula="of:=IF([.C$167]&lt;[.C145];0;IF([.C$167]&gt;[.C153];[.C153]-[.C145];[.C$167]-[.C145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7]&lt;[.B146];0;IF([.B$167]&gt;[.B154];[.B154]-[.B146];[.B$167]-[.B146]))" office:value-type="currency" office:currency="USD" office:value="0" calcext:value-type="currency">
            <text:p>$0.00</text:p>
          </table:table-cell>
          <table:table-cell table:formula="of:=IF([.C$167]&lt;[.C146];0;IF([.C$167]&gt;[.C154];[.C154]-[.C146];[.C$167]-[.C14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9]*[.B156]" office:value-type="currency" office:currency="USD" office:value="2320" calcext:value-type="currency">
            <text:p>$2,320.00</text:p>
          </table:table-cell>
          <table:table-cell table:formula="of:=[.C189]*[.C156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90]*[.B157]" office:value-type="currency" office:currency="USD" office:value="8532" calcext:value-type="currency">
            <text:p>$8,532.00</text:p>
          </table:table-cell>
          <table:table-cell table:formula="of:=[.C190]*[.C157]" office:value-type="currency" office:currency="USD" office:value="3738" calcext:value-type="currency">
            <text:p>$3,73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91]*[.B158]" office:value-type="currency" office:currency="USD" office:value="23485" calcext:value-type="currency">
            <text:p>$23,485.00</text:p>
          </table:table-cell>
          <table:table-cell table:formula="of:=[.C191]*[.C15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92]*[.B159]" office:value-type="currency" office:currency="USD" office:value="33408" calcext:value-type="currency">
            <text:p>$33,408.00</text:p>
          </table:table-cell>
          <table:table-cell table:formula="of:=[.C192]*[.C15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3]*[.B160]" office:value-type="currency" office:currency="USD" office:value="0" calcext:value-type="currency">
            <text:p>$0.00</text:p>
          </table:table-cell>
          <table:table-cell table:formula="of:=[.C193]*[.C16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4]*[.B161]" office:value-type="currency" office:currency="USD" office:value="0" calcext:value-type="currency">
            <text:p>$0.00</text:p>
          </table:table-cell>
          <table:table-cell table:formula="of:=[.C194]*[.C16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5]*[.B162]" office:value-type="currency" office:currency="USD" office:value="0" calcext:value-type="currency">
            <text:p>$0.00</text:p>
          </table:table-cell>
          <table:table-cell table:formula="of:=[.C195]*[.C16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7:.B203])" office:value-type="currency" office:currency="USD" office:value="67745" calcext:value-type="currency">
            <text:p>$67,745.00</text:p>
          </table:table-cell>
          <table:table-cell table:formula="of:=SUM([.C197:.C203])" office:value-type="currency" office:currency="USD" office:value="6058" calcext:value-type="currency">
            <text:p>$6,058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/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5];[.B186]))" office:value-type="currency" office:currency="USD" office:value="67739" calcext:value-type="currency">
            <text:p>$67,739.00</text:p>
          </table:table-cell>
          <table:table-cell table:formula="of:=ROUND(AVERAGE([.C205];[.C186]))" office:value-type="currency" office:currency="USD" office:value="6055" calcext:value-type="currency">
            <text:p>$6,055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138]&lt;25;&quot;Yes&quot;;&quot;No&quot;)" office:value-type="string" office:string-value="No" calcext:value-type="string">
            <text:p>No</text:p>
          </table:table-cell>
          <table:table-cell table:style-name="Default" table:formula="of:=IF([.C138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8]&lt;5;0;IF([.B138]&lt;15;1;2))" office:value-type="float" office:value="2" calcext:value-type="float">
            <text:p>2</text:p>
          </table:table-cell>
          <table:table-cell table:style-name="Default" table:formula="of:=IF([.C138]&lt;5;0;IF([.C138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12]=&quot;Yes&quot;;[.B213];[.B208])" office:value-type="currency" office:currency="USD" office:value="67739" calcext:value-type="currency">
            <text:p>$67,739.00</text:p>
          </table:table-cell>
          <table:table-cell table:formula="of:=IF([.C212]=&quot;Yes&quot;;[.C213];[.C208])" office:value-type="currency" office:currency="USD" office:value="6055" calcext:value-type="currency">
            <text:p>$6,05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Tax Table 2 (used by by qual div and cap gains worksheet line 22)</text:p>
          </table:table-cell>
          <table:table-cell table:style-name="ce26" table:number-columns-repeated="9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4]" office:value-type="currency" office:currency="USD" office:value="10000000" calcext:value-type="currency">
            <text:p>$10,000,000.00</text:p>
          </table:table-cell>
          <table:table-cell table:formula="of:=[.C15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20]&lt;3000;25;50)" office:value-type="currency" office:currency="USD" office:value="50" calcext:value-type="currency">
            <text:p>$50.00</text:p>
          </table:table-cell>
          <table:table-cell table:formula="of:=IF([.C220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20]/[.B246])*[.B246]" office:value-type="currency" office:currency="USD" office:value="213200" calcext:value-type="currency">
            <text:p>$213,200.00</text:p>
          </table:table-cell>
          <table:table-cell table:formula="of:=FLOOR([.C220]/[.C246])*[.C246]" office:value-type="currency" office:currency="USD" office:value="52300" calcext:value-type="currency">
            <text:p>$52,3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20]/[.B246])*[.B246]" office:value-type="currency" office:currency="USD" office:value="213250" calcext:value-type="currency">
            <text:p>$213,250.00</text:p>
          </table:table-cell>
          <table:table-cell table:formula="of:=CEILING([.C220]/[.C246])*[.C246]" office:value-type="currency" office:currency="USD" office:value="52350" calcext:value-type="currency">
            <text:p>$52,3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8]=[.B247];[.B247]+[.B246];[.B248])" office:value-type="currency" office:currency="USD" office:value="213250" calcext:value-type="currency">
            <text:p>$213,250.00</text:p>
          </table:table-cell>
          <table:table-cell table:formula="of:=IF([.C248]=[.C247];[.C247]+[.C246];[.C248])" office:value-type="currency" office:currency="USD" office:value="52350" calcext:value-type="currency">
            <text:p>$52,3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7]&gt;=[.B230];[.B230];[.B247])" office:value-type="currency" office:currency="USD" office:value="23200" calcext:value-type="currency">
            <text:p>$23,200.00</text:p>
          </table:table-cell>
          <table:table-cell table:formula="of:=IF([.C$247]&gt;=[.C230];[.C230];[.C247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7]&lt;[.B223];0;IF([.B$247]&gt;[.B231];[.B231]-[.B223];[.B$247]-[.B223]))" office:value-type="currency" office:currency="USD" office:value="71100" calcext:value-type="currency">
            <text:p>$71,100.00</text:p>
          </table:table-cell>
          <table:table-cell table:formula="of:=IF([.C$247]&lt;[.C223];0;IF([.C$247]&gt;[.C231];[.C231]-[.C223];[.C$247]-[.C223]))" office:value-type="currency" office:currency="USD" office:value="29100" calcext:value-type="currency">
            <text:p>$29,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7]&lt;[.B224];0;IF([.B$247]&gt;[.B232];[.B232]-[.B224];[.B$247]-[.B224]))" office:value-type="currency" office:currency="USD" office:value="106750" calcext:value-type="currency">
            <text:p>$106,750.00</text:p>
          </table:table-cell>
          <table:table-cell table:formula="of:=IF([.C$247]&lt;[.C224];0;IF([.C$247]&gt;[.C232];[.C232]-[.C224];[.C$247]-[.C224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7]&lt;[.B225];0;IF([.B$247]&gt;[.B233];[.B233]-[.B225];[.B$247]-[.B225]))" office:value-type="currency" office:currency="USD" office:value="12150" calcext:value-type="currency">
            <text:p>$12,150.00</text:p>
          </table:table-cell>
          <table:table-cell table:formula="of:=IF([.C$247]&lt;[.C225];0;IF([.C$247]&gt;[.C233];[.C233]-[.C225];[.C$247]-[.C225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7]&lt;[.B226];0;IF([.B$247]&gt;[.B234];[.B234]-[.B226];[.B$247]-[.B226]))" office:value-type="currency" office:currency="USD" office:value="0" calcext:value-type="currency">
            <text:p>$0.00</text:p>
          </table:table-cell>
          <table:table-cell table:formula="of:=IF([.C$247]&lt;[.C226];0;IF([.C$247]&gt;[.C234];[.C234]-[.C226];[.C$247]-[.C226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7]&lt;[.B227];0;IF([.B$247]&gt;[.B235];[.B235]-[.B227];[.B$247]-[.B227]))" office:value-type="currency" office:currency="USD" office:value="0" calcext:value-type="currency">
            <text:p>$0.00</text:p>
          </table:table-cell>
          <table:table-cell table:formula="of:=IF([.C$247]&lt;[.C227];0;IF([.C$247]&gt;[.C235];[.C235]-[.C227];[.C$247]-[.C227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7]&lt;[.B228];0;IF([.B$247]&gt;[.B236];[.B236]-[.B228];[.B$247]-[.B228]))" office:value-type="currency" office:currency="USD" office:value="0" calcext:value-type="currency">
            <text:p>$0.00</text:p>
          </table:table-cell>
          <table:table-cell table:formula="of:=IF([.C$247]&lt;[.C228];0;IF([.C$247]&gt;[.C236];[.C236]-[.C228];[.C$247]-[.C228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52]*[.B238]" office:value-type="currency" office:currency="USD" office:value="2320" calcext:value-type="currency">
            <text:p>$2,320.00</text:p>
          </table:table-cell>
          <table:table-cell table:formula="of:=[.C252]*[.C238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3]*[.B239]" office:value-type="currency" office:currency="USD" office:value="8532" calcext:value-type="currency">
            <text:p>$8,532.00</text:p>
          </table:table-cell>
          <table:table-cell table:formula="of:=[.C253]*[.C239]" office:value-type="currency" office:currency="USD" office:value="3492" calcext:value-type="currency">
            <text:p>$3,492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4]*[.B240]" office:value-type="currency" office:currency="USD" office:value="23485" calcext:value-type="currency">
            <text:p>$23,485.00</text:p>
          </table:table-cell>
          <table:table-cell table:formula="of:=[.C254]*[.C240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5]*[.B241]" office:value-type="currency" office:currency="USD" office:value="2916" calcext:value-type="currency">
            <text:p>$2,916.00</text:p>
          </table:table-cell>
          <table:table-cell table:formula="of:=[.C255]*[.C24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6]*[.B242]" office:value-type="currency" office:currency="USD" office:value="0" calcext:value-type="currency">
            <text:p>$0.00</text:p>
          </table:table-cell>
          <table:table-cell table:formula="of:=[.C256]*[.C24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7]*[.B243]" office:value-type="currency" office:currency="USD" office:value="0" calcext:value-type="currency">
            <text:p>$0.00</text:p>
          </table:table-cell>
          <table:table-cell table:formula="of:=[.C257]*[.C24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8]*[.B244]" office:value-type="currency" office:currency="USD" office:value="0" calcext:value-type="currency">
            <text:p>$0.00</text:p>
          </table:table-cell>
          <table:table-cell table:formula="of:=[.C258]*[.C24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60:.B266])" office:value-type="currency" office:currency="USD" office:value="37253" calcext:value-type="currency">
            <text:p>$37,253.00</text:p>
          </table:table-cell>
          <table:table-cell table:formula="of:=SUM([.C260:.C266])" office:value-type="currency" office:currency="USD" office:value="5812" calcext:value-type="currency">
            <text:p>$5,812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9]&gt;=[.B230];[.B230];[.B249])" office:value-type="currency" office:currency="USD" office:value="23200" calcext:value-type="currency">
            <text:p>$23,200.00</text:p>
          </table:table-cell>
          <table:table-cell table:formula="of:=IF([.C$249]&gt;=[.C230];[.C230];[.C249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9]&lt;[.B223];0;IF([.B$249]&gt;[.B231];[.B231]-[.B223];[.B$249]-[.B223]))" office:value-type="currency" office:currency="USD" office:value="71100" calcext:value-type="currency">
            <text:p>$71,100.00</text:p>
          </table:table-cell>
          <table:table-cell table:formula="of:=IF([.C$249]&lt;[.C223];0;IF([.C$249]&gt;[.C231];[.C231]-[.C223];[.C$249]-[.C223]))" office:value-type="currency" office:currency="USD" office:value="29150" calcext:value-type="currency">
            <text:p>$29,1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9]&lt;[.B224];0;IF([.B$249]&gt;[.B232];[.B232]-[.B224];[.B$249]-[.B224]))" office:value-type="currency" office:currency="USD" office:value="106750" calcext:value-type="currency">
            <text:p>$106,750.00</text:p>
          </table:table-cell>
          <table:table-cell table:formula="of:=IF([.C$249]&lt;[.C224];0;IF([.C$249]&gt;[.C232];[.C232]-[.C224];[.C$249]-[.C224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9]&lt;[.B225];0;IF([.B$249]&gt;[.B233];[.B233]-[.B225];[.B$249]-[.B225]))" office:value-type="currency" office:currency="USD" office:value="12200" calcext:value-type="currency">
            <text:p>$12,200.00</text:p>
          </table:table-cell>
          <table:table-cell table:formula="of:=IF([.C$249]&lt;[.C225];0;IF([.C$249]&gt;[.C233];[.C233]-[.C225];[.C$249]-[.C225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9]&lt;[.B226];0;IF([.B$249]&gt;[.B234];[.B234]-[.B226];[.B$249]-[.B226]))" office:value-type="currency" office:currency="USD" office:value="0" calcext:value-type="currency">
            <text:p>$0.00</text:p>
          </table:table-cell>
          <table:table-cell table:formula="of:=IF([.C$249]&lt;[.C226];0;IF([.C$249]&gt;[.C234];[.C234]-[.C226];[.C$249]-[.C22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9]&lt;[.B227];0;IF([.B$249]&gt;[.B235];[.B235]-[.B227];[.B$249]-[.B227]))" office:value-type="currency" office:currency="USD" office:value="0" calcext:value-type="currency">
            <text:p>$0.00</text:p>
          </table:table-cell>
          <table:table-cell table:formula="of:=IF([.C$249]&lt;[.C227];0;IF([.C$249]&gt;[.C235];[.C235]-[.C227];[.C$249]-[.C227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9]&lt;[.B228];0;IF([.B$249]&gt;[.B236];[.B236]-[.B228];[.B$249]-[.B228]))" office:value-type="currency" office:currency="USD" office:value="0" calcext:value-type="currency">
            <text:p>$0.00</text:p>
          </table:table-cell>
          <table:table-cell table:formula="of:=IF([.C$249]&lt;[.C228];0;IF([.C$249]&gt;[.C236];[.C236]-[.C228];[.C$249]-[.C228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71]*[.B238]" office:value-type="currency" office:currency="USD" office:value="2320" calcext:value-type="currency">
            <text:p>$2,320.00</text:p>
          </table:table-cell>
          <table:table-cell table:formula="of:=[.C271]*[.C238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72]*[.B239]" office:value-type="currency" office:currency="USD" office:value="8532" calcext:value-type="currency">
            <text:p>$8,532.00</text:p>
          </table:table-cell>
          <table:table-cell table:formula="of:=[.C272]*[.C239]" office:value-type="currency" office:currency="USD" office:value="3498" calcext:value-type="currency">
            <text:p>$3,49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3]*[.B240]" office:value-type="currency" office:currency="USD" office:value="23485" calcext:value-type="currency">
            <text:p>$23,485.00</text:p>
          </table:table-cell>
          <table:table-cell table:formula="of:=[.C273]*[.C24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4]*[.B241]" office:value-type="currency" office:currency="USD" office:value="2928" calcext:value-type="currency">
            <text:p>$2,928.00</text:p>
          </table:table-cell>
          <table:table-cell table:formula="of:=[.C274]*[.C24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5]*[.B242]" office:value-type="currency" office:currency="USD" office:value="0" calcext:value-type="currency">
            <text:p>$0.00</text:p>
          </table:table-cell>
          <table:table-cell table:formula="of:=[.C275]*[.C24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6]*[.B243]" office:value-type="currency" office:currency="USD" office:value="0" calcext:value-type="currency">
            <text:p>$0.00</text:p>
          </table:table-cell>
          <table:table-cell table:formula="of:=[.C276]*[.C24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7]*[.B244]" office:value-type="currency" office:currency="USD" office:value="0" calcext:value-type="currency">
            <text:p>$0.00</text:p>
          </table:table-cell>
          <table:table-cell table:formula="of:=[.C277]*[.C24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9:.B285])" office:value-type="currency" office:currency="USD" office:value="37265" calcext:value-type="currency">
            <text:p>$37,265.00</text:p>
          </table:table-cell>
          <table:table-cell table:formula="of:=SUM([.C279:.C285])" office:value-type="currency" office:currency="USD" office:value="5818" calcext:value-type="currency">
            <text:p>$5,818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/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7];[.B268]))" office:value-type="currency" office:currency="USD" office:value="37259" calcext:value-type="currency">
            <text:p>$37,259.00</text:p>
          </table:table-cell>
          <table:table-cell table:formula="of:=ROUND(AVERAGE([.C287];[.C268]))" office:value-type="currency" office:currency="USD" office:value="5815" calcext:value-type="currency">
            <text:p>$5,815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220]&lt;25;&quot;Yes&quot;;&quot;No&quot;)" office:value-type="string" office:string-value="No" calcext:value-type="string">
            <text:p>No</text:p>
          </table:table-cell>
          <table:table-cell table:style-name="Default" table:formula="of:=IF([.C220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20]&lt;5;0;IF([.B220]&lt;15;1;2))" office:value-type="float" office:value="2" calcext:value-type="float">
            <text:p>2</text:p>
          </table:table-cell>
          <table:table-cell table:style-name="Default" table:formula="of:=IF([.C220]&lt;5;0;IF([.C220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4]=&quot;Yes&quot;;[.B295];[.B290])" office:value-type="currency" office:currency="USD" office:value="37259" calcext:value-type="currency">
            <text:p>$37,259.00</text:p>
          </table:table-cell>
          <table:table-cell table:formula="of:=IF([.C294]=&quot;Yes&quot;;[.C295];[.C290])" office:value-type="currency" office:currency="USD" office:value="5815" calcext:value-type="currency">
            <text:p>$5,81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Tax Table 3 (used by by qual div and cap gains worksheet line 24)</text:p>
          </table:table-cell>
          <table:table-cell table:style-name="ce26" table:number-columns-repeated="9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22]" office:value-type="currency" office:currency="USD" office:value="0" calcext:value-type="currency">
            <text:p>$0.00</text:p>
          </table:table-cell>
          <table:table-cell table:formula="of:=[.C22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3]" office:value-type="currency" office:currency="USD" office:value="23200" calcext:value-type="currency">
            <text:p>$23,200.00</text:p>
          </table:table-cell>
          <table:table-cell table:formula="of:=[.C223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4]" office:value-type="currency" office:currency="USD" office:value="94300" calcext:value-type="currency">
            <text:p>$94,300.00</text:p>
          </table:table-cell>
          <table:table-cell table:formula="of:=[.C224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5]" office:value-type="currency" office:currency="USD" office:value="201050" calcext:value-type="currency">
            <text:p>$201,050.00</text:p>
          </table:table-cell>
          <table:table-cell table:formula="of:=[.C225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6]" office:value-type="currency" office:currency="USD" office:value="383900" calcext:value-type="currency">
            <text:p>$383,900.00</text:p>
          </table:table-cell>
          <table:table-cell table:formula="of:=[.C226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7]" office:value-type="currency" office:currency="USD" office:value="487450" calcext:value-type="currency">
            <text:p>$487,450.00</text:p>
          </table:table-cell>
          <table:table-cell table:formula="of:=[.C227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8]" office:value-type="currency" office:currency="USD" office:value="731200" calcext:value-type="currency">
            <text:p>$731,200.00</text:p>
          </table:table-cell>
          <table:table-cell table:formula="of:=[.C228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30]" office:value-type="currency" office:currency="USD" office:value="23200" calcext:value-type="currency">
            <text:p>$23,200.00</text:p>
          </table:table-cell>
          <table:table-cell table:formula="of:=[.C230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31]" office:value-type="currency" office:currency="USD" office:value="94300" calcext:value-type="currency">
            <text:p>$94,300.00</text:p>
          </table:table-cell>
          <table:table-cell table:formula="of:=[.C231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32]" office:value-type="currency" office:currency="USD" office:value="201050" calcext:value-type="currency">
            <text:p>$201,050.00</text:p>
          </table:table-cell>
          <table:table-cell table:formula="of:=[.C232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3]" office:value-type="currency" office:currency="USD" office:value="383900" calcext:value-type="currency">
            <text:p>$383,900.00</text:p>
          </table:table-cell>
          <table:table-cell table:formula="of:=[.C233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4]" office:value-type="currency" office:currency="USD" office:value="487450" calcext:value-type="currency">
            <text:p>$487,450.00</text:p>
          </table:table-cell>
          <table:table-cell table:formula="of:=[.C234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5]" office:value-type="currency" office:currency="USD" office:value="731200" calcext:value-type="currency">
            <text:p>$731,200.00</text:p>
          </table:table-cell>
          <table:table-cell table:formula="of:=[.C235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6]" office:value-type="currency" office:currency="USD" office:value="10000000" calcext:value-type="currency">
            <text:p>$10,000,000.00</text:p>
          </table:table-cell>
          <table:table-cell table:formula="of:=[.C23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8]" office:value-type="currency" office:currency="USD" office:value="0.1" calcext:value-type="currency">
            <text:p>$0.10</text:p>
          </table:table-cell>
          <table:table-cell table:formula="of:=[.C238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9]" office:value-type="currency" office:currency="USD" office:value="0.12" calcext:value-type="currency">
            <text:p>$0.12</text:p>
          </table:table-cell>
          <table:table-cell table:formula="of:=[.C239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40]" office:value-type="currency" office:currency="USD" office:value="0.22" calcext:value-type="currency">
            <text:p>$0.22</text:p>
          </table:table-cell>
          <table:table-cell table:formula="of:=[.C240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41]" office:value-type="currency" office:currency="USD" office:value="0.24" calcext:value-type="currency">
            <text:p>$0.24</text:p>
          </table:table-cell>
          <table:table-cell table:formula="of:=[.C241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42]" office:value-type="currency" office:currency="USD" office:value="0.32" calcext:value-type="currency">
            <text:p>$0.32</text:p>
          </table:table-cell>
          <table:table-cell table:formula="of:=[.C242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3]" office:value-type="currency" office:currency="USD" office:value="0.35" calcext:value-type="currency">
            <text:p>$0.35</text:p>
          </table:table-cell>
          <table:table-cell table:formula="of:=[.C243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4]" office:value-type="currency" office:currency="USD" office:value="0.37" calcext:value-type="currency">
            <text:p>$0.37</text:p>
          </table:table-cell>
          <table:table-cell table:formula="of:=[.C244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302]&lt;3000;25;50)" office:value-type="currency" office:currency="USD" office:value="50" calcext:value-type="currency">
            <text:p>$50.00</text:p>
          </table:table-cell>
          <table:table-cell table:formula="of:=IF([.C302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302]/[.B328])*[.B328]" office:value-type="currency" office:currency="USD" office:value="340200" calcext:value-type="currency">
            <text:p>$340,200.00</text:p>
          </table:table-cell>
          <table:table-cell table:formula="of:=FLOOR([.C302]/[.C328])*[.C328]" office:value-type="currency" office:currency="USD" office:value="54300" calcext:value-type="currency">
            <text:p>$54,3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302]/[.B328])*[.B328]" office:value-type="currency" office:currency="USD" office:value="340250" calcext:value-type="currency">
            <text:p>$340,250.00</text:p>
          </table:table-cell>
          <table:table-cell table:formula="of:=CEILING([.C302]/[.C328])*[.C328]" office:value-type="currency" office:currency="USD" office:value="54350" calcext:value-type="currency">
            <text:p>$54,3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30]=[.B329];[.B329]+[.B328];[.B330])" office:value-type="currency" office:currency="USD" office:value="340250" calcext:value-type="currency">
            <text:p>$340,250.00</text:p>
          </table:table-cell>
          <table:table-cell table:formula="of:=IF([.C330]=[.C329];[.C329]+[.C328];[.C330])" office:value-type="currency" office:currency="USD" office:value="54350" calcext:value-type="currency">
            <text:p>$54,3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9]&gt;=[.B312];[.B312];[.B329])" office:value-type="currency" office:currency="USD" office:value="23200" calcext:value-type="currency">
            <text:p>$23,200.00</text:p>
          </table:table-cell>
          <table:table-cell table:formula="of:=IF([.C$329]&gt;=[.C312];[.C312];[.C329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9]&lt;[.B305];0;IF([.B$329]&gt;[.B313];[.B313]-[.B305];[.B$329]-[.B305]))" office:value-type="currency" office:currency="USD" office:value="71100" calcext:value-type="currency">
            <text:p>$71,100.00</text:p>
          </table:table-cell>
          <table:table-cell table:formula="of:=IF([.C$329]&lt;[.C305];0;IF([.C$329]&gt;[.C313];[.C313]-[.C305];[.C$329]-[.C305]))" office:value-type="currency" office:currency="USD" office:value="31100" calcext:value-type="currency">
            <text:p>$31,1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9]&lt;[.B306];0;IF([.B$329]&gt;[.B314];[.B314]-[.B306];[.B$329]-[.B306]))" office:value-type="currency" office:currency="USD" office:value="106750" calcext:value-type="currency">
            <text:p>$106,750.00</text:p>
          </table:table-cell>
          <table:table-cell table:formula="of:=IF([.C$329]&lt;[.C306];0;IF([.C$329]&gt;[.C314];[.C314]-[.C306];[.C$329]-[.C306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9]&lt;[.B307];0;IF([.B$329]&gt;[.B315];[.B315]-[.B307];[.B$329]-[.B307]))" office:value-type="currency" office:currency="USD" office:value="139150" calcext:value-type="currency">
            <text:p>$139,150.00</text:p>
          </table:table-cell>
          <table:table-cell table:formula="of:=IF([.C$329]&lt;[.C307];0;IF([.C$329]&gt;[.C315];[.C315]-[.C307];[.C$329]-[.C307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9]&lt;[.B308];0;IF([.B$329]&gt;[.B316];[.B316]-[.B308];[.B$329]-[.B308]))" office:value-type="currency" office:currency="USD" office:value="0" calcext:value-type="currency">
            <text:p>$0.00</text:p>
          </table:table-cell>
          <table:table-cell table:formula="of:=IF([.C$329]&lt;[.C308];0;IF([.C$329]&gt;[.C316];[.C316]-[.C308];[.C$329]-[.C308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9]&lt;[.B309];0;IF([.B$329]&gt;[.B317];[.B317]-[.B309];[.B$329]-[.B309]))" office:value-type="currency" office:currency="USD" office:value="0" calcext:value-type="currency">
            <text:p>$0.00</text:p>
          </table:table-cell>
          <table:table-cell table:formula="of:=IF([.C$329]&lt;[.C309];0;IF([.C$329]&gt;[.C317];[.C317]-[.C309];[.C$329]-[.C309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9]&lt;[.B310];0;IF([.B$329]&gt;[.B318];[.B318]-[.B310];[.B$329]-[.B310]))" office:value-type="currency" office:currency="USD" office:value="0" calcext:value-type="currency">
            <text:p>$0.00</text:p>
          </table:table-cell>
          <table:table-cell table:formula="of:=IF([.C$329]&lt;[.C310];0;IF([.C$329]&gt;[.C318];[.C318]-[.C310];[.C$329]-[.C310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3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4]*[.B320]" office:value-type="currency" office:currency="USD" office:value="2320" calcext:value-type="currency">
            <text:p>$2,320.00</text:p>
          </table:table-cell>
          <table:table-cell table:formula="of:=[.C334]*[.C320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5]*[.B321]" office:value-type="currency" office:currency="USD" office:value="8532" calcext:value-type="currency">
            <text:p>$8,532.00</text:p>
          </table:table-cell>
          <table:table-cell table:formula="of:=[.C335]*[.C321]" office:value-type="currency" office:currency="USD" office:value="3732" calcext:value-type="currency">
            <text:p>$3,732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6]*[.B322]" office:value-type="currency" office:currency="USD" office:value="23485" calcext:value-type="currency">
            <text:p>$23,485.00</text:p>
          </table:table-cell>
          <table:table-cell table:formula="of:=[.C336]*[.C322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7]*[.B323]" office:value-type="currency" office:currency="USD" office:value="33396" calcext:value-type="currency">
            <text:p>$33,396.00</text:p>
          </table:table-cell>
          <table:table-cell table:formula="of:=[.C337]*[.C32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8]*[.B324]" office:value-type="currency" office:currency="USD" office:value="0" calcext:value-type="currency">
            <text:p>$0.00</text:p>
          </table:table-cell>
          <table:table-cell table:formula="of:=[.C338]*[.C32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9]*[.B325]" office:value-type="currency" office:currency="USD" office:value="0" calcext:value-type="currency">
            <text:p>$0.00</text:p>
          </table:table-cell>
          <table:table-cell table:formula="of:=[.C339]*[.C32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40]*[.B326]" office:value-type="currency" office:currency="USD" office:value="0" calcext:value-type="currency">
            <text:p>$0.00</text:p>
          </table:table-cell>
          <table:table-cell table:formula="of:=[.C340]*[.C32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2:.B348])" office:value-type="currency" office:currency="USD" office:value="67733" calcext:value-type="currency">
            <text:p>$67,733.00</text:p>
          </table:table-cell>
          <table:table-cell table:formula="of:=SUM([.C342:.C348])" office:value-type="currency" office:currency="USD" office:value="6052" calcext:value-type="currency">
            <text:p>$6,052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31]&gt;=[.B312];[.B312];[.B331])" office:value-type="currency" office:currency="USD" office:value="23200" calcext:value-type="currency">
            <text:p>$23,200.00</text:p>
          </table:table-cell>
          <table:table-cell table:formula="of:=IF([.C$331]&gt;=[.C312];[.C312];[.C331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31]&lt;[.B305];0;IF([.B$331]&gt;[.B313];[.B313]-[.B305];[.B$331]-[.B305]))" office:value-type="currency" office:currency="USD" office:value="71100" calcext:value-type="currency">
            <text:p>$71,100.00</text:p>
          </table:table-cell>
          <table:table-cell table:formula="of:=IF([.C$331]&lt;[.C305];0;IF([.C$331]&gt;[.C313];[.C313]-[.C305];[.C$331]-[.C305]))" office:value-type="currency" office:currency="USD" office:value="31150" calcext:value-type="currency">
            <text:p>$31,1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31]&lt;[.B306];0;IF([.B$331]&gt;[.B314];[.B314]-[.B306];[.B$331]-[.B306]))" office:value-type="currency" office:currency="USD" office:value="106750" calcext:value-type="currency">
            <text:p>$106,750.00</text:p>
          </table:table-cell>
          <table:table-cell table:formula="of:=IF([.C$331]&lt;[.C306];0;IF([.C$331]&gt;[.C314];[.C314]-[.C306];[.C$331]-[.C30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31]&lt;[.B307];0;IF([.B$331]&gt;[.B315];[.B315]-[.B307];[.B$331]-[.B307]))" office:value-type="currency" office:currency="USD" office:value="139200" calcext:value-type="currency">
            <text:p>$139,200.00</text:p>
          </table:table-cell>
          <table:table-cell table:formula="of:=IF([.C$331]&lt;[.C307];0;IF([.C$331]&gt;[.C315];[.C315]-[.C307];[.C$331]-[.C307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31]&lt;[.B308];0;IF([.B$331]&gt;[.B316];[.B316]-[.B308];[.B$331]-[.B308]))" office:value-type="currency" office:currency="USD" office:value="0" calcext:value-type="currency">
            <text:p>$0.00</text:p>
          </table:table-cell>
          <table:table-cell table:formula="of:=IF([.C$331]&lt;[.C308];0;IF([.C$331]&gt;[.C316];[.C316]-[.C308];[.C$331]-[.C308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31]&lt;[.B309];0;IF([.B$331]&gt;[.B317];[.B317]-[.B309];[.B$331]-[.B309]))" office:value-type="currency" office:currency="USD" office:value="0" calcext:value-type="currency">
            <text:p>$0.00</text:p>
          </table:table-cell>
          <table:table-cell table:formula="of:=IF([.C$331]&lt;[.C309];0;IF([.C$331]&gt;[.C317];[.C317]-[.C309];[.C$331]-[.C309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31]&lt;[.B310];0;IF([.B$331]&gt;[.B318];[.B318]-[.B310];[.B$331]-[.B310]))" office:value-type="currency" office:currency="USD" office:value="0" calcext:value-type="currency">
            <text:p>$0.00</text:p>
          </table:table-cell>
          <table:table-cell table:formula="of:=IF([.C$331]&lt;[.C310];0;IF([.C$331]&gt;[.C318];[.C318]-[.C310];[.C$331]-[.C310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3]*[.B320]" office:value-type="currency" office:currency="USD" office:value="2320" calcext:value-type="currency">
            <text:p>$2,320.00</text:p>
          </table:table-cell>
          <table:table-cell table:formula="of:=[.C353]*[.C320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4]*[.B321]" office:value-type="currency" office:currency="USD" office:value="8532" calcext:value-type="currency">
            <text:p>$8,532.00</text:p>
          </table:table-cell>
          <table:table-cell table:formula="of:=[.C354]*[.C321]" office:value-type="currency" office:currency="USD" office:value="3738" calcext:value-type="currency">
            <text:p>$3,73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5]*[.B322]" office:value-type="currency" office:currency="USD" office:value="23485" calcext:value-type="currency">
            <text:p>$23,485.00</text:p>
          </table:table-cell>
          <table:table-cell table:formula="of:=[.C355]*[.C32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6]*[.B323]" office:value-type="currency" office:currency="USD" office:value="33408" calcext:value-type="currency">
            <text:p>$33,408.00</text:p>
          </table:table-cell>
          <table:table-cell table:formula="of:=[.C356]*[.C32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7]*[.B324]" office:value-type="currency" office:currency="USD" office:value="0" calcext:value-type="currency">
            <text:p>$0.00</text:p>
          </table:table-cell>
          <table:table-cell table:formula="of:=[.C357]*[.C32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8]*[.B325]" office:value-type="currency" office:currency="USD" office:value="0" calcext:value-type="currency">
            <text:p>$0.00</text:p>
          </table:table-cell>
          <table:table-cell table:formula="of:=[.C358]*[.C32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9]*[.B326]" office:value-type="currency" office:currency="USD" office:value="0" calcext:value-type="currency">
            <text:p>$0.00</text:p>
          </table:table-cell>
          <table:table-cell table:formula="of:=[.C359]*[.C32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61:.B367])" office:value-type="currency" office:currency="USD" office:value="67745" calcext:value-type="currency">
            <text:p>$67,745.00</text:p>
          </table:table-cell>
          <table:table-cell table:formula="of:=SUM([.C361:.C367])" office:value-type="currency" office:currency="USD" office:value="6058" calcext:value-type="currency">
            <text:p>$6,058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/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9];[.B350]))" office:value-type="currency" office:currency="USD" office:value="67739" calcext:value-type="currency">
            <text:p>$67,739.00</text:p>
          </table:table-cell>
          <table:table-cell table:formula="of:=ROUND(AVERAGE([.C369];[.C350]))" office:value-type="currency" office:currency="USD" office:value="6055" calcext:value-type="currency">
            <text:p>$6,055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302]&lt;25;&quot;Yes&quot;;&quot;No&quot;)" office:value-type="string" office:string-value="No" calcext:value-type="string">
            <text:p>No</text:p>
          </table:table-cell>
          <table:table-cell table:style-name="Default" table:formula="of:=IF([.C302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302]&lt;5;0;IF([.B302]&lt;15;1;2))" office:value-type="float" office:value="2" calcext:value-type="float">
            <text:p>2</text:p>
          </table:table-cell>
          <table:table-cell table:style-name="Default" table:formula="of:=IF([.C302]&lt;5;0;IF([.C302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6]=&quot;Yes&quot;;[.B377];[.B372])" office:value-type="currency" office:currency="USD" office:value="67739" calcext:value-type="currency">
            <text:p>$67,739.00</text:p>
          </table:table-cell>
          <table:table-cell table:formula="of:=IF([.C376]=&quot;Yes&quot;;[.C377];[.C372])" office:value-type="currency" office:currency="USD" office:value="6055" calcext:value-type="currency">
            <text:p>$6,05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17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26"/>
          <table:table-cell table:style-name="ce26" table:number-columns-repeated="8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ce12"/>
          <table:table-cell table:number-columns-repeated="16381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4]&gt;=[.B386];[.B$384]&lt;=[.B392]);([.B$384]*[.B398])-[.B404];0)" office:value-type="currency" office:currency="USD" office:value="0" calcext:value-type="currency">
            <text:p>$0.00</text:p>
          </table:table-cell>
          <table:table-cell table:formula="of:=IF(AND([.C$384]&gt;=[.C386];[.C$384]&lt;=[.C392]);([.C$384]*[.C398])-[.C404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4]&gt;[.B387];[.B$384]&lt;=[.B393]);([.B$384]*[.B399])-[.B405];0)" office:value-type="currency" office:currency="USD" office:value="67741.4" calcext:value-type="currency">
            <text:p>$67,741.40</text:p>
          </table:table-cell>
          <table:table-cell table:formula="of:=IF(AND([.C$384]&gt;[.C387];[.C$384]&lt;=[.C393]);([.C$384]*[.C399])-[.C405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4]&gt;[.B388];[.B$384]&lt;=[.B394]);([.B$384]*[.B400])-[.B406];0)" office:value-type="currency" office:currency="USD" office:value="0" calcext:value-type="currency">
            <text:p>$0.00</text:p>
          </table:table-cell>
          <table:table-cell table:formula="of:=IF(AND([.C$384]&gt;[.C388];[.C$384]&lt;=[.C394]);([.C$384]*[.C400])-[.C406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4]&gt;[.B389];[.B$384]&lt;=[.B395]);([.B$384]*[.B401])-[.B407];0)" office:value-type="currency" office:currency="USD" office:value="0" calcext:value-type="currency">
            <text:p>$0.00</text:p>
          </table:table-cell>
          <table:table-cell table:formula="of:=IF(AND([.C$384]&gt;[.C389];[.C$384]&lt;=[.C395]);([.C$384]*[.C401])-[.C407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4]&gt;[.B390];[.B$384]&lt;=[.B396]);([.B$384]*[.B402])-[.B408];0)" office:value-type="currency" office:currency="USD" office:value="0" calcext:value-type="currency">
            <text:p>$0.00</text:p>
          </table:table-cell>
          <table:table-cell table:formula="of:=IF(AND([.C$384]&gt;[.C390];[.C$384]&lt;=[.C396]);([.C$384]*[.C402])-[.C408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10:.B414])" office:value-type="currency" office:currency="USD" office:value="67741.4" calcext:value-type="currency">
            <text:p>$67,741.40</text:p>
          </table:table-cell>
          <table:table-cell table:formula="of:=SUM([.C410:.C414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Tax Computation worksheet 2 (used by Qual div and cap gains worksheet line 22)</text:p>
          </table:table-cell>
          <table:table-cell table:style-name="ce26" table:number-columns-repeated="9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/>
          <table:table-cell table:formula="of:=[.B391]" office:value-type="currency" office:currency="USD" office:value="0" calcext:value-type="currency">
            <text:p>$0.00</text:p>
          </table:table-cell>
          <table:table-cell table:formula="of:=[.C39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/>
          <table:table-cell table:formula="of:=[.B397]" office:value-type="currency" office:currency="USD" office:value="0" calcext:value-type="currency">
            <text:p>$0.00</text:p>
          </table:table-cell>
          <table:table-cell table:formula="of:=[.C39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formula="of:=[.B403]" office:value-type="currency" office:currency="USD" office:value="0" calcext:value-type="currency">
            <text:p>$0.00</text:p>
          </table:table-cell>
          <table:table-cell table:formula="of:=[.C40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20]&gt;=[.B422];[.B$420]&lt;=[.B428]);([.B$420]*[.B434])-[.B440];0)" office:value-type="currency" office:currency="USD" office:value="0" calcext:value-type="currency">
            <text:p>$0.00</text:p>
          </table:table-cell>
          <table:table-cell table:formula="of:=IF(AND([.C$420]&gt;=[.C422];[.C$420]&lt;=[.C428]);([.C$420]*[.C434])-[.C440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20]&gt;=[.B423];[.B$420]&lt;=[.B429]);([.B$420]*[.B435])-[.B441];0)" office:value-type="currency" office:currency="USD" office:value="37261.4" calcext:value-type="currency">
            <text:p>$37,261.40</text:p>
          </table:table-cell>
          <table:table-cell table:formula="of:=IF(AND([.C$420]&gt;=[.C423];[.C$420]&lt;=[.C429]);([.C$420]*[.C435])-[.C441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20]&gt;=[.B424];[.B$420]&lt;=[.B430]);([.B$420]*[.B436])-[.B442];0)" office:value-type="currency" office:currency="USD" office:value="0" calcext:value-type="currency">
            <text:p>$0.00</text:p>
          </table:table-cell>
          <table:table-cell table:formula="of:=IF(AND([.C$420]&gt;=[.C424];[.C$420]&lt;=[.C430]);([.C$420]*[.C436])-[.C442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20]&gt;=[.B425];[.B$420]&lt;=[.B431]);([.B$420]*[.B437])-[.B443];0)" office:value-type="currency" office:currency="USD" office:value="0" calcext:value-type="currency">
            <text:p>$0.00</text:p>
          </table:table-cell>
          <table:table-cell table:formula="of:=IF(AND([.C$420]&gt;=[.C425];[.C$420]&lt;=[.C431]);([.C$420]*[.C437])-[.C443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20]&gt;=[.B426];[.B$420]&lt;=[.B432]);([.B$420]*[.B438])-[.B444];0)" office:value-type="currency" office:currency="USD" office:value="0" calcext:value-type="currency">
            <text:p>$0.00</text:p>
          </table:table-cell>
          <table:table-cell table:formula="of:=IF(AND([.C$420]&gt;=[.C426];[.C$420]&lt;=[.C432]);([.C$420]*[.C438])-[.C444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6:.B450])" office:value-type="currency" office:currency="USD" office:value="37261.4" calcext:value-type="currency">
            <text:p>$37,261.40</text:p>
          </table:table-cell>
          <table:table-cell table:formula="of:=SUM([.C446:.C450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Tax Computation worksheet 3 (used by Qual div and cap gains worksheet line 24)</text:p>
          </table:table-cell>
          <table:table-cell table:style-name="ce26" table:number-columns-repeated="9"/>
          <table:table-cell/>
          <table:table-cell table:style-name="ce26" table:number-columns-repeated="16372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table:number-columns-repeated="2"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number-columns-repeated="2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number-columns-repeated="2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number-columns-repeated="2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number-columns-repeated="2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9]" office:value-type="currency" office:currency="USD" office:value="201050" calcext:value-type="currency">
            <text:p>$201,050.00</text:p>
          </table:table-cell>
          <table:table-cell table:formula="of:=[.C459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60]" office:value-type="currency" office:currency="USD" office:value="383900" calcext:value-type="currency">
            <text:p>$383,900.00</text:p>
          </table:table-cell>
          <table:table-cell table:formula="of:=[.C460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61]" office:value-type="currency" office:currency="USD" office:value="487450" calcext:value-type="currency">
            <text:p>$487,450.00</text:p>
          </table:table-cell>
          <table:table-cell table:formula="of:=[.C461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62]" office:value-type="currency" office:currency="USD" office:value="731200" calcext:value-type="currency">
            <text:p>$731,200.00</text:p>
          </table:table-cell>
          <table:table-cell table:formula="of:=[.C462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number-columns-repeated="2"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bracket 1 rate</text:p>
          </table:table-cell>
          <table:table-cell table:number-columns-repeated="2" table:style-name="ce12" office:value-type="percentage" office:value="0.22" calcext:value-type="percentage">
            <text:p>22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number-columns-repeated="2" table:style-name="ce12" office:value-type="percentage" office:value="0.24" calcext:value-type="percentage">
            <text:p>24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number-columns-repeated="2" table:style-name="ce12" office:value-type="percentage" office:value="0.32" calcext:value-type="percentage">
            <text:p>32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number-columns-repeated="2" table:style-name="ce12" office:value-type="percentage" office:value="0.35" calcext:value-type="percentage">
            <text:p>35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number-columns-repeated="2" table:style-name="ce12" office:value-type="percentage" office:value="0.37" calcext:value-type="percentage">
            <text:p>37%</text:p>
          </table:table-cell>
          <table:table-cell table:number-columns-repeated="16380"/>
        </table:table-row>
        <table:table-row table:style-name="ro1">
          <table:table-cell/>
          <table:table-cell table:style-name="ce1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bracket 1 subtract</text:p>
          </table:table-cell>
          <table:table-cell table:number-columns-repeated="2"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table:number-columns-repeated="2"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table:number-columns-repeated="2"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table:number-columns-repeated="2"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table:number-columns-repeated="2"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6]&gt;=[.B458];[.B$456]&lt;=[.B464]);([.B$456]*[.B470])-[.B476];0)" office:value-type="currency" office:currency="USD" office:value="0" calcext:value-type="currency">
            <text:p>$0.00</text:p>
          </table:table-cell>
          <table:table-cell table:formula="of:=IF(AND([.C$456]&gt;=[.C458];[.C$456]&lt;=[.C464]);([.C$456]*[.C470])-[.C476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6]&gt;=[.B459];[.B$456]&lt;=[.B465]);([.B$456]*[.B471])-[.B477];0)" office:value-type="currency" office:currency="USD" office:value="67741.4" calcext:value-type="currency">
            <text:p>$67,741.40</text:p>
          </table:table-cell>
          <table:table-cell table:formula="of:=IF(AND([.C$456]&gt;=[.C459];[.C$456]&lt;=[.C465]);([.C$456]*[.C471])-[.C477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6]&gt;=[.B460];[.B$456]&lt;=[.B466]);([.B$456]*[.B472])-[.B478];0)" office:value-type="currency" office:currency="USD" office:value="0" calcext:value-type="currency">
            <text:p>$0.00</text:p>
          </table:table-cell>
          <table:table-cell table:formula="of:=IF(AND([.C$456]&gt;=[.C460];[.C$456]&lt;=[.C466]);([.C$456]*[.C472])-[.C478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6]&gt;=[.B461];[.B$456]&lt;=[.B467]);([.B$456]*[.B473])-[.B479];0)" office:value-type="currency" office:currency="USD" office:value="0" calcext:value-type="currency">
            <text:p>$0.00</text:p>
          </table:table-cell>
          <table:table-cell table:formula="of:=IF(AND([.C$456]&gt;=[.C461];[.C$456]&lt;=[.C467]);([.C$456]*[.C473])-[.C479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6]&gt;=[.B462];[.B$456]&lt;=[.B468]);([.B$456]*[.B474])-[.B480];0)" office:value-type="currency" office:currency="USD" office:value="0" calcext:value-type="currency">
            <text:p>$0.00</text:p>
          </table:table-cell>
          <table:table-cell table:formula="of:=IF(AND([.C$456]&gt;=[.C462];[.C$456]&lt;=[.C468]);([.C$456]*[.C474])-[.C480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82:.B486])" office:value-type="currency" office:currency="USD" office:value="67741.4" calcext:value-type="currency">
            <text:p>$67,741.40</text:p>
          </table:table-cell>
          <table:table-cell table:formula="of:=SUM([.C482:.C486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6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26" table:number-columns-repeated="16382"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9435" calcext:value-type="currency">
            <text:p>$369,435.00</text:p>
          </table:table-cell>
          <table:table-cell table:formula="of:=[.C30]" office:value-type="currency" office:currency="USD" office:value="83535" calcext:value-type="currency">
            <text:p>$83,535.0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91:.B492])" office:value-type="currency" office:currency="USD" office:value="369435" calcext:value-type="currency">
            <text:p>$369,435.00</text:p>
          </table:table-cell>
          <table:table-cell table:formula="of:=SUM([.C491:.C492])" office:value-type="currency" office:currency="USD" office:value="83535" calcext:value-type="currency">
            <text:p>$83,535.0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 Standard deduction</text:p>
          </table:table-cell>
          <table:table-cell table:number-columns-repeated="2" office:value-type="currency" office:currency="USD" office:value="25500" calcext:value-type="currency">
            <text:p>$25,5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a</text:p>
          </table:table-cell>
          <table:table-cell table:formula="of:=[.B496]" office:value-type="currency" office:currency="USD" office:value="25500" calcext:value-type="currency">
            <text:p>$25,500.00</text:p>
          </table:table-cell>
          <table:table-cell table:formula="of:=[.C496]" office:value-type="currency" office:currency="USD" office:value="25500" calcext:value-type="currency">
            <text:p>$25,5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b</text:p>
          </table:table-cell>
          <table:table-cell table:formula="of:=[.B493]-[.B497]" office:value-type="currency" office:currency="USD" office:value="343935" calcext:value-type="currency">
            <text:p>$343,935.00</text:p>
          </table:table-cell>
          <table:table-cell table:formula="of:=[.C493]-[.C497]" office:value-type="currency" office:currency="USD" office:value="58035" calcext:value-type="currency">
            <text:p>$58,035.0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8]" office:value-type="currency" office:currency="USD" office:value="343935" calcext:value-type="currency">
            <text:p>$343,935.00</text:p>
          </table:table-cell>
          <table:table-cell table:formula="of:=[.C498]" office:value-type="currency" office:currency="USD" office:value="58035" calcext:value-type="currency">
            <text:p>$58,03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[.B499]*0.045" office:value-type="currency" office:currency="USD" office:value="15477.075" calcext:value-type="currency">
            <text:p>$15,477.08</text:p>
          </table:table-cell>
          <table:table-cell table:formula="of:=[.C499]*0.045" office:value-type="currency" office:currency="USD" office:value="2611.575" calcext:value-type="currency">
            <text:p>$2,611.58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00]-[.B501]" office:value-type="currency" office:currency="USD" office:value="15477.075" calcext:value-type="currency">
            <text:p>$15,477.08</text:p>
          </table:table-cell>
          <table:table-cell table:formula="of:=[.C500]-[.C501]" office:value-type="currency" office:currency="USD" office:value="2611.575" calcext:value-type="currency">
            <text:p>$2,611.58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502]+[.B503]" office:value-type="currency" office:currency="USD" office:value="15477.075" calcext:value-type="currency">
            <text:p>$15,477.08</text:p>
          </table:table-cell>
          <table:table-cell table:formula="of:=[.C502]+[.C503]" office:value-type="currency" office:currency="USD" office:value="2611.575" calcext:value-type="currency">
            <text:p>$2,611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 table:style-name="ce34" table:formula="of:=[.C1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4]-[.B505]" office:value-type="currency" office:currency="USD" office:value="8477.075" calcext:value-type="currency">
            <text:p>$8,477.08</text:p>
          </table:table-cell>
          <table:table-cell table:formula="of:=[.C504]-[.C505]" office:value-type="currency" office:currency="USD" office:value="2611.575" calcext:value-type="currency">
            <text:p>$2,611.58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7" office:value-type="string" calcext:value-type="string">
            <text:p>Just the federal tests</text:p>
          </table:table-cell>
          <table:table-cell table:style-name="ce27" table:number-columns-repeated="16382"/>
        </table:table-row>
        <table:table-row table:style-name="ro1">
          <table:table-cell/>
          <table:table-cell table:style-name="Default" table:formula="of:=&quot;[InlineData(&quot;&amp;[.B3]&amp;&quot;, &quot;&amp;[.B4]&amp;&quot;,&quot;&amp;[.B5]&amp;&quot;, &quot;&amp;[.B6]&amp;&quot;, &quot;&amp;[.B7]&amp;&quot;, &quot;&amp;[.B8]&amp;&quot;, &quot;&amp;[.B9]&amp;&quot;, &quot;&amp;[.B10]&amp;&quot;, &quot;&amp;[.B11]&amp;&quot;, &quot;&amp;[.B12]&amp;&quot;,&quot;&amp;[.B61]&amp;&quot;)]&quot;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formula="of:=&quot;[InlineData(&quot;&amp;[.C3]&amp;&quot;, &quot;&amp;[.C4]&amp;&quot;,&quot;&amp;[.C5]&amp;&quot;, &quot;&amp;[.C6]&amp;&quot;, &quot;&amp;[.C7]&amp;&quot;, &quot;&amp;[.C8]&amp;&quot;, &quot;&amp;[.C9]&amp;&quot;, &quot;&amp;[.C10]&amp;&quot;, &quot;&amp;[.C11]&amp;&quot;, &quot;&amp;[.C12]&amp;&quot;,&quot;&amp;[.C61]&amp;&quot;)]&quot;" office:value-type="string" office:string-value="[InlineData(48000, 50000,0, 0, 2100, 2000, 0, 0, 7000, -8000,0)]" calcext:value-type="string">
            <text:p>[InlineData(48000, 50000,0, 0, 2100, 2000, 0, 0, 7000, -8000,0)]</text:p>
          </table:table-cell>
          <table:table-cell table:number-columns-repeated="16380"/>
        </table:table-row>
      </table:table>
      <table:table table:name="NorthCarolinaTaxLiability" table:style-name="ta1">
        <table:table-column table:style-name="co1" table:default-cell-style-name="ce3"/>
        <table:table-column table:style-name="co11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earned income</text:p>
          </table:table-cell>
          <table:table-cell office:value-type="string" calcext:value-type="string">
            <text:p>total capital gains</text:p>
          </table:table-cell>
          <table:table-cell office:value-type="string" calcext:value-type="string">
            <text:p>expectation</text:p>
          </table:table-cell>
          <table:table-cell table:number-columns-repeated="16381"/>
        </table:table-row>
        <table:table-row table:style-name="ro1">
          <table:table-cell table:number-columns-repeated="2" table:style-name="ce43" office:value-type="currency" office:currency="USD" office:value="10000" calcext:value-type="currency">
            <text:p>$10,000.00</text:p>
          </table:table-cell>
          <table:table-cell table:style-name="ce43" table:formula="of:=ROUND(0.0399*([.A2]+[.B2]);2)" office:value-type="currency" office:currency="USD" office:value="798" calcext:value-type="currency">
            <text:p>$798.00</text:p>
          </table:table-cell>
          <table:table-cell table:style-name="Default"/>
          <table:table-cell table:formula="of:=&quot;[InlineData(&quot;&amp;[.A2]&amp;&quot;, &quot;&amp;[.B2]&amp;&quot;, &quot;&amp;[.C2]&amp;&quot;)]&quot;" office:value-type="string" office:string-value="[InlineData(10000, 10000, 798)]" calcext:value-type="string">
            <text:p>[InlineData(10000, 10000, 798)]</text:p>
          </table:table-cell>
          <table:table-cell table:number-columns-repeated="16379"/>
        </table:table-row>
        <table:table-row table:style-name="ro1">
          <table:table-cell table:style-name="ce43" table:formula="of:=[.A2]+([.A2]*1.5)" office:value-type="currency" office:currency="USD" office:value="25000" calcext:value-type="currency">
            <text:p>$25,000.00</text:p>
          </table:table-cell>
          <table:table-cell table:style-name="ce43" table:formula="of:=[.B2]+([.B2]*2)" office:value-type="currency" office:currency="USD" office:value="30000" calcext:value-type="currency">
            <text:p>$30,000.00</text:p>
          </table:table-cell>
          <table:table-cell table:style-name="ce43" table:formula="of:=ROUND(0.0399*([.A3]+[.B3]);2)" office:value-type="currency" office:currency="USD" office:value="2194.5" calcext:value-type="currency">
            <text:p>$2,194.50</text:p>
          </table:table-cell>
          <table:table-cell/>
          <table:table-cell table:formula="of:=&quot;[InlineData(&quot;&amp;[.A3]&amp;&quot;, &quot;&amp;[.B3]&amp;&quot;, &quot;&amp;[.C3]&amp;&quot;)]&quot;" office:value-type="string" office:string-value="[InlineData(25000, 30000, 2194.5)]" calcext:value-type="string">
            <text:p>[InlineData(25000, 30000, 2194.5)]</text:p>
          </table:table-cell>
          <table:table-cell table:number-columns-repeated="16379"/>
        </table:table-row>
        <table:table-row table:style-name="ro1">
          <table:table-cell table:style-name="ce43" table:formula="of:=[.A3]+([.A3]*1.5)" office:value-type="currency" office:currency="USD" office:value="62500" calcext:value-type="currency">
            <text:p>$62,500.00</text:p>
          </table:table-cell>
          <table:table-cell table:style-name="ce43" table:formula="of:=[.B3]+([.B3]*2)" office:value-type="currency" office:currency="USD" office:value="90000" calcext:value-type="currency">
            <text:p>$90,000.00</text:p>
          </table:table-cell>
          <table:table-cell table:style-name="ce43" table:formula="of:=ROUND(0.0399*([.A4]+[.B4]);2)" office:value-type="currency" office:currency="USD" office:value="6084.75" calcext:value-type="currency">
            <text:p>$6,084.75</text:p>
          </table:table-cell>
          <table:table-cell/>
          <table:table-cell table:formula="of:=&quot;[InlineData(&quot;&amp;[.A4]&amp;&quot;, &quot;&amp;[.B4]&amp;&quot;, &quot;&amp;[.C4]&amp;&quot;)]&quot;" office:value-type="string" office:string-value="[InlineData(62500, 90000, 6084.75)]" calcext:value-type="string">
            <text:p>[InlineData(62500, 90000, 6084.75)]</text:p>
          </table:table-cell>
          <table:table-cell table:number-columns-repeated="16379"/>
        </table:table-row>
        <table:table-row table:style-name="ro1">
          <table:table-cell table:style-name="ce43" table:formula="of:=[.A4]+([.A4]*1.5)" office:value-type="currency" office:currency="USD" office:value="156250" calcext:value-type="currency">
            <text:p>$156,250.00</text:p>
          </table:table-cell>
          <table:table-cell table:style-name="ce43" table:formula="of:=[.B4]+([.B4]*2)" office:value-type="currency" office:currency="USD" office:value="270000" calcext:value-type="currency">
            <text:p>$270,000.00</text:p>
          </table:table-cell>
          <table:table-cell table:style-name="ce43" table:formula="of:=ROUND(0.0399*([.A5]+[.B5]);2)" office:value-type="currency" office:currency="USD" office:value="17007.38" calcext:value-type="currency">
            <text:p>$17,007.38</text:p>
          </table:table-cell>
          <table:table-cell/>
          <table:table-cell table:formula="of:=&quot;[InlineData(&quot;&amp;[.A5]&amp;&quot;, &quot;&amp;[.B5]&amp;&quot;, &quot;&amp;[.C5]&amp;&quot;)]&quot;" office:value-type="string" office:string-value="[InlineData(156250, 270000, 17007.38)]" calcext:value-type="string">
            <text:p>[InlineData(156250, 270000, 17007.38)]</text:p>
          </table:table-cell>
          <table:table-cell table:number-columns-repeated="16379"/>
        </table:table-row>
        <table:table-row table:style-name="ro1">
          <table:table-cell table:style-name="ce43" table:formula="of:=[.A5]+([.A5]*1.5)" office:value-type="currency" office:currency="USD" office:value="390625" calcext:value-type="currency">
            <text:p>$390,625.00</text:p>
          </table:table-cell>
          <table:table-cell table:style-name="ce43" table:formula="of:=[.B5]+([.B5]*2)" office:value-type="currency" office:currency="USD" office:value="810000" calcext:value-type="currency">
            <text:p>$810,000.00</text:p>
          </table:table-cell>
          <table:table-cell table:style-name="ce43" table:formula="of:=ROUND(0.0399*([.A6]+[.B6]);2)" office:value-type="currency" office:currency="USD" office:value="47904.94" calcext:value-type="currency">
            <text:p>$47,904.94</text:p>
          </table:table-cell>
          <table:table-cell/>
          <table:table-cell table:formula="of:=&quot;[InlineData(&quot;&amp;[.A6]&amp;&quot;, &quot;&amp;[.B6]&amp;&quot;, &quot;&amp;[.C6]&amp;&quot;)]&quot;" office:value-type="string" office:string-value="[InlineData(390625, 810000, 47904.94)]" calcext:value-type="string">
            <text:p>[InlineData(390625, 810000, 47904.94)]</text:p>
          </table:table-cell>
          <table:table-cell table:number-columns-repeated="16379"/>
        </table:table-row>
        <table:table-row table:style-name="ro1">
          <table:table-cell table:style-name="ce43" table:formula="of:=[.A6]+([.A6]*1.5)" office:value-type="currency" office:currency="USD" office:value="976562.5" calcext:value-type="currency">
            <text:p>$976,562.50</text:p>
          </table:table-cell>
          <table:table-cell table:style-name="ce43" table:formula="of:=[.B6]+([.B6]*2)" office:value-type="currency" office:currency="USD" office:value="2430000" calcext:value-type="currency">
            <text:p>$2,430,000.00</text:p>
          </table:table-cell>
          <table:table-cell table:style-name="ce43" table:formula="of:=ROUND(0.0399*([.A7]+[.B7]);2)" office:value-type="currency" office:currency="USD" office:value="135921.84" calcext:value-type="currency">
            <text:p>$135,921.84</text:p>
          </table:table-cell>
          <table:table-cell/>
          <table:table-cell table:formula="of:=&quot;[InlineData(&quot;&amp;[.A7]&amp;&quot;, &quot;&amp;[.B7]&amp;&quot;, &quot;&amp;[.C7]&amp;&quot;)]&quot;" office:value-type="string" office:string-value="[InlineData(976562.5, 2430000, 135921.84)]" calcext:value-type="string">
            <text:p>[InlineData(976562.5, 2430000, 135921.84)]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44"/>
          <table:table-cell table:style-name="ce46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44"/>
          <table:table-cell table:style-name="ce44"/>
          <table:table-cell table:style-name="ce46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44"/>
          <table:table-cell table:style-name="ce44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44" office:value-type="string" calcext:value-type="string">
            <text:p>$500.00</text:p>
          </table:table-cell>
          <table:table-cell table:style-name="ce44" table:formula="of:=ROUND([.B2]*1.25;2)" office:value-type="currency" office:currency="USD" office:value="625" calcext:value-type="currency">
            <text:p>$625.00</text:p>
          </table:table-cell>
          <table:table-cell table:style-name="ce44" table:formula="of:=ROUND([.C2]*1.25;2)" office:value-type="currency" office:currency="USD" office:value="781.25" calcext:value-type="currency">
            <text:p>$781.25</text:p>
          </table:table-cell>
          <table:table-cell table:style-name="ce44" table:formula="of:=ROUND([.D2]*1.25;2)" office:value-type="currency" office:currency="USD" office:value="976.56" calcext:value-type="currency">
            <text:p>$976.56</text:p>
          </table:table-cell>
          <table:table-cell table:style-name="ce44" table:formula="of:=ROUND([.E2]*1.25;2)" office:value-type="currency" office:currency="USD" office:value="1220.7" calcext:value-type="currency">
            <text:p>$1,220.70</text:p>
          </table:table-cell>
          <table:table-cell table:style-name="ce44" table:formula="of:=ROUND([.F2]*1.25;2)" office:value-type="currency" office:currency="USD" office:value="1525.88" calcext:value-type="currency">
            <text:p>$1,525.88</text:p>
          </table:table-cell>
          <table:table-cell table:style-name="ce44" table:formula="of:=ROUND([.G2]*1.25;2)" office:value-type="currency" office:currency="USD" office:value="1907.35" calcext:value-type="currency">
            <text:p>$1,907.35</text:p>
          </table:table-cell>
          <table:table-cell table:style-name="ce44" table:formula="of:=ROUND([.H2]*1.25;2)" office:value-type="currency" office:currency="USD" office:value="2384.19" calcext:value-type="currency">
            <text:p>$2,384.19</text:p>
          </table:table-cell>
          <table:table-cell table:style-name="ce44" table:formula="of:=ROUND([.I2]*1.25;2)" office:value-type="currency" office:currency="USD" office:value="2980.24" calcext:value-type="currency">
            <text:p>$2,980.24</text:p>
          </table:table-cell>
          <table:table-cell table:style-name="ce44" table:formula="of:=ROUND([.J2]*1.25;2)" office:value-type="currency" office:currency="USD" office:value="3725.3" calcext:value-type="currency">
            <text:p>$3,725.30</text:p>
          </table:table-cell>
          <table:table-cell table:style-name="ce44" table:formula="of:=ROUND([.K2]*1.25;2)" office:value-type="currency" office:currency="USD" office:value="4656.63" calcext:value-type="currency">
            <text:p>$4,656.63</text:p>
          </table:table-cell>
          <table:table-cell table:style-name="ce44" table:formula="of:=ROUND([.L2]*1.25;2)" office:value-type="currency" office:currency="USD" office:value="5820.79" calcext:value-type="currency">
            <text:p>$5,820.79</text:p>
          </table:table-cell>
          <table:table-cell table:style-name="ce44" table:formula="of:=ROUND([.M2]*1.25;2)" office:value-type="currency" office:currency="USD" office:value="7275.99" calcext:value-type="currency">
            <text:p>$7,275.99</text:p>
          </table:table-cell>
          <table:table-cell table:style-name="ce44" table:formula="of:=ROUND([.N2]*1.25;2)" office:value-type="currency" office:currency="USD" office:value="9094.99" calcext:value-type="currency">
            <text:p>$9,094.99</text:p>
          </table:table-cell>
          <table:table-cell table:style-name="ce44"/>
          <table:table-cell table:style-name="ce44" office:value-type="string" calcext:value-type="string">
            <text:p>$500.00</text:p>
          </table:table-cell>
          <table:table-cell table:style-name="ce44" table:formula="of:=[.Q2]+1500" office:value-type="currency" office:currency="USD" office:value="2000" calcext:value-type="currency">
            <text:p>$2,000.00</text:p>
          </table:table-cell>
          <table:table-cell table:style-name="ce44" table:formula="of:=[.R2]+1500" office:value-type="currency" office:currency="USD" office:value="3500" calcext:value-type="currency">
            <text:p>$3,500.00</text:p>
          </table:table-cell>
          <table:table-cell table:style-name="ce44" table:formula="of:=[.S2]+1500" office:value-type="currency" office:currency="USD" office:value="5000" calcext:value-type="currency">
            <text:p>$5,000.00</text:p>
          </table:table-cell>
          <table:table-cell table:style-name="ce44" table:formula="of:=[.T2]+1500" office:value-type="currency" office:currency="USD" office:value="6500" calcext:value-type="currency">
            <text:p>$6,500.00</text:p>
          </table:table-cell>
          <table:table-cell table:style-name="ce44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44" office:value-type="currency" office:currency="USD" office:value="5000" calcext:value-type="currency">
            <text:p>$5,00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44" office:value-type="string" calcext:value-type="string">
            <text:p>$10,000.00</text:p>
          </table:table-cell>
          <table:table-cell table:style-name="ce44" table:formula="of:=ROUND([.B3]*1.25;2)" office:value-type="currency" office:currency="USD" office:value="12500" calcext:value-type="currency">
            <text:p>$12,500.00</text:p>
          </table:table-cell>
          <table:table-cell table:style-name="ce44" table:formula="of:=ROUND([.C3]*1.25;2)" office:value-type="currency" office:currency="USD" office:value="15625" calcext:value-type="currency">
            <text:p>$15,625.00</text:p>
          </table:table-cell>
          <table:table-cell table:style-name="ce44" table:formula="of:=ROUND([.D3]*1.25;2)" office:value-type="currency" office:currency="USD" office:value="19531.25" calcext:value-type="currency">
            <text:p>$19,531.25</text:p>
          </table:table-cell>
          <table:table-cell table:style-name="ce44" table:formula="of:=ROUND([.E3]*1.25;2)" office:value-type="currency" office:currency="USD" office:value="24414.06" calcext:value-type="currency">
            <text:p>$24,414.06</text:p>
          </table:table-cell>
          <table:table-cell table:style-name="ce44" table:formula="of:=ROUND([.F3]*1.25;2)" office:value-type="currency" office:currency="USD" office:value="30517.58" calcext:value-type="currency">
            <text:p>$30,517.58</text:p>
          </table:table-cell>
          <table:table-cell table:style-name="ce44" table:formula="of:=ROUND([.G3]*1.25;2)" office:value-type="currency" office:currency="USD" office:value="38146.98" calcext:value-type="currency">
            <text:p>$38,146.98</text:p>
          </table:table-cell>
          <table:table-cell table:style-name="ce44" table:formula="of:=ROUND([.H3]*1.25;2)" office:value-type="currency" office:currency="USD" office:value="47683.73" calcext:value-type="currency">
            <text:p>$47,683.73</text:p>
          </table:table-cell>
          <table:table-cell table:style-name="ce44" table:formula="of:=ROUND([.I3]*1.25;2)" office:value-type="currency" office:currency="USD" office:value="59604.66" calcext:value-type="currency">
            <text:p>$59,604.66</text:p>
          </table:table-cell>
          <table:table-cell table:style-name="ce44" table:formula="of:=ROUND([.J3]*1.25;2)" office:value-type="currency" office:currency="USD" office:value="74505.83" calcext:value-type="currency">
            <text:p>$74,505.83</text:p>
          </table:table-cell>
          <table:table-cell table:style-name="ce44" table:formula="of:=ROUND([.K3]*1.25;2)" office:value-type="currency" office:currency="USD" office:value="93132.29" calcext:value-type="currency">
            <text:p>$93,132.29</text:p>
          </table:table-cell>
          <table:table-cell table:style-name="ce44" table:formula="of:=ROUND([.L3]*1.25;2)" office:value-type="currency" office:currency="USD" office:value="116415.36" calcext:value-type="currency">
            <text:p>$116,415.36</text:p>
          </table:table-cell>
          <table:table-cell table:style-name="ce44" table:formula="of:=ROUND([.M3]*1.25;2)" office:value-type="currency" office:currency="USD" office:value="145519.2" calcext:value-type="currency">
            <text:p>$145,519.20</text:p>
          </table:table-cell>
          <table:table-cell table:style-name="ce44" table:formula="of:=ROUND([.N3]*1.25;2)" office:value-type="currency" office:currency="USD" office:value="181899" calcext:value-type="currency">
            <text:p>$181,899.00</text:p>
          </table:table-cell>
          <table:table-cell table:style-name="ce44"/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44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44" office:value-type="string" calcext:value-type="string">
            <text:p>$100.00</text:p>
          </table:table-cell>
          <table:table-cell table:style-name="ce44" table:formula="of:=ROUND([.B4]*1.25;2)" office:value-type="currency" office:currency="USD" office:value="125" calcext:value-type="currency">
            <text:p>$125.00</text:p>
          </table:table-cell>
          <table:table-cell table:style-name="ce44" table:formula="of:=ROUND([.C4]*1.25;2)" office:value-type="currency" office:currency="USD" office:value="156.25" calcext:value-type="currency">
            <text:p>$156.25</text:p>
          </table:table-cell>
          <table:table-cell table:style-name="ce44" table:formula="of:=ROUND([.D4]*1.25;2)" office:value-type="currency" office:currency="USD" office:value="195.31" calcext:value-type="currency">
            <text:p>$195.31</text:p>
          </table:table-cell>
          <table:table-cell table:style-name="ce44" table:formula="of:=ROUND([.E4]*1.25;2)" office:value-type="currency" office:currency="USD" office:value="244.14" calcext:value-type="currency">
            <text:p>$244.14</text:p>
          </table:table-cell>
          <table:table-cell table:style-name="ce44" table:formula="of:=ROUND([.F4]*1.25;2)" office:value-type="currency" office:currency="USD" office:value="305.18" calcext:value-type="currency">
            <text:p>$305.18</text:p>
          </table:table-cell>
          <table:table-cell table:style-name="ce44" table:formula="of:=ROUND([.G4]*1.25;2)" office:value-type="currency" office:currency="USD" office:value="381.48" calcext:value-type="currency">
            <text:p>$381.48</text:p>
          </table:table-cell>
          <table:table-cell table:style-name="ce44" table:formula="of:=ROUND([.H4]*1.25;2)" office:value-type="currency" office:currency="USD" office:value="476.85" calcext:value-type="currency">
            <text:p>$476.85</text:p>
          </table:table-cell>
          <table:table-cell table:style-name="ce44" table:formula="of:=ROUND([.I4]*1.25;2)" office:value-type="currency" office:currency="USD" office:value="596.06" calcext:value-type="currency">
            <text:p>$596.06</text:p>
          </table:table-cell>
          <table:table-cell table:style-name="ce44" table:formula="of:=ROUND([.J4]*1.25;2)" office:value-type="currency" office:currency="USD" office:value="745.08" calcext:value-type="currency">
            <text:p>$745.08</text:p>
          </table:table-cell>
          <table:table-cell table:style-name="ce44" table:formula="of:=ROUND([.K4]*1.25;2)" office:value-type="currency" office:currency="USD" office:value="931.35" calcext:value-type="currency">
            <text:p>$931.35</text:p>
          </table:table-cell>
          <table:table-cell table:style-name="ce44" table:formula="of:=ROUND([.L4]*1.25;2)" office:value-type="currency" office:currency="USD" office:value="1164.19" calcext:value-type="currency">
            <text:p>$1,164.19</text:p>
          </table:table-cell>
          <table:table-cell table:style-name="ce44" table:formula="of:=ROUND([.M4]*1.25;2)" office:value-type="currency" office:currency="USD" office:value="1455.24" calcext:value-type="currency">
            <text:p>$1,455.24</text:p>
          </table:table-cell>
          <table:table-cell table:style-name="ce44" table:formula="of:=ROUND([.N4]*1.25;2)" office:value-type="currency" office:currency="USD" office:value="1819.05" calcext:value-type="currency">
            <text:p>$1,819.05</text:p>
          </table:table-cell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ce44" table:formula="of:=ROUND([.Q4]*1.25;2)" office:value-type="currency" office:currency="USD" office:value="0" calcext:value-type="currency">
            <text:p>$0.00</text:p>
          </table:table-cell>
          <table:table-cell table:style-name="ce44" table:formula="of:=ROUND([.R4]*1.25;2)" office:value-type="currency" office:currency="USD" office:value="0" calcext:value-type="currency">
            <text:p>$0.00</text:p>
          </table:table-cell>
          <table:table-cell table:style-name="ce44" table:formula="of:=ROUND([.S4]*1.25;2)" office:value-type="currency" office:currency="USD" office:value="0" calcext:value-type="currency">
            <text:p>$0.00</text:p>
          </table:table-cell>
          <table:table-cell table:style-name="ce44" table:formula="of:=ROUND([.T4]*1.25;2)" office:value-type="currency" office:currency="USD" office:value="0" calcext:value-type="currency">
            <text:p>$0.00</text:p>
          </table:table-cell>
          <table:table-cell table:style-name="ce44" table:formula="of:=ROUND([.U4]*1.25;2)" office:value-type="currency" office:currency="USD" office:value="0" calcext:value-type="currency">
            <text:p>$0.00</text:p>
          </table:table-cell>
          <table:table-cell table:style-name="ce44" table:formula="of:=ROUND([.V4]*1.25;2)" office:value-type="currency" office:currency="USD" office:value="0" calcext:value-type="currency">
            <text:p>$0.00</text:p>
          </table:table-cell>
          <table:table-cell table:style-name="ce44" table:formula="of:=ROUND([.W4]*1.25;2)" office:value-type="currency" office:currency="USD" office:value="0" calcext:value-type="currency">
            <text:p>$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44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string" office:string-value="" calcext:value-type="error">
            <text:p>#REF!</text:p>
          </table:table-cell>
          <table:table-cell table:style-name="ce41" table:formula="of:=[.R3]" office:value-type="string" office:string-value="" calcext:value-type="error">
            <text:p>#REF!</text:p>
          </table:table-cell>
          <table:table-cell table:style-name="ce41" table:formula="of:=[.S3]" office:value-type="string" office:string-value="" calcext:value-type="error">
            <text:p>#REF!</text:p>
          </table:table-cell>
          <table:table-cell table:style-name="ce41" table:formula="of:=[.T3]" office:value-type="string" office:string-value="" calcext:value-type="error">
            <text:p>#REF!</text:p>
          </table:table-cell>
          <table:table-cell table:style-name="ce41" table:formula="of:=[.U3]" office:value-type="string" office:string-value="" calcext:value-type="error">
            <text:p>#REF!</text:p>
          </table:table-cell>
          <table:table-cell table:style-name="ce41" table:formula="of:=[.V3]" office:value-type="string" office:string-value="" calcext:value-type="error">
            <text:p>#REF!</text:p>
          </table:table-cell>
          <table:table-cell table:style-name="ce41" table:formula="of:=[.W3]" office:value-type="string" office:string-value="" calcext:value-type="error">
            <text:p>#REF!</text:p>
          </table:table-cell>
          <table:table-cell table:style-name="ce41" table:formula="of:=[.X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string" office:string-value="" calcext:value-type="error">
            <text:p>#REF!</text:p>
          </table:table-cell>
          <table:table-cell table:style-name="ce41" table:formula="of:=SUM([.R7:.R9])" office:value-type="string" office:string-value="" calcext:value-type="error">
            <text:p>#REF!</text:p>
          </table:table-cell>
          <table:table-cell table:style-name="ce41" table:formula="of:=SUM([.S7:.S9])" office:value-type="string" office:string-value="" calcext:value-type="error">
            <text:p>#REF!</text:p>
          </table:table-cell>
          <table:table-cell table:style-name="ce41" table:formula="of:=SUM([.T7:.T9])" office:value-type="string" office:string-value="" calcext:value-type="error">
            <text:p>#REF!</text:p>
          </table:table-cell>
          <table:table-cell table:style-name="ce41" table:formula="of:=SUM([.U7:.U9])" office:value-type="string" office:string-value="" calcext:value-type="error">
            <text:p>#REF!</text:p>
          </table:table-cell>
          <table:table-cell table:style-name="ce41" table:formula="of:=SUM([.V7:.V9])" office:value-type="string" office:string-value="" calcext:value-type="error">
            <text:p>#REF!</text:p>
          </table:table-cell>
          <table:table-cell table:style-name="ce41" table:formula="of:=SUM([.W7:.W9])" office:value-type="string" office:string-value="" calcext:value-type="error">
            <text:p>#REF!</text:p>
          </table:table-cell>
          <table:table-cell table:style-name="ce41" table:formula="of:=SUM([.X7:.X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string" office:string-value="" calcext:value-type="error">
            <text:p>#REF!</text:p>
          </table:table-cell>
          <table:table-cell table:style-name="ce41" table:formula="of:=[.R10]-[.R11]" office:value-type="string" office:string-value="" calcext:value-type="error">
            <text:p>#REF!</text:p>
          </table:table-cell>
          <table:table-cell table:style-name="ce41" table:formula="of:=[.S10]-[.S11]" office:value-type="string" office:string-value="" calcext:value-type="error">
            <text:p>#REF!</text:p>
          </table:table-cell>
          <table:table-cell table:style-name="ce41" table:formula="of:=[.T10]-[.T11]" office:value-type="string" office:string-value="" calcext:value-type="error">
            <text:p>#REF!</text:p>
          </table:table-cell>
          <table:table-cell table:style-name="ce41" table:formula="of:=[.U10]-[.U11]" office:value-type="string" office:string-value="" calcext:value-type="error">
            <text:p>#REF!</text:p>
          </table:table-cell>
          <table:table-cell table:style-name="ce41" table:formula="of:=[.V10]-[.V11]" office:value-type="string" office:string-value="" calcext:value-type="error">
            <text:p>#REF!</text:p>
          </table:table-cell>
          <table:table-cell table:style-name="ce41" table:formula="of:=[.W10]-[.W11]" office:value-type="string" office:string-value="" calcext:value-type="error">
            <text:p>#REF!</text:p>
          </table:table-cell>
          <table:table-cell table:style-name="ce41" table:formula="of:=[.X10]-[.X11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" calcext:value-type="error">
            <text:p>#REF!</text:p>
          </table:table-cell>
          <table:table-cell table:style-name="ce41" table:formula="of:=IF([.R13]&lt;[.R12];&quot;YES&quot;;&quot;NO&quot;)" office:value-type="string" office:string-value="" calcext:value-type="error">
            <text:p>#REF!</text:p>
          </table:table-cell>
          <table:table-cell table:style-name="ce41" table:formula="of:=IF([.S13]&lt;[.S12];&quot;YES&quot;;&quot;NO&quot;)" office:value-type="string" office:string-value="" calcext:value-type="error">
            <text:p>#REF!</text:p>
          </table:table-cell>
          <table:table-cell table:style-name="ce41" table:formula="of:=IF([.T13]&lt;[.T12];&quot;YES&quot;;&quot;NO&quot;)" office:value-type="string" office:string-value="" calcext:value-type="error">
            <text:p>#REF!</text:p>
          </table:table-cell>
          <table:table-cell table:style-name="ce41" table:formula="of:=IF([.U13]&lt;[.U12];&quot;YES&quot;;&quot;NO&quot;)" office:value-type="string" office:string-value="" calcext:value-type="error">
            <text:p>#REF!</text:p>
          </table:table-cell>
          <table:table-cell table:style-name="ce41" table:formula="of:=IF([.V13]&lt;[.V12];&quot;YES&quot;;&quot;NO&quot;)" office:value-type="string" office:string-value="" calcext:value-type="error">
            <text:p>#REF!</text:p>
          </table:table-cell>
          <table:table-cell table:style-name="ce41" table:formula="of:=IF([.W13]&lt;[.W12];&quot;YES&quot;;&quot;NO&quot;)" office:value-type="string" office:string-value="" calcext:value-type="error">
            <text:p>#REF!</text:p>
          </table:table-cell>
          <table:table-cell table:style-name="ce41" table:formula="of:=IF([.X13]&lt;[.X12];&quot;YES&quot;;&quot;NO&quot;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string" office:string-value="" calcext:value-type="error">
            <text:p>#REF!</text:p>
          </table:table-cell>
          <table:table-cell table:style-name="ce41" table:formula="of:=[.R12]-[.R13]" office:value-type="string" office:string-value="" calcext:value-type="error">
            <text:p>#REF!</text:p>
          </table:table-cell>
          <table:table-cell table:style-name="ce41" table:formula="of:=[.S12]-[.S13]" office:value-type="string" office:string-value="" calcext:value-type="error">
            <text:p>#REF!</text:p>
          </table:table-cell>
          <table:table-cell table:style-name="ce41" table:formula="of:=[.T12]-[.T13]" office:value-type="string" office:string-value="" calcext:value-type="error">
            <text:p>#REF!</text:p>
          </table:table-cell>
          <table:table-cell table:style-name="ce41" table:formula="of:=[.U12]-[.U13]" office:value-type="string" office:string-value="" calcext:value-type="error">
            <text:p>#REF!</text:p>
          </table:table-cell>
          <table:table-cell table:style-name="ce41" table:formula="of:=[.V12]-[.V13]" office:value-type="string" office:string-value="" calcext:value-type="error">
            <text:p>#REF!</text:p>
          </table:table-cell>
          <table:table-cell table:style-name="ce41" table:formula="of:=[.W12]-[.W13]" office:value-type="string" office:string-value="" calcext:value-type="error">
            <text:p>#REF!</text:p>
          </table:table-cell>
          <table:table-cell table:style-name="ce41" table:formula="of:=[.X12]-[.X1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string" office:string-value="" calcext:value-type="error">
            <text:p>#REF!</text:p>
          </table:table-cell>
          <table:table-cell table:style-name="ce41" table:formula="of:=MAX(0;[.R15]-[.R16])" office:value-type="string" office:string-value="" calcext:value-type="error">
            <text:p>#REF!</text:p>
          </table:table-cell>
          <table:table-cell table:style-name="ce41" table:formula="of:=MAX(0;[.S15]-[.S16])" office:value-type="string" office:string-value="" calcext:value-type="error">
            <text:p>#REF!</text:p>
          </table:table-cell>
          <table:table-cell table:style-name="ce41" table:formula="of:=MAX(0;[.T15]-[.T16])" office:value-type="string" office:string-value="" calcext:value-type="error">
            <text:p>#REF!</text:p>
          </table:table-cell>
          <table:table-cell table:style-name="ce41" table:formula="of:=MAX(0;[.U15]-[.U16])" office:value-type="string" office:string-value="" calcext:value-type="error">
            <text:p>#REF!</text:p>
          </table:table-cell>
          <table:table-cell table:style-name="ce41" table:formula="of:=MAX(0;[.V15]-[.V16])" office:value-type="string" office:string-value="" calcext:value-type="error">
            <text:p>#REF!</text:p>
          </table:table-cell>
          <table:table-cell table:style-name="ce41" table:formula="of:=MAX(0;[.W15]-[.W16])" office:value-type="string" office:string-value="" calcext:value-type="error">
            <text:p>#REF!</text:p>
          </table:table-cell>
          <table:table-cell table:style-name="ce41" table:formula="of:=MAX(0;[.X15]-[.X16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string" office:string-value="" calcext:value-type="error">
            <text:p>#REF!</text:p>
          </table:table-cell>
          <table:table-cell table:style-name="ce41" table:formula="of:=IF([.R16]&lt;[.R15];[.R16];[.R15])" office:value-type="string" office:string-value="" calcext:value-type="error">
            <text:p>#REF!</text:p>
          </table:table-cell>
          <table:table-cell table:style-name="ce41" table:formula="of:=IF([.S16]&lt;[.S15];[.S16];[.S15])" office:value-type="string" office:string-value="" calcext:value-type="error">
            <text:p>#REF!</text:p>
          </table:table-cell>
          <table:table-cell table:style-name="ce41" table:formula="of:=IF([.T16]&lt;[.T15];[.T16];[.T15])" office:value-type="string" office:string-value="" calcext:value-type="error">
            <text:p>#REF!</text:p>
          </table:table-cell>
          <table:table-cell table:style-name="ce41" table:formula="of:=IF([.U16]&lt;[.U15];[.U16];[.U15])" office:value-type="string" office:string-value="" calcext:value-type="error">
            <text:p>#REF!</text:p>
          </table:table-cell>
          <table:table-cell table:style-name="ce41" table:formula="of:=IF([.V16]&lt;[.V15];[.V16];[.V15])" office:value-type="string" office:string-value="" calcext:value-type="error">
            <text:p>#REF!</text:p>
          </table:table-cell>
          <table:table-cell table:style-name="ce41" table:formula="of:=IF([.W16]&lt;[.W15];[.W16];[.W15])" office:value-type="string" office:string-value="" calcext:value-type="error">
            <text:p>#REF!</text:p>
          </table:table-cell>
          <table:table-cell table:style-name="ce41" table:formula="of:=IF([.X16]&lt;[.X15];[.X16];[.X15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string" office:string-value="" calcext:value-type="error">
            <text:p>#REF!</text:p>
          </table:table-cell>
          <table:table-cell table:style-name="ce41" table:formula="of:=[.R18]/2" office:value-type="string" office:string-value="" calcext:value-type="error">
            <text:p>#REF!</text:p>
          </table:table-cell>
          <table:table-cell table:style-name="ce41" table:formula="of:=[.S18]/2" office:value-type="string" office:string-value="" calcext:value-type="error">
            <text:p>#REF!</text:p>
          </table:table-cell>
          <table:table-cell table:style-name="ce41" table:formula="of:=[.T18]/2" office:value-type="string" office:string-value="" calcext:value-type="error">
            <text:p>#REF!</text:p>
          </table:table-cell>
          <table:table-cell table:style-name="ce41" table:formula="of:=[.U18]/2" office:value-type="string" office:string-value="" calcext:value-type="error">
            <text:p>#REF!</text:p>
          </table:table-cell>
          <table:table-cell table:style-name="ce41" table:formula="of:=[.V18]/2" office:value-type="string" office:string-value="" calcext:value-type="error">
            <text:p>#REF!</text:p>
          </table:table-cell>
          <table:table-cell table:style-name="ce41" table:formula="of:=[.W18]/2" office:value-type="string" office:string-value="" calcext:value-type="error">
            <text:p>#REF!</text:p>
          </table:table-cell>
          <table:table-cell table:style-name="ce41" table:formula="of:=[.X18]/2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string" office:string-value="" calcext:value-type="error">
            <text:p>#REF!</text:p>
          </table:table-cell>
          <table:table-cell table:style-name="ce41" table:formula="of:=IF([.R7]&lt;[.R19];[.R7];[.R19])" office:value-type="string" office:string-value="" calcext:value-type="error">
            <text:p>#REF!</text:p>
          </table:table-cell>
          <table:table-cell table:style-name="ce41" table:formula="of:=IF([.S7]&lt;[.S19];[.S7];[.S19])" office:value-type="string" office:string-value="" calcext:value-type="error">
            <text:p>#REF!</text:p>
          </table:table-cell>
          <table:table-cell table:style-name="ce41" table:formula="of:=IF([.T7]&lt;[.T19];[.T7];[.T19])" office:value-type="string" office:string-value="" calcext:value-type="error">
            <text:p>#REF!</text:p>
          </table:table-cell>
          <table:table-cell table:style-name="ce41" table:formula="of:=IF([.U7]&lt;[.U19];[.U7];[.U19])" office:value-type="string" office:string-value="" calcext:value-type="error">
            <text:p>#REF!</text:p>
          </table:table-cell>
          <table:table-cell table:style-name="ce41" table:formula="of:=IF([.V7]&lt;[.V19];[.V7];[.V19])" office:value-type="string" office:string-value="" calcext:value-type="error">
            <text:p>#REF!</text:p>
          </table:table-cell>
          <table:table-cell table:style-name="ce41" table:formula="of:=IF([.W7]&lt;[.W19];[.W7];[.W19])" office:value-type="string" office:string-value="" calcext:value-type="error">
            <text:p>#REF!</text:p>
          </table:table-cell>
          <table:table-cell table:style-name="ce41" table:formula="of:=IF([.X7]&lt;[.X19];[.X7];[.X1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string" office:string-value="" calcext:value-type="error">
            <text:p>#REF!</text:p>
          </table:table-cell>
          <table:table-cell table:style-name="ce41" table:formula="of:=[.R17]*0.85" office:value-type="string" office:string-value="" calcext:value-type="error">
            <text:p>#REF!</text:p>
          </table:table-cell>
          <table:table-cell table:style-name="ce41" table:formula="of:=[.S17]*0.85" office:value-type="string" office:string-value="" calcext:value-type="error">
            <text:p>#REF!</text:p>
          </table:table-cell>
          <table:table-cell table:style-name="ce41" table:formula="of:=[.T17]*0.85" office:value-type="string" office:string-value="" calcext:value-type="error">
            <text:p>#REF!</text:p>
          </table:table-cell>
          <table:table-cell table:style-name="ce41" table:formula="of:=[.U17]*0.85" office:value-type="string" office:string-value="" calcext:value-type="error">
            <text:p>#REF!</text:p>
          </table:table-cell>
          <table:table-cell table:style-name="ce41" table:formula="of:=[.V17]*0.85" office:value-type="string" office:string-value="" calcext:value-type="error">
            <text:p>#REF!</text:p>
          </table:table-cell>
          <table:table-cell table:style-name="ce41" table:formula="of:=[.W17]*0.85" office:value-type="string" office:string-value="" calcext:value-type="error">
            <text:p>#REF!</text:p>
          </table:table-cell>
          <table:table-cell table:style-name="ce41" table:formula="of:=[.X17]*0.85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string" office:string-value="" calcext:value-type="error">
            <text:p>#REF!</text:p>
          </table:table-cell>
          <table:table-cell table:style-name="ce41" table:formula="of:=[.R21]+[.R20]" office:value-type="string" office:string-value="" calcext:value-type="error">
            <text:p>#REF!</text:p>
          </table:table-cell>
          <table:table-cell table:style-name="ce41" table:formula="of:=[.S21]+[.S20]" office:value-type="string" office:string-value="" calcext:value-type="error">
            <text:p>#REF!</text:p>
          </table:table-cell>
          <table:table-cell table:style-name="ce41" table:formula="of:=[.T21]+[.T20]" office:value-type="string" office:string-value="" calcext:value-type="error">
            <text:p>#REF!</text:p>
          </table:table-cell>
          <table:table-cell table:style-name="ce41" table:formula="of:=[.U21]+[.U20]" office:value-type="string" office:string-value="" calcext:value-type="error">
            <text:p>#REF!</text:p>
          </table:table-cell>
          <table:table-cell table:style-name="ce41" table:formula="of:=[.V21]+[.V20]" office:value-type="string" office:string-value="" calcext:value-type="error">
            <text:p>#REF!</text:p>
          </table:table-cell>
          <table:table-cell table:style-name="ce41" table:formula="of:=[.W21]+[.W20]" office:value-type="string" office:string-value="" calcext:value-type="error">
            <text:p>#REF!</text:p>
          </table:table-cell>
          <table:table-cell table:style-name="ce41" table:formula="of:=[.X21]+[.X20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string" office:string-value="" calcext:value-type="error">
            <text:p>#REF!</text:p>
          </table:table-cell>
          <table:table-cell table:style-name="ce41" table:formula="of:=IF([.R22]&lt;[.R23];[.R22];[.R23])" office:value-type="string" office:string-value="" calcext:value-type="error">
            <text:p>#REF!</text:p>
          </table:table-cell>
          <table:table-cell table:style-name="ce41" table:formula="of:=IF([.S22]&lt;[.S23];[.S22];[.S23])" office:value-type="string" office:string-value="" calcext:value-type="error">
            <text:p>#REF!</text:p>
          </table:table-cell>
          <table:table-cell table:style-name="ce41" table:formula="of:=IF([.T22]&lt;[.T23];[.T22];[.T23])" office:value-type="string" office:string-value="" calcext:value-type="error">
            <text:p>#REF!</text:p>
          </table:table-cell>
          <table:table-cell table:style-name="ce41" table:formula="of:=IF([.U22]&lt;[.U23];[.U22];[.U23])" office:value-type="string" office:string-value="" calcext:value-type="error">
            <text:p>#REF!</text:p>
          </table:table-cell>
          <table:table-cell table:style-name="ce41" table:formula="of:=IF([.V22]&lt;[.V23];[.V22];[.V23])" office:value-type="string" office:string-value="" calcext:value-type="error">
            <text:p>#REF!</text:p>
          </table:table-cell>
          <table:table-cell table:style-name="ce41" table:formula="of:=IF([.W22]&lt;[.W23];[.W22];[.W23])" office:value-type="string" office:string-value="" calcext:value-type="error">
            <text:p>#REF!</text:p>
          </table:table-cell>
          <table:table-cell table:style-name="ce41" table:formula="of:=IF([.X22]&lt;[.X23];[.X22];[.X23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string" office:string-value="" calcext:value-type="error">
            <text:p>#REF!</text:p>
          </table:table-cell>
          <table:table-cell table:style-name="ce41" table:formula="of:=IF([.R14]=&quot;NO&quot;;0;[.R24])" office:value-type="string" office:string-value="" calcext:value-type="error">
            <text:p>#REF!</text:p>
          </table:table-cell>
          <table:table-cell table:style-name="ce41" table:formula="of:=IF([.S14]=&quot;NO&quot;;0;[.S24])" office:value-type="string" office:string-value="" calcext:value-type="error">
            <text:p>#REF!</text:p>
          </table:table-cell>
          <table:table-cell table:style-name="ce41" table:formula="of:=IF([.T14]=&quot;NO&quot;;0;[.T24])" office:value-type="string" office:string-value="" calcext:value-type="error">
            <text:p>#REF!</text:p>
          </table:table-cell>
          <table:table-cell table:style-name="ce41" table:formula="of:=IF([.U14]=&quot;NO&quot;;0;[.U24])" office:value-type="string" office:string-value="" calcext:value-type="error">
            <text:p>#REF!</text:p>
          </table:table-cell>
          <table:table-cell table:style-name="ce41" table:formula="of:=IF([.V14]=&quot;NO&quot;;0;[.V24])" office:value-type="string" office:string-value="" calcext:value-type="error">
            <text:p>#REF!</text:p>
          </table:table-cell>
          <table:table-cell table:style-name="ce41" table:formula="of:=IF([.W14]=&quot;NO&quot;;0;[.W24])" office:value-type="string" office:string-value="" calcext:value-type="error">
            <text:p>#REF!</text:p>
          </table:table-cell>
          <table:table-cell table:style-name="ce41" table:formula="of:=IF([.X14]=&quot;NO&quot;;0;[.X24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20T17:48:53.098652445</dc:date>
    <meta:editing-duration>PT1H23M56S</meta:editing-duration>
    <meta:editing-cycles>13</meta:editing-cycles>
    <meta:document-statistic meta:table-count="8" meta:cell-count="6000" meta:object-count="0"/>
  </office:meta>
</office:document-meta>
</file>